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paragraph-rsid="00a639f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9" style:family="paragraph" style:parent-style-name="Standard">
      <style:text-properties officeooo:rsid="0015f1ff" officeooo:paragraph-rsid="0015f1ff"/>
    </style:style>
    <style:style style:name="P90" style:family="paragraph" style:parent-style-name="Standard">
      <style:text-properties officeooo:rsid="0015f1ff" officeooo:paragraph-rsid="009c1b54"/>
    </style:style>
    <style:style style:name="P91" style:family="paragraph" style:parent-style-name="Standard">
      <style:text-properties officeooo:rsid="0015f1ff" officeooo:paragraph-rsid="0013268f"/>
    </style:style>
    <style:style style:name="P92" style:family="paragraph" style:parent-style-name="Standard">
      <style:text-properties officeooo:rsid="0015f1ff" officeooo:paragraph-rsid="00c0d7c6"/>
    </style:style>
    <style:style style:name="P93" style:family="paragraph" style:parent-style-name="Standard">
      <style:text-properties officeooo:rsid="0019f535" officeooo:paragraph-rsid="0019f535"/>
    </style:style>
    <style:style style:name="P94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1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17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70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71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83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85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9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03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25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29" style:family="paragraph" style:parent-style-name="Standard">
      <style:text-properties officeooo:rsid="0033fbdf" officeooo:paragraph-rsid="0033fbdf"/>
    </style:style>
    <style:style style:name="P230" style:family="paragraph" style:parent-style-name="Standard">
      <style:text-properties officeooo:rsid="0034ed8b" officeooo:paragraph-rsid="0106c767"/>
    </style:style>
    <style:style style:name="P231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32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33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34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35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36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38" style:family="paragraph" style:parent-style-name="Standard">
      <style:text-properties officeooo:rsid="0012a0dc" officeooo:paragraph-rsid="0012a0dc"/>
    </style:style>
    <style:style style:name="P239" style:family="paragraph" style:parent-style-name="Standard">
      <style:text-properties officeooo:paragraph-rsid="003eeb50"/>
    </style:style>
    <style:style style:name="P240" style:family="paragraph" style:parent-style-name="Standard">
      <style:text-properties officeooo:rsid="00205d85" officeooo:paragraph-rsid="005f7223"/>
    </style:style>
    <style:style style:name="P241" style:family="paragraph" style:parent-style-name="Standard">
      <style:text-properties officeooo:rsid="002436f5" officeooo:paragraph-rsid="00ed9297"/>
    </style:style>
    <style:style style:name="P242" style:family="paragraph" style:parent-style-name="Standard">
      <style:text-properties officeooo:rsid="0056d959" officeooo:paragraph-rsid="0056d959"/>
    </style:style>
    <style:style style:name="P243" style:family="paragraph" style:parent-style-name="Standard">
      <style:paragraph-properties fo:line-height="150%"/>
      <style:text-properties officeooo:paragraph-rsid="0013268f"/>
    </style:style>
    <style:style style:name="P244" style:family="paragraph" style:parent-style-name="Standard">
      <style:paragraph-properties fo:line-height="150%"/>
      <style:text-properties officeooo:paragraph-rsid="0040eb9d"/>
    </style:style>
    <style:style style:name="P245" style:family="paragraph" style:parent-style-name="Standard">
      <style:paragraph-properties fo:line-height="150%"/>
      <style:text-properties officeooo:paragraph-rsid="0045286d"/>
    </style:style>
    <style:style style:name="P246" style:family="paragraph" style:parent-style-name="Standard">
      <style:paragraph-properties fo:line-height="150%"/>
      <style:text-properties officeooo:paragraph-rsid="00c6421c"/>
    </style:style>
    <style:style style:name="P247" style:family="paragraph" style:parent-style-name="Standard">
      <style:paragraph-properties fo:line-height="150%"/>
      <style:text-properties officeooo:paragraph-rsid="00fde6f2"/>
    </style:style>
    <style:style style:name="P248" style:family="paragraph" style:parent-style-name="Standard">
      <style:paragraph-properties fo:line-height="150%"/>
      <style:text-properties officeooo:paragraph-rsid="0106c767"/>
    </style:style>
    <style:style style:name="P249" style:family="paragraph" style:parent-style-name="Standard">
      <style:paragraph-properties fo:line-height="150%"/>
      <style:text-properties officeooo:paragraph-rsid="01851c1f"/>
    </style:style>
    <style:style style:name="P250" style:family="paragraph" style:parent-style-name="Standard">
      <style:paragraph-properties fo:line-height="150%"/>
      <style:text-properties officeooo:paragraph-rsid="01d80854"/>
    </style:style>
    <style:style style:name="P251" style:family="paragraph" style:parent-style-name="Standard">
      <style:paragraph-properties fo:line-height="150%"/>
      <style:text-properties officeooo:paragraph-rsid="020068b3"/>
    </style:style>
    <style:style style:name="P252" style:family="paragraph" style:parent-style-name="Standard">
      <style:paragraph-properties fo:line-height="150%"/>
      <style:text-properties officeooo:paragraph-rsid="025c0f22"/>
    </style:style>
    <style:style style:name="P253" style:family="paragraph" style:parent-style-name="Standard">
      <style:paragraph-properties fo:line-height="150%"/>
      <style:text-properties officeooo:paragraph-rsid="0265f14b"/>
    </style:style>
    <style:style style:name="P254" style:family="paragraph" style:parent-style-name="Standard">
      <style:text-properties officeooo:paragraph-rsid="0071f6b3"/>
    </style:style>
    <style:style style:name="P255" style:family="paragraph" style:parent-style-name="Standard">
      <style:text-properties officeooo:paragraph-rsid="006a9ead"/>
    </style:style>
    <style:style style:name="P256" style:family="paragraph" style:parent-style-name="Standard">
      <style:text-properties officeooo:paragraph-rsid="007b744f"/>
    </style:style>
    <style:style style:name="P257" style:family="paragraph" style:parent-style-name="Standard">
      <style:text-properties officeooo:paragraph-rsid="007f9b5f"/>
    </style:style>
    <style:style style:name="P258" style:family="paragraph" style:parent-style-name="Standard">
      <style:text-properties officeooo:paragraph-rsid="00883289"/>
    </style:style>
    <style:style style:name="P259" style:family="paragraph" style:parent-style-name="Standard">
      <style:text-properties officeooo:paragraph-rsid="00885557"/>
    </style:style>
    <style:style style:name="P260" style:family="paragraph" style:parent-style-name="Standard">
      <style:text-properties officeooo:rsid="008872eb" officeooo:paragraph-rsid="008872eb"/>
    </style:style>
    <style:style style:name="P261" style:family="paragraph" style:parent-style-name="Standard">
      <style:text-properties officeooo:paragraph-rsid="008d7148"/>
    </style:style>
    <style:style style:name="P262" style:family="paragraph" style:parent-style-name="Standard">
      <style:text-properties officeooo:paragraph-rsid="009622c6"/>
    </style:style>
    <style:style style:name="P263" style:family="paragraph" style:parent-style-name="Standard">
      <style:text-properties officeooo:paragraph-rsid="009af966"/>
    </style:style>
    <style:style style:name="P264" style:family="paragraph" style:parent-style-name="Standard">
      <style:text-properties officeooo:paragraph-rsid="00a75993"/>
    </style:style>
    <style:style style:name="P265" style:family="paragraph" style:parent-style-name="Standard">
      <style:text-properties officeooo:rsid="003eeb50" officeooo:paragraph-rsid="00ac1d69"/>
    </style:style>
    <style:style style:name="P266" style:family="paragraph" style:parent-style-name="Standard">
      <style:text-properties officeooo:paragraph-rsid="00b6be7d"/>
    </style:style>
    <style:style style:name="P267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68" style:family="paragraph" style:parent-style-name="Standard">
      <style:text-properties style:use-window-font-color="true" officeooo:paragraph-rsid="00c0d7c6"/>
    </style:style>
    <style:style style:name="P269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70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71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72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75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76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77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78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79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80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81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284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285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b5506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00b58e" style:font-style-asian="italic" style:font-weight-asian="normal" style:font-style-complex="italic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417" style:family="paragraph" style:parent-style-name="Standard">
      <style:text-properties officeooo:paragraph-rsid="00ba4170"/>
    </style:style>
    <style:style style:name="P418" style:family="paragraph" style:parent-style-name="Standard">
      <style:text-properties officeooo:paragraph-rsid="00bbbf73"/>
    </style:style>
    <style:style style:name="P419" style:family="paragraph" style:parent-style-name="Standard">
      <style:text-properties officeooo:rsid="00bd11a0" officeooo:paragraph-rsid="00bd11a0"/>
    </style:style>
    <style:style style:name="P420" style:family="paragraph" style:parent-style-name="Standard">
      <style:text-properties officeooo:rsid="00beb82f" officeooo:paragraph-rsid="00beb82f"/>
    </style:style>
    <style:style style:name="P421" style:family="paragraph" style:parent-style-name="Standard">
      <style:text-properties officeooo:paragraph-rsid="00beb82f"/>
    </style:style>
    <style:style style:name="P422" style:family="paragraph" style:parent-style-name="Standard">
      <style:text-properties officeooo:rsid="00c0d7c6" officeooo:paragraph-rsid="00c0d7c6"/>
    </style:style>
    <style:style style:name="P423" style:family="paragraph" style:parent-style-name="Standard">
      <style:text-properties officeooo:paragraph-rsid="008dd7a7"/>
    </style:style>
    <style:style style:name="P424" style:family="paragraph" style:parent-style-name="Standard">
      <style:text-properties officeooo:rsid="005521a3" officeooo:paragraph-rsid="005521a3"/>
    </style:style>
    <style:style style:name="P425" style:family="paragraph" style:parent-style-name="Standard">
      <style:text-properties officeooo:paragraph-rsid="00d2fc06"/>
    </style:style>
    <style:style style:name="P426" style:family="paragraph" style:parent-style-name="Standard">
      <style:paragraph-properties fo:line-height="150%"/>
      <style:text-properties officeooo:rsid="00d5826a" officeooo:paragraph-rsid="00d5826a"/>
    </style:style>
    <style:style style:name="P427" style:family="paragraph" style:parent-style-name="Standard">
      <style:text-properties officeooo:paragraph-rsid="00d77d7d"/>
    </style:style>
    <style:style style:name="P428" style:family="paragraph" style:parent-style-name="Standard">
      <style:text-properties officeooo:rsid="00d9c9e4" officeooo:paragraph-rsid="00d9c9e4"/>
    </style:style>
    <style:style style:name="P429" style:family="paragraph" style:parent-style-name="Standard">
      <style:text-properties officeooo:paragraph-rsid="00e4290b"/>
    </style:style>
    <style:style style:name="P430" style:family="paragraph" style:parent-style-name="Standard">
      <style:text-properties officeooo:paragraph-rsid="00e5f586"/>
    </style:style>
    <style:style style:name="P431" style:family="paragraph" style:parent-style-name="Standard">
      <style:text-properties officeooo:paragraph-rsid="00eb50e0"/>
    </style:style>
    <style:style style:name="P432" style:family="paragraph" style:parent-style-name="Standard">
      <style:paragraph-properties fo:line-height="150%"/>
      <style:text-properties officeooo:rsid="00f2503e" officeooo:paragraph-rsid="00f2503e"/>
    </style:style>
    <style:style style:name="P433" style:family="paragraph" style:parent-style-name="Standard">
      <style:text-properties officeooo:rsid="00f2503e" officeooo:paragraph-rsid="01222be5"/>
    </style:style>
    <style:style style:name="P434" style:family="paragraph" style:parent-style-name="Standard">
      <style:text-properties officeooo:rsid="00d1487d" officeooo:paragraph-rsid="00d2fc06"/>
    </style:style>
    <style:style style:name="P435" style:family="paragraph" style:parent-style-name="Standard">
      <style:text-properties officeooo:paragraph-rsid="00f5260b"/>
    </style:style>
    <style:style style:name="P436" style:family="paragraph" style:parent-style-name="Standard">
      <style:text-properties officeooo:paragraph-rsid="00fecca9"/>
    </style:style>
    <style:style style:name="P437" style:family="paragraph" style:parent-style-name="Standard">
      <style:text-properties officeooo:paragraph-rsid="00c0d7c6"/>
    </style:style>
    <style:style style:name="P438" style:family="paragraph" style:parent-style-name="Standard">
      <style:text-properties officeooo:paragraph-rsid="010c486e"/>
    </style:style>
    <style:style style:name="P439" style:family="paragraph" style:parent-style-name="Standard">
      <style:text-properties officeooo:paragraph-rsid="00367935"/>
    </style:style>
    <style:style style:name="P440" style:family="paragraph" style:parent-style-name="Standard">
      <style:text-properties officeooo:paragraph-rsid="011fc384"/>
    </style:style>
    <style:style style:name="P441" style:family="paragraph" style:parent-style-name="Standard">
      <style:text-properties officeooo:paragraph-rsid="0122678f"/>
    </style:style>
    <style:style style:name="P442" style:family="paragraph" style:parent-style-name="Standard">
      <style:text-properties officeooo:paragraph-rsid="012dfde8"/>
    </style:style>
    <style:style style:name="P443" style:family="paragraph" style:parent-style-name="Standard">
      <style:text-properties officeooo:paragraph-rsid="0130fd48"/>
    </style:style>
    <style:style style:name="P444" style:family="paragraph" style:parent-style-name="Standard">
      <style:text-properties officeooo:paragraph-rsid="013282b3"/>
    </style:style>
    <style:style style:name="P445" style:family="paragraph" style:parent-style-name="Standard">
      <style:text-properties officeooo:paragraph-rsid="013f3c54"/>
    </style:style>
    <style:style style:name="P446" style:family="paragraph" style:parent-style-name="Standard">
      <style:text-properties officeooo:paragraph-rsid="0152f194"/>
    </style:style>
    <style:style style:name="P447" style:family="paragraph" style:parent-style-name="Standard">
      <style:text-properties officeooo:paragraph-rsid="0150aafa"/>
    </style:style>
    <style:style style:name="P448" style:family="paragraph" style:parent-style-name="Standard">
      <style:paragraph-properties fo:line-height="100%"/>
      <style:text-properties officeooo:paragraph-rsid="016aa5ac"/>
    </style:style>
    <style:style style:name="P449" style:family="paragraph" style:parent-style-name="Standard">
      <style:paragraph-properties fo:line-height="100%"/>
      <style:text-properties officeooo:paragraph-rsid="016d2800"/>
    </style:style>
    <style:style style:name="P450" style:family="paragraph" style:parent-style-name="Standard">
      <style:paragraph-properties fo:line-height="100%"/>
      <style:text-properties officeooo:paragraph-rsid="0171553b"/>
    </style:style>
    <style:style style:name="P451" style:family="paragraph" style:parent-style-name="Standard">
      <style:paragraph-properties fo:line-height="100%"/>
      <style:text-properties officeooo:paragraph-rsid="0176ee1b"/>
    </style:style>
    <style:style style:name="P452" style:family="paragraph" style:parent-style-name="Standard">
      <style:paragraph-properties fo:line-height="100%"/>
      <style:text-properties officeooo:paragraph-rsid="017941db"/>
    </style:style>
    <style:style style:name="P453" style:family="paragraph" style:parent-style-name="Standard">
      <style:paragraph-properties fo:line-height="100%"/>
      <style:text-properties officeooo:paragraph-rsid="017a7161"/>
    </style:style>
    <style:style style:name="P454" style:family="paragraph" style:parent-style-name="Standard">
      <style:paragraph-properties fo:line-height="100%"/>
      <style:text-properties officeooo:paragraph-rsid="018105ab"/>
    </style:style>
    <style:style style:name="P455" style:family="paragraph" style:parent-style-name="Standard">
      <style:paragraph-properties fo:line-height="100%"/>
      <style:text-properties officeooo:paragraph-rsid="01851c1f"/>
    </style:style>
    <style:style style:name="P456" style:family="paragraph" style:parent-style-name="Standard">
      <style:paragraph-properties fo:line-height="100%"/>
      <style:text-properties officeooo:paragraph-rsid="01aaba73"/>
    </style:style>
    <style:style style:name="P457" style:family="paragraph" style:parent-style-name="Standard">
      <style:paragraph-properties fo:line-height="100%"/>
      <style:text-properties officeooo:paragraph-rsid="01abda5f"/>
    </style:style>
    <style:style style:name="P458" style:family="paragraph" style:parent-style-name="Standard">
      <style:paragraph-properties fo:line-height="100%"/>
      <style:text-properties officeooo:paragraph-rsid="01cb0c6f"/>
    </style:style>
    <style:style style:name="P459" style:family="paragraph" style:parent-style-name="Standard">
      <style:paragraph-properties fo:line-height="100%"/>
      <style:text-properties officeooo:paragraph-rsid="01d3aa7e"/>
    </style:style>
    <style:style style:name="P460" style:family="paragraph" style:parent-style-name="Standard">
      <style:paragraph-properties fo:line-height="100%"/>
      <style:text-properties officeooo:paragraph-rsid="01e2b86d"/>
    </style:style>
    <style:style style:name="P461" style:family="paragraph" style:parent-style-name="Standard">
      <style:paragraph-properties fo:line-height="100%"/>
      <style:text-properties officeooo:paragraph-rsid="01e7ea9a"/>
    </style:style>
    <style:style style:name="P462" style:family="paragraph" style:parent-style-name="Standard">
      <style:paragraph-properties fo:line-height="100%"/>
      <style:text-properties officeooo:paragraph-rsid="01f79ca2"/>
    </style:style>
    <style:style style:name="P463" style:family="paragraph" style:parent-style-name="Standard">
      <style:paragraph-properties fo:line-height="100%"/>
      <style:text-properties officeooo:paragraph-rsid="020068b3"/>
    </style:style>
    <style:style style:name="P464" style:family="paragraph" style:parent-style-name="Standard">
      <style:paragraph-properties fo:line-height="100%"/>
      <style:text-properties officeooo:paragraph-rsid="0200b58e"/>
    </style:style>
    <style:style style:name="P465" style:family="paragraph" style:parent-style-name="Standard">
      <style:paragraph-properties fo:line-height="100%"/>
      <style:text-properties officeooo:paragraph-rsid="020131ae"/>
    </style:style>
    <style:style style:name="P466" style:family="paragraph" style:parent-style-name="Standard">
      <style:paragraph-properties fo:line-height="100%"/>
      <style:text-properties officeooo:paragraph-rsid="0212a48a"/>
    </style:style>
    <style:style style:name="P467" style:family="paragraph" style:parent-style-name="Standard">
      <style:paragraph-properties fo:line-height="100%"/>
      <style:text-properties officeooo:paragraph-rsid="01d522fe"/>
    </style:style>
    <style:style style:name="P468" style:family="paragraph" style:parent-style-name="Standard">
      <style:paragraph-properties fo:line-height="100%"/>
      <style:text-properties officeooo:paragraph-rsid="021920c6"/>
    </style:style>
    <style:style style:name="P469" style:family="paragraph" style:parent-style-name="Standard">
      <style:paragraph-properties fo:line-height="100%"/>
      <style:text-properties officeooo:paragraph-rsid="021bfb0f"/>
    </style:style>
    <style:style style:name="P470" style:family="paragraph" style:parent-style-name="Standard">
      <style:paragraph-properties fo:line-height="100%"/>
      <style:text-properties officeooo:paragraph-rsid="021d76dd"/>
    </style:style>
    <style:style style:name="P471" style:family="paragraph" style:parent-style-name="Standard">
      <style:paragraph-properties fo:line-height="100%"/>
      <style:text-properties officeooo:paragraph-rsid="01ec8e18"/>
    </style:style>
    <style:style style:name="P472" style:family="paragraph" style:parent-style-name="Standard">
      <style:paragraph-properties fo:line-height="100%"/>
      <style:text-properties officeooo:paragraph-rsid="0221c426"/>
    </style:style>
    <style:style style:name="P473" style:family="paragraph" style:parent-style-name="Standard">
      <style:paragraph-properties fo:line-height="100%"/>
      <style:text-properties officeooo:paragraph-rsid="0221eb79"/>
    </style:style>
    <style:style style:name="P474" style:family="paragraph" style:parent-style-name="Standard">
      <style:paragraph-properties fo:line-height="100%"/>
      <style:text-properties officeooo:paragraph-rsid="0228bd00"/>
    </style:style>
    <style:style style:name="P475" style:family="paragraph" style:parent-style-name="Standard">
      <style:paragraph-properties fo:line-height="100%"/>
      <style:text-properties officeooo:paragraph-rsid="0239e044"/>
    </style:style>
    <style:style style:name="P476" style:family="paragraph" style:parent-style-name="Standard">
      <style:paragraph-properties fo:line-height="100%"/>
      <style:text-properties officeooo:paragraph-rsid="023e217a"/>
    </style:style>
    <style:style style:name="P477" style:family="paragraph" style:parent-style-name="Standard">
      <style:paragraph-properties fo:line-height="100%"/>
      <style:text-properties officeooo:paragraph-rsid="0245c9e7"/>
    </style:style>
    <style:style style:name="P478" style:family="paragraph" style:parent-style-name="Standard">
      <style:paragraph-properties fo:line-height="100%"/>
      <style:text-properties officeooo:paragraph-rsid="0248e2f5"/>
    </style:style>
    <style:style style:name="P479" style:family="paragraph" style:parent-style-name="Standard">
      <style:paragraph-properties fo:line-height="100%"/>
      <style:text-properties officeooo:paragraph-rsid="024c0a42"/>
    </style:style>
    <style:style style:name="P480" style:family="paragraph" style:parent-style-name="Standard">
      <style:paragraph-properties fo:line-height="100%"/>
      <style:text-properties officeooo:paragraph-rsid="024d9b01"/>
    </style:style>
    <style:style style:name="P481" style:family="paragraph" style:parent-style-name="Standard">
      <style:paragraph-properties fo:line-height="100%"/>
      <style:text-properties officeooo:paragraph-rsid="02540cb9"/>
    </style:style>
    <style:style style:name="P482" style:family="paragraph" style:parent-style-name="Standard">
      <style:paragraph-properties fo:line-height="100%"/>
      <style:text-properties officeooo:paragraph-rsid="02656310"/>
    </style:style>
    <style:style style:name="P483" style:family="paragraph" style:parent-style-name="Standard">
      <style:paragraph-properties fo:line-height="100%"/>
      <style:text-properties officeooo:paragraph-rsid="0265f14b"/>
    </style:style>
    <style:style style:name="P484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485" style:family="paragraph" style:parent-style-name="Standard">
      <style:paragraph-properties fo:line-height="100%"/>
      <style:text-properties officeooo:rsid="016b9044" officeooo:paragraph-rsid="016b9044"/>
    </style:style>
    <style:style style:name="P486" style:family="paragraph" style:parent-style-name="Standard">
      <style:paragraph-properties fo:line-height="100%"/>
      <style:text-properties officeooo:rsid="01a2dcc2" officeooo:paragraph-rsid="01a2dcc2"/>
    </style:style>
    <style:style style:name="P487" style:family="paragraph" style:parent-style-name="Standard">
      <style:paragraph-properties fo:line-height="100%"/>
      <style:text-properties officeooo:rsid="01a92b83" officeooo:paragraph-rsid="01abda5f"/>
    </style:style>
    <style:style style:name="P488" style:family="paragraph" style:parent-style-name="Standard">
      <style:paragraph-properties fo:line-height="100%"/>
      <style:text-properties officeooo:rsid="01b78805" officeooo:paragraph-rsid="01b9977e"/>
    </style:style>
    <style:style style:name="P489" style:family="paragraph" style:parent-style-name="Standard">
      <style:paragraph-properties fo:line-height="100%"/>
      <style:text-properties officeooo:rsid="01b78805" officeooo:paragraph-rsid="020d39a8"/>
    </style:style>
    <style:style style:name="P490" style:family="paragraph" style:parent-style-name="Standard">
      <style:paragraph-properties fo:line-height="100%"/>
      <style:text-properties officeooo:rsid="01bcc73c" officeooo:paragraph-rsid="01bcc73c"/>
    </style:style>
    <style:style style:name="P491" style:family="paragraph" style:parent-style-name="Standard">
      <style:paragraph-properties fo:line-height="100%"/>
      <style:text-properties officeooo:rsid="01cb0c6f" officeooo:paragraph-rsid="01cb0c6f"/>
    </style:style>
    <style:style style:name="P492" style:family="paragraph" style:parent-style-name="Standard">
      <style:paragraph-properties fo:line-height="100%"/>
      <style:text-properties officeooo:rsid="01cd0839" officeooo:paragraph-rsid="01cd0839"/>
    </style:style>
    <style:style style:name="P493" style:family="paragraph" style:parent-style-name="Standard">
      <style:paragraph-properties fo:line-height="100%"/>
      <style:text-properties officeooo:rsid="01e4a612" officeooo:paragraph-rsid="01e4a612"/>
    </style:style>
    <style:style style:name="P494" style:family="paragraph" style:parent-style-name="Standard">
      <style:paragraph-properties fo:line-height="100%"/>
      <style:text-properties officeooo:rsid="022b7ea9" officeooo:paragraph-rsid="022b7ea9"/>
    </style:style>
    <style:style style:name="P495" style:family="paragraph" style:parent-style-name="Standard">
      <style:paragraph-properties fo:line-height="100%"/>
      <style:text-properties officeooo:rsid="022dff2a" officeooo:paragraph-rsid="022dff2a"/>
    </style:style>
    <style:style style:name="P496" style:family="paragraph" style:parent-style-name="Standard">
      <style:paragraph-properties fo:line-height="100%"/>
      <style:text-properties officeooo:rsid="022ee1ec" officeooo:paragraph-rsid="022ee1ec"/>
    </style:style>
    <style:style style:name="P497" style:family="paragraph" style:parent-style-name="Standard">
      <style:paragraph-properties fo:line-height="100%"/>
      <style:text-properties officeooo:rsid="02540cb9" officeooo:paragraph-rsid="02540cb9"/>
    </style:style>
    <style:style style:name="P498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49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50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501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502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50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504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505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506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507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508" style:family="paragraph" style:parent-style-name="Table_20_Contents">
      <style:paragraph-properties fo:text-align="center" style:justify-single-word="false"/>
      <style:text-properties fo:font-weight="bold" officeooo:rsid="024ff707" officeooo:paragraph-rsid="025c0f22" style:font-weight-asian="bold" style:font-weight-complex="bold"/>
    </style:style>
    <style:style style:name="P509" style:family="paragraph" style:parent-style-name="Table_20_Contents">
      <style:paragraph-properties fo:text-align="center" style:justify-single-word="false"/>
      <style:text-properties fo:font-weight="bold" officeooo:rsid="02540cb9" officeooo:paragraph-rsid="025c0f22" style:font-weight-asian="bold" style:font-weight-complex="bold"/>
    </style:style>
    <style:style style:name="P510" style:family="paragraph" style:parent-style-name="Table_20_Contents">
      <style:paragraph-properties fo:text-align="center" style:justify-single-word="false"/>
    </style:style>
    <style:style style:name="P51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512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513" style:family="paragraph" style:parent-style-name="Table_20_Contents">
      <style:paragraph-properties fo:text-align="center" style:justify-single-word="false"/>
      <style:text-properties officeooo:paragraph-rsid="025c0f22"/>
    </style:style>
    <style:style style:name="P51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515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516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517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518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519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520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521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522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523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524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525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526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527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528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529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530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531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532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533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534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535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536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537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538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539" style:family="paragraph" style:parent-style-name="Table_20_Contents">
      <style:paragraph-properties fo:text-align="center" style:justify-single-word="false"/>
      <style:text-properties officeooo:rsid="02540cb9" officeooo:paragraph-rsid="025c0f22"/>
    </style:style>
    <style:style style:name="P540" style:family="paragraph" style:parent-style-name="Table_20_Contents">
      <style:paragraph-properties fo:text-align="center" style:justify-single-word="false"/>
      <style:text-properties officeooo:rsid="025798af" officeooo:paragraph-rsid="025c0f22"/>
    </style:style>
    <style:style style:name="P541" style:family="paragraph" style:parent-style-name="Table_20_Contents">
      <style:paragraph-properties fo:text-align="center" style:justify-single-word="false"/>
      <style:text-properties officeooo:rsid="0259f4ad" officeooo:paragraph-rsid="025c0f22"/>
    </style:style>
    <style:style style:name="P542" style:family="paragraph" style:parent-style-name="Table_20_Contents">
      <style:paragraph-properties fo:text-align="center" style:justify-single-word="false"/>
      <style:text-properties officeooo:rsid="025b11c7" officeooo:paragraph-rsid="025c0f22"/>
    </style:style>
    <style:style style:name="P543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54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545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54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547" style:family="paragraph" style:parent-style-name="Standard">
      <style:paragraph-properties fo:break-before="page"/>
      <style:text-properties officeooo:paragraph-rsid="00f8c8b1"/>
    </style:style>
    <style:style style:name="P548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549" style:family="paragraph" style:parent-style-name="Standard">
      <style:paragraph-properties fo:line-height="100%" fo:break-before="page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50" style:family="paragraph" style:parent-style-name="Standard">
      <style:paragraph-properties fo:line-height="100%" fo:break-before="page"/>
      <style:text-properties style:use-window-font-color="true" fo:font-style="normal" fo:font-weight="bold" officeooo:rsid="0224a93a" officeooo:paragraph-rsid="0224a93a" style:font-style-asian="normal" style:font-weight-asian="bold" style:font-style-complex="normal" style:font-weight-complex="bold"/>
    </style:style>
    <style:style style:name="P551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2698b" officeooo:paragraph-rsid="0272698b" style:font-style-asian="normal" style:font-weight-asian="bold" style:font-style-complex="normal" style:font-weight-complex="bold"/>
    </style:style>
    <style:style style:name="P552" style:family="paragraph" style:parent-style-name="Standard">
      <style:paragraph-properties fo:line-height="100%" fo:break-before="page"/>
      <style:text-properties officeooo:paragraph-rsid="0200b58e"/>
    </style:style>
    <style:style style:name="P553" style:family="paragraph" style:parent-style-name="Standard">
      <style:paragraph-properties fo:line-height="150%" fo:break-before="page"/>
      <style:text-properties officeooo:paragraph-rsid="00cab904"/>
    </style:style>
    <style:style style:name="P55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56" style:family="paragraph" style:parent-style-name="Standard" style:list-style-name="L1">
      <style:text-properties officeooo:rsid="0013268f" officeooo:paragraph-rsid="0013268f"/>
    </style:style>
    <style:style style:name="P557" style:family="paragraph" style:parent-style-name="Standard" style:list-style-name="L2">
      <style:text-properties style:use-window-font-color="true" officeooo:rsid="00a8a4b1" officeooo:paragraph-rsid="00e38bf0"/>
    </style:style>
    <style:style style:name="P558" style:family="paragraph" style:parent-style-name="Standard" style:list-style-name="L2">
      <style:text-properties style:use-window-font-color="true" officeooo:rsid="00a8a4b1" officeooo:paragraph-rsid="00c0d7c6"/>
    </style:style>
    <style:style style:name="P559" style:family="paragraph" style:parent-style-name="Standard" style:list-style-name="L2">
      <style:text-properties style:use-window-font-color="true" officeooo:rsid="00a8a4b1" officeooo:paragraph-rsid="00e1434b"/>
    </style:style>
    <style:style style:name="P560" style:family="paragraph" style:parent-style-name="Standard" style:list-style-name="L2">
      <style:text-properties style:use-window-font-color="true" officeooo:rsid="00aa3d77" officeooo:paragraph-rsid="00e38bf0"/>
    </style:style>
    <style:style style:name="P561" style:family="paragraph" style:parent-style-name="Standard" style:list-style-name="L3">
      <style:text-properties style:use-window-font-color="true" officeooo:paragraph-rsid="00118c4a"/>
    </style:style>
    <style:style style:name="P562" style:family="paragraph" style:parent-style-name="Standard" style:list-style-name="L3">
      <style:text-properties style:use-window-font-color="true" officeooo:rsid="0011b025" officeooo:paragraph-rsid="0011b025"/>
    </style:style>
    <style:style style:name="P563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564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65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66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567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568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569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570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71" style:family="paragraph" style:parent-style-name="Standard" style:list-style-name="L38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72" style:family="paragraph" style:parent-style-name="Standard" style:list-style-name="L39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574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5c15d" officeooo:paragraph-rsid="0275c15d" style:font-style-asian="italic" style:font-weight-asian="normal" style:font-style-complex="italic" style:font-weight-complex="normal"/>
    </style:style>
    <style:style style:name="P577" style:family="paragraph" style:parent-style-name="Standard" style:list-style-name="L4">
      <style:text-properties officeooo:rsid="0012a0dc" officeooo:paragraph-rsid="0012a0dc"/>
    </style:style>
    <style:style style:name="P578" style:family="paragraph" style:parent-style-name="Standard" style:list-style-name="L5">
      <style:text-properties officeooo:rsid="0033fbdf" officeooo:paragraph-rsid="0033fbdf"/>
    </style:style>
    <style:style style:name="P579" style:family="paragraph" style:parent-style-name="Standard" style:list-style-name="L9">
      <style:text-properties officeooo:rsid="0033fbdf" officeooo:paragraph-rsid="0106c767"/>
    </style:style>
    <style:style style:name="P580" style:family="paragraph" style:parent-style-name="Standard" style:list-style-name="L6">
      <style:text-properties officeooo:paragraph-rsid="005b5cd3"/>
    </style:style>
    <style:style style:name="P581" style:family="paragraph" style:parent-style-name="Standard" style:list-style-name="L7">
      <style:text-properties officeooo:paragraph-rsid="00367935"/>
    </style:style>
    <style:style style:name="P582" style:family="paragraph" style:parent-style-name="Standard" style:list-style-name="L7">
      <style:text-properties officeooo:rsid="00367935" officeooo:paragraph-rsid="00367935"/>
    </style:style>
    <style:style style:name="P583" style:family="paragraph" style:parent-style-name="Standard" style:list-style-name="L8">
      <style:text-properties officeooo:rsid="00386ddb" officeooo:paragraph-rsid="00386ddb"/>
    </style:style>
    <style:style style:name="P584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585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586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587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58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58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9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9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9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9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9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59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59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59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59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59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60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60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60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60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604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605" style:family="paragraph" style:parent-style-name="Standard">
      <style:paragraph-properties fo:line-height="100%"/>
      <style:text-properties fo:font-style="normal" style:text-underline-style="none" officeooo:rsid="028fbbe3" officeooo:paragraph-rsid="028fbbe3" style:font-style-asian="normal" style:font-style-complex="normal"/>
    </style:style>
    <style:style style:name="P606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607" style:family="paragraph" style:parent-style-name="Standard" style:list-style-name="L20">
      <style:text-properties officeooo:paragraph-rsid="00a4ce44"/>
    </style:style>
    <style:style style:name="P60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609" style:family="paragraph" style:parent-style-name="Standard" style:list-style-name="L25">
      <style:text-properties officeooo:paragraph-rsid="00beb82f"/>
    </style:style>
    <style:style style:name="P610" style:family="paragraph" style:parent-style-name="Standard" style:list-style-name="L26">
      <style:text-properties officeooo:paragraph-rsid="00d139a0"/>
    </style:style>
    <style:style style:name="P611" style:family="paragraph" style:parent-style-name="Standard" style:list-style-name="L29">
      <style:text-properties officeooo:paragraph-rsid="00f2503e"/>
    </style:style>
    <style:style style:name="P612" style:family="paragraph" style:parent-style-name="Standard" style:list-style-name="L30">
      <style:text-properties officeooo:rsid="00f3f4f5" officeooo:paragraph-rsid="00f5260b"/>
    </style:style>
    <style:style style:name="P613" style:family="paragraph" style:parent-style-name="Standard" style:list-style-name="L30">
      <style:text-properties officeooo:rsid="00f3f4f5" officeooo:paragraph-rsid="00f3f4f5"/>
    </style:style>
    <style:style style:name="P614" style:family="paragraph" style:parent-style-name="Standard" style:list-style-name="L31">
      <style:text-properties officeooo:paragraph-rsid="00fde6f2"/>
    </style:style>
    <style:style style:name="P615" style:family="paragraph" style:parent-style-name="Standard" style:list-style-name="L34">
      <style:paragraph-properties fo:line-height="100%"/>
      <style:text-properties officeooo:paragraph-rsid="01b5c969"/>
    </style:style>
    <style:style style:name="P616" style:family="paragraph" style:parent-style-name="Standard">
      <style:paragraph-properties fo:line-height="100%"/>
      <style:text-properties officeooo:paragraph-rsid="02759931"/>
    </style:style>
    <style:style style:name="P617" style:family="paragraph" style:parent-style-name="Standard">
      <style:paragraph-properties fo:line-height="100%"/>
      <style:text-properties officeooo:paragraph-rsid="0276cd96"/>
    </style:style>
    <style:style style:name="P618" style:family="paragraph" style:parent-style-name="Standard">
      <style:paragraph-properties fo:line-height="100%"/>
      <style:text-properties officeooo:paragraph-rsid="02778926"/>
    </style:style>
    <style:style style:name="P619" style:family="paragraph" style:parent-style-name="Standard">
      <style:paragraph-properties fo:line-height="100%"/>
      <style:text-properties officeooo:paragraph-rsid="0279658f"/>
    </style:style>
    <style:style style:name="P620" style:family="paragraph" style:parent-style-name="Standard">
      <style:paragraph-properties fo:line-height="100%"/>
      <style:text-properties officeooo:paragraph-rsid="027aae18"/>
    </style:style>
    <style:style style:name="P621" style:family="paragraph" style:parent-style-name="Standard">
      <style:paragraph-properties fo:line-height="100%"/>
      <style:text-properties officeooo:paragraph-rsid="027b57d1"/>
    </style:style>
    <style:style style:name="P622" style:family="paragraph" style:parent-style-name="Standard">
      <style:paragraph-properties fo:line-height="100%"/>
      <style:text-properties officeooo:paragraph-rsid="02819040"/>
    </style:style>
    <style:style style:name="P623" style:family="paragraph" style:parent-style-name="Standard">
      <style:paragraph-properties fo:line-height="100%"/>
      <style:text-properties officeooo:paragraph-rsid="028add40"/>
    </style:style>
    <style:style style:name="P624" style:family="paragraph" style:parent-style-name="Standard">
      <style:text-properties fo:color="#c9211e" fo:font-style="normal" officeooo:rsid="005aa0ca" officeooo:paragraph-rsid="005d12fa" style:font-style-asian="normal" style:font-style-complex="normal"/>
    </style:style>
    <style:style style:name="P625" style:family="paragraph" style:parent-style-name="Standard">
      <style:text-properties fo:color="#c9211e"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626" style:family="paragraph" style:parent-style-name="Standard">
      <style:text-properties fo:color="#c9211e"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627" style:family="paragraph" style:parent-style-name="Standard">
      <style:text-properties fo:color="#c9211e" style:text-line-through-style="solid" style:text-line-through-type="single" officeooo:paragraph-rsid="005eeb02"/>
    </style:style>
    <style:style style:name="P628" style:family="paragraph" style:parent-style-name="Standard">
      <style:paragraph-properties fo:line-height="100%"/>
      <style:text-properties fo:color="#c9211e" style:text-line-through-style="solid" style:text-line-through-type="single"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629" style:family="paragraph" style:parent-style-name="Standard">
      <style:text-properties fo:color="#c9211e" style:text-line-through-style="solid" style:text-line-through-type="single"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630" style:family="paragraph" style:parent-style-name="Standard">
      <style:text-properties fo:color="#c9211e" style:text-line-through-style="solid" style:text-line-through-type="single" fo:font-style="normal" officeooo:paragraph-rsid="005eeb02" style:font-style-asian="normal" style:font-style-complex="normal"/>
    </style:style>
    <style:style style:name="P631" style:family="paragraph" style:parent-style-name="Standard">
      <style:text-properties fo:color="#c9211e" style:text-line-through-style="solid" style:text-line-through-type="single" fo:font-style="normal" officeooo:rsid="005aa0ca" officeooo:paragraph-rsid="00be4749" style:font-style-asian="normal" style:font-style-complex="normal"/>
    </style:style>
    <style:style style:name="P632" style:family="paragraph" style:parent-style-name="Standard">
      <style:text-properties fo:color="#c9211e" style:text-line-through-style="solid" style:text-line-through-type="single"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633" style:family="paragraph" style:parent-style-name="Standard">
      <style:text-properties fo:color="#c9211e" style:text-line-through-style="solid" style:text-line-through-type="single" officeooo:paragraph-rsid="00be4749"/>
    </style:style>
    <style:style style:name="P634" style:family="paragraph" style:parent-style-name="Standard">
      <style:paragraph-properties fo:line-height="100%"/>
      <style:text-properties officeooo:rsid="02759931" officeooo:paragraph-rsid="02759931"/>
    </style:style>
    <style:style style:name="P635" style:family="paragraph" style:parent-style-name="Standard">
      <style:paragraph-properties fo:line-height="100%"/>
      <style:text-properties officeooo:rsid="0275c15d" officeooo:paragraph-rsid="0275c15d"/>
    </style:style>
    <style:style style:name="P636" style:family="paragraph" style:parent-style-name="Standard">
      <style:paragraph-properties fo:line-height="100%"/>
      <style:text-properties fo:font-style="italic" style:text-underline-style="none" officeooo:rsid="028add40" officeooo:paragraph-rsid="028add40" style:font-style-asian="italic" style:font-style-complex="italic"/>
    </style:style>
    <style:style style:name="P637" style:family="paragraph" style:parent-style-name="Standard">
      <style:paragraph-properties fo:line-height="100%"/>
      <style:text-properties fo:font-style="italic" style:text-underline-style="none" officeooo:paragraph-rsid="028add40" style:font-style-asian="italic" style:font-style-complex="italic"/>
    </style:style>
    <style:style style:name="P638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6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641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42" style:family="paragraph" style:parent-style-name="Standard">
      <style:paragraph-properties fo:line-height="100%"/>
      <style:text-properties fo:font-style="italic" officeooo:rsid="0285839b" officeooo:paragraph-rsid="0285839b" style:font-style-asian="italic" style:font-style-complex="italic"/>
    </style:style>
    <style:style style:name="P643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44" style:family="paragraph" style:parent-style-name="Standard">
      <style:paragraph-properties fo:line-height="100%"/>
      <style:text-properties fo:font-style="italic" officeooo:rsid="0288fb00" officeooo:paragraph-rsid="0288fb00" style:font-style-asian="italic" style:font-style-complex="italic"/>
    </style:style>
    <style:style style:name="P645" style:family="paragraph" style:parent-style-name="Standard">
      <style:paragraph-properties fo:line-height="100%"/>
      <style:text-properties fo:font-style="italic" officeooo:rsid="028add40" officeooo:paragraph-rsid="028add40" style:font-style-asian="italic" style:font-style-complex="italic"/>
    </style:style>
    <style:style style:name="P64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47" style:family="paragraph" style:parent-style-name="Standard">
      <style:paragraph-properties fo:line-height="100%"/>
      <style:text-properties fo:font-style="italic" fo:font-weight="normal" officeooo:rsid="0285839b" officeooo:paragraph-rsid="0285839b" style:font-style-asian="italic" style:font-weight-asian="normal" style:font-style-complex="italic" style:font-weight-complex="normal"/>
    </style:style>
    <style:style style:name="P648" style:family="paragraph" style:parent-style-name="Standard">
      <style:text-properties officeooo:paragraph-rsid="0275c15d"/>
    </style:style>
    <style:style style:name="P649" style:family="paragraph" style:parent-style-name="Standard">
      <style:paragraph-properties fo:line-height="100%"/>
      <style:text-properties officeooo:rsid="0279658f" officeooo:paragraph-rsid="0279658f"/>
    </style:style>
    <style:style style:name="P650" style:family="paragraph" style:parent-style-name="Standard">
      <style:paragraph-properties fo:line-height="100%"/>
      <style:text-properties officeooo:rsid="027df911" officeooo:paragraph-rsid="027df911"/>
    </style:style>
    <style:style style:name="P651" style:family="paragraph" style:parent-style-name="Standard">
      <style:paragraph-properties fo:line-height="100%"/>
      <style:text-properties officeooo:rsid="02819040" officeooo:paragraph-rsid="02819040"/>
    </style:style>
    <style:style style:name="P652" style:family="paragraph" style:parent-style-name="Standard">
      <style:paragraph-properties fo:line-height="100%"/>
      <style:text-properties officeooo:rsid="02819040" officeooo:paragraph-rsid="028fc45c"/>
    </style:style>
    <style:style style:name="P653" style:family="paragraph" style:parent-style-name="Standard">
      <style:paragraph-properties fo:line-height="100%"/>
      <style:text-properties officeooo:rsid="0282def6" officeooo:paragraph-rsid="0282def6"/>
    </style:style>
    <style:style style:name="P654" style:family="paragraph" style:parent-style-name="Standard">
      <style:paragraph-properties fo:line-height="150%"/>
      <style:text-properties officeooo:rsid="0282def6" officeooo:paragraph-rsid="0282def6"/>
    </style:style>
    <style:style style:name="P655" style:family="paragraph" style:parent-style-name="Standard">
      <style:paragraph-properties fo:line-height="100%"/>
      <style:text-properties officeooo:rsid="02852a62" officeooo:paragraph-rsid="02852a62"/>
    </style:style>
    <style:style style:name="P656" style:family="paragraph" style:parent-style-name="Standard">
      <style:paragraph-properties fo:line-height="100%"/>
      <style:text-properties officeooo:rsid="0285839b" officeooo:paragraph-rsid="0288fb00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/>
    </style:style>
    <style:style style:name="T30" style:family="text">
      <style:text-properties style:use-window-font-color="true" style:text-underline-style="none" fo:font-weight="normal" style:font-weight-asian="normal" style:font-weight-complex="normal"/>
    </style:style>
    <style:style style:name="T3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3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3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3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3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36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3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4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4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style:text-underline-style="none" style:font-style-asian="italic" style:font-style-complex="italic"/>
    </style:style>
    <style:style style:name="T49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50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51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5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5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5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6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6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6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font-style-asian="italic" style:font-style-complex="italic"/>
    </style:style>
    <style:style style:name="T86" style:family="text">
      <style:text-properties style:use-window-font-color="true" fo:font-style="italic" officeooo:rsid="016778b3" style:font-style-asian="italic" style:font-style-complex="italic"/>
    </style:style>
    <style:style style:name="T87" style:family="text">
      <style:text-properties style:use-window-font-color="true" fo:font-style="italic" officeooo:rsid="01d9cd4e" style:font-style-asian="italic" style:font-style-complex="italic"/>
    </style:style>
    <style:style style:name="T88" style:family="text">
      <style:text-properties style:use-window-font-color="true" fo:font-style="italic" officeooo:rsid="01a5296a" style:font-style-asian="italic" style:font-style-complex="italic"/>
    </style:style>
    <style:style style:name="T89" style:family="text">
      <style:text-properties style:use-window-font-color="true" fo:font-style="italic" officeooo:rsid="01e504ba" style:font-style-asian="italic" style:font-style-complex="italic"/>
    </style:style>
    <style:style style:name="T90" style:family="text">
      <style:text-properties style:use-window-font-color="true" officeooo:rsid="0063f3c5"/>
    </style:style>
    <style:style style:name="T91" style:family="text">
      <style:text-properties style:use-window-font-color="true" officeooo:rsid="0027fcfd"/>
    </style:style>
    <style:style style:name="T92" style:family="text">
      <style:text-properties style:use-window-font-color="true" officeooo:rsid="01095847"/>
    </style:style>
    <style:style style:name="T93" style:family="text">
      <style:text-properties style:use-window-font-color="true" officeooo:rsid="0082538a"/>
    </style:style>
    <style:style style:name="T94" style:family="text">
      <style:text-properties style:use-window-font-color="true" officeooo:rsid="00c0d7c6"/>
    </style:style>
    <style:style style:name="T9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97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9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99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0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01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02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0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13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15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16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17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18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19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20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21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23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24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25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26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31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32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35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36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37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28add40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style:font-style-asian="normal" style:font-style-complex="normal"/>
    </style:style>
    <style:style style:name="T168" style:family="text">
      <style:text-properties style:use-window-font-color="true" fo:font-style="normal" officeooo:rsid="016860b9" style:font-style-asian="normal" style:font-style-complex="normal"/>
    </style:style>
    <style:style style:name="T169" style:family="text">
      <style:text-properties style:use-window-font-color="true" fo:font-style="normal" officeooo:rsid="0171553b" style:font-style-asian="normal" style:font-style-complex="normal"/>
    </style:style>
    <style:style style:name="T170" style:family="text">
      <style:text-properties style:use-window-font-color="true" fo:font-style="normal" officeooo:rsid="016c9d08" style:font-style-asian="normal" style:font-style-complex="normal"/>
    </style:style>
    <style:style style:name="T171" style:family="text">
      <style:text-properties style:use-window-font-color="true" fo:font-style="normal" officeooo:rsid="016778b3" style:font-style-asian="normal" style:font-style-complex="normal"/>
    </style:style>
    <style:style style:name="T172" style:family="text">
      <style:text-properties style:use-window-font-color="true" fo:font-style="normal" officeooo:rsid="01a5296a" style:font-style-asian="normal" style:font-style-complex="normal"/>
    </style:style>
    <style:style style:name="T173" style:family="text">
      <style:text-properties style:use-window-font-color="true" fo:font-style="normal" officeooo:rsid="01d9cd4e" style:font-style-asian="normal" style:font-style-complex="normal"/>
    </style:style>
    <style:style style:name="T174" style:family="text">
      <style:text-properties style:use-window-font-color="true" fo:font-style="normal" officeooo:rsid="01e2b86d" style:font-style-asian="normal" style:font-style-complex="normal"/>
    </style:style>
    <style:style style:name="T175" style:family="text">
      <style:text-properties style:use-window-font-color="true" fo:font-style="normal" officeooo:rsid="01e504ba" style:font-style-asian="normal" style:font-style-complex="normal"/>
    </style:style>
    <style:style style:name="T17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style:text-underline-style="none" fo:font-weight="normal" officeooo:rsid="02759931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weight="normal" style:font-weight-asian="normal" style:font-weight-complex="normal"/>
    </style:style>
    <style:style style:name="T197" style:family="text">
      <style:text-properties style:use-window-font-color="true" fo:font-weight="normal" officeooo:rsid="016aa5ac" style:font-weight-asian="normal" style:font-weight-complex="normal"/>
    </style:style>
    <style:style style:name="T198" style:family="text">
      <style:text-properties style:use-window-font-color="true" fo:font-weight="normal" officeooo:rsid="016a5b23" style:font-weight-asian="normal" style:font-weight-complex="normal"/>
    </style:style>
    <style:style style:name="T199" style:family="text">
      <style:text-properties style:use-window-font-color="true" fo:font-weight="normal" officeooo:rsid="0171553b" style:font-weight-asian="normal" style:font-weight-complex="normal"/>
    </style:style>
    <style:style style:name="T200" style:family="text">
      <style:text-properties style:use-window-font-color="true" fo:font-weight="normal" officeooo:rsid="01aaba73" style:font-weight-asian="normal" style:font-weight-complex="normal"/>
    </style:style>
    <style:style style:name="T201" style:family="text">
      <style:text-properties style:use-window-font-color="true" fo:font-weight="normal" officeooo:rsid="01b08253" style:font-weight-asian="normal" style:font-weight-complex="normal"/>
    </style:style>
    <style:style style:name="T202" style:family="text">
      <style:text-properties style:use-window-font-color="true" fo:font-weight="normal" officeooo:rsid="01d80854" style:font-weight-asian="normal" style:font-weight-complex="normal"/>
    </style:style>
    <style:style style:name="T203" style:family="text">
      <style:text-properties style:use-window-font-color="true" fo:font-weight="normal" officeooo:rsid="01d87a11" style:font-weight-asian="normal" style:font-weight-complex="normal"/>
    </style:style>
    <style:style style:name="T204" style:family="text">
      <style:text-properties style:use-window-font-color="true" fo:font-weight="normal" officeooo:rsid="0226d9d6" style:font-weight-asian="normal" style:font-weight-complex="normal"/>
    </style:style>
    <style:style style:name="T205" style:family="text">
      <style:text-properties style:use-window-font-color="true" fo:font-weight="normal" officeooo:rsid="022c7d02" style:font-weight-asian="normal" style:font-weight-complex="normal"/>
    </style:style>
    <style:style style:name="T206" style:family="text">
      <style:text-properties style:use-window-font-color="true" fo:font-weight="normal" officeooo:rsid="023b3a5d" style:font-weight-asian="normal" style:font-weight-complex="normal"/>
    </style:style>
    <style:style style:name="T207" style:family="text">
      <style:text-properties style:use-window-font-color="true" fo:font-weight="normal" officeooo:rsid="023ce39d" style:font-weight-asian="normal" style:font-weight-complex="normal"/>
    </style:style>
    <style:style style:name="T208" style:family="text">
      <style:text-properties style:use-window-font-color="true" fo:font-weight="normal" officeooo:rsid="028add40" style:font-weight-asian="normal" style:font-weight-complex="normal"/>
    </style:style>
    <style:style style:name="T209" style:family="text">
      <style:text-properties style:use-window-font-color="true" officeooo:rsid="016f0506"/>
    </style:style>
    <style:style style:name="T210" style:family="text">
      <style:text-properties style:use-window-font-color="true" fo:font-weight="bold" style:font-weight-asian="bold" style:font-weight-complex="bold"/>
    </style:style>
    <style:style style:name="T211" style:family="text">
      <style:text-properties fo:font-weight="normal" style:font-weight-asian="normal" style:font-weight-complex="normal"/>
    </style:style>
    <style:style style:name="T212" style:family="text">
      <style:text-properties fo:font-weight="normal" officeooo:rsid="003c27f0" style:font-weight-asian="normal" style:font-weight-complex="normal"/>
    </style:style>
    <style:style style:name="T213" style:family="text">
      <style:text-properties fo:font-weight="normal" officeooo:rsid="003cb407" style:font-weight-asian="normal" style:font-weight-complex="normal"/>
    </style:style>
    <style:style style:name="T214" style:family="text">
      <style:text-properties fo:font-weight="normal" officeooo:rsid="00205d85" style:font-weight-asian="normal" style:font-weight-complex="normal"/>
    </style:style>
    <style:style style:name="T215" style:family="text">
      <style:text-properties fo:font-weight="normal" officeooo:rsid="00beb82f" style:font-weight-asian="normal" style:font-weight-complex="normal"/>
    </style:style>
    <style:style style:name="T216" style:family="text">
      <style:text-properties fo:font-weight="normal" officeooo:rsid="016860b9" style:font-weight-asian="normal" style:font-weight-complex="normal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officeooo:rsid="00256ecc" style:font-style-asian="italic" style:font-style-complex="italic"/>
    </style:style>
    <style:style style:name="T219" style:family="text">
      <style:text-properties fo:font-style="italic" officeooo:rsid="006c1d47" style:font-style-asian="italic" style:font-style-complex="italic"/>
    </style:style>
    <style:style style:name="T220" style:family="text">
      <style:text-properties fo:font-style="italic" officeooo:rsid="00838393" style:font-style-asian="italic" style:font-style-complex="italic"/>
    </style:style>
    <style:style style:name="T221" style:family="text">
      <style:text-properties fo:font-style="italic" officeooo:rsid="00e09913" style:font-style-asian="italic" style:font-style-complex="italic"/>
    </style:style>
    <style:style style:name="T222" style:family="text">
      <style:text-properties fo:font-style="italic" officeooo:rsid="005b5cd3" style:font-style-asian="italic" style:font-style-complex="italic"/>
    </style:style>
    <style:style style:name="T223" style:family="text">
      <style:text-properties fo:font-style="italic" officeooo:rsid="0034ed8b" style:font-style-asian="italic" style:font-style-complex="italic"/>
    </style:style>
    <style:style style:name="T224" style:family="text">
      <style:text-properties fo:font-style="italic" officeooo:rsid="00367935" style:font-style-asian="italic" style:font-style-complex="italic"/>
    </style:style>
    <style:style style:name="T225" style:family="text">
      <style:text-properties fo:font-style="italic" officeooo:rsid="00ce5fa1" style:font-style-asian="italic" style:font-style-complex="italic"/>
    </style:style>
    <style:style style:name="T226" style:family="text">
      <style:text-properties fo:font-style="italic" officeooo:rsid="003b4e50" style:font-style-asian="italic" style:font-style-complex="italic"/>
    </style:style>
    <style:style style:name="T227" style:family="text">
      <style:text-properties fo:font-style="italic" officeooo:rsid="01758a0f" style:font-style-asian="italic" style:font-style-complex="italic"/>
    </style:style>
    <style:style style:name="T228" style:family="text">
      <style:text-properties fo:font-style="italic" officeooo:rsid="0071f6b3" style:font-style-asian="italic" style:font-style-complex="italic"/>
    </style:style>
    <style:style style:name="T229" style:family="text">
      <style:text-properties fo:font-style="italic" officeooo:rsid="0080477a" style:font-style-asian="italic" style:font-style-complex="italic"/>
    </style:style>
    <style:style style:name="T230" style:family="text">
      <style:text-properties fo:font-style="italic" officeooo:rsid="01113d34" style:font-style-asian="italic" style:font-style-complex="italic"/>
    </style:style>
    <style:style style:name="T231" style:family="text">
      <style:text-properties fo:font-style="italic" officeooo:rsid="01023882" style:font-style-asian="italic" style:font-style-complex="italic"/>
    </style:style>
    <style:style style:name="T232" style:family="text">
      <style:text-properties fo:font-style="italic" officeooo:rsid="00fde6f2" style:font-style-asian="italic" style:font-style-complex="italic"/>
    </style:style>
    <style:style style:name="T233" style:family="text">
      <style:text-properties fo:font-style="italic" officeooo:rsid="018c0d5b" style:font-style-asian="italic" style:font-style-complex="italic"/>
    </style:style>
    <style:style style:name="T234" style:family="text">
      <style:text-properties fo:font-style="italic" officeooo:rsid="01c64853" style:font-style-asian="italic" style:font-style-complex="italic"/>
    </style:style>
    <style:style style:name="T235" style:family="text">
      <style:text-properties fo:font-style="italic" officeooo:rsid="01d9cd4e" style:font-style-asian="italic" style:font-style-complex="italic"/>
    </style:style>
    <style:style style:name="T236" style:family="text">
      <style:text-properties fo:font-style="italic" officeooo:rsid="007477e8" style:font-style-asian="italic" style:font-style-complex="italic"/>
    </style:style>
    <style:style style:name="T237" style:family="text">
      <style:text-properties fo:font-style="italic" officeooo:rsid="01dc67de" style:font-style-asian="italic" style:font-style-complex="italic"/>
    </style:style>
    <style:style style:name="T238" style:family="text">
      <style:text-properties fo:font-style="italic" officeooo:rsid="01ec8e18" style:font-style-asian="italic" style:font-style-complex="italic"/>
    </style:style>
    <style:style style:name="T239" style:family="text">
      <style:text-properties fo:font-style="italic" officeooo:rsid="019e70b3" style:font-style-asian="italic" style:font-style-complex="italic"/>
    </style:style>
    <style:style style:name="T240" style:family="text">
      <style:text-properties fo:font-style="italic" officeooo:rsid="02685e01" style:font-style-asian="italic" style:font-style-complex="italic"/>
    </style:style>
    <style:style style:name="T241" style:family="text">
      <style:text-properties fo:font-style="italic" officeooo:rsid="026b5506" style:font-style-asian="italic" style:font-style-complex="italic"/>
    </style:style>
    <style:style style:name="T242" style:family="text">
      <style:text-properties fo:font-style="italic" officeooo:rsid="0288fb00" style:font-style-asian="italic" style:font-style-complex="italic"/>
    </style:style>
    <style:style style:name="T24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45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46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24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24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24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25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25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25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25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25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25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25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25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25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25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260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26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262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263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264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265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266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26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26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269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270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271" style:family="text">
      <style:text-properties fo:font-style="italic" style:text-underline-style="none" style:font-style-asian="italic" style:font-style-complex="italic"/>
    </style:style>
    <style:style style:name="T272" style:family="text">
      <style:text-properties fo:font-style="italic" style:text-underline-style="none" officeooo:rsid="00baae4f" style:font-style-asian="italic" style:font-style-complex="italic"/>
    </style:style>
    <style:style style:name="T273" style:family="text">
      <style:text-properties fo:font-style="italic" style:text-underline-style="none" officeooo:rsid="00d708a6" style:font-style-asian="italic" style:font-style-complex="italic"/>
    </style:style>
    <style:style style:name="T274" style:family="text">
      <style:text-properties fo:font-style="italic" style:text-underline-style="none" officeooo:rsid="00beb82f" style:font-style-asian="italic" style:font-style-complex="italic"/>
    </style:style>
    <style:style style:name="T275" style:family="text">
      <style:text-properties fo:font-style="italic" style:text-underline-style="none" officeooo:rsid="00d9c9e4" style:font-style-asian="italic" style:font-style-complex="italic"/>
    </style:style>
    <style:style style:name="T276" style:family="text">
      <style:text-properties fo:font-style="italic" style:text-underline-style="none" officeooo:rsid="00f55bb2" style:font-style-asian="italic" style:font-style-complex="italic"/>
    </style:style>
    <style:style style:name="T277" style:family="text">
      <style:text-properties fo:font-style="italic" style:text-underline-style="none" officeooo:rsid="00f74e17" style:font-style-asian="italic" style:font-style-complex="italic"/>
    </style:style>
    <style:style style:name="T278" style:family="text">
      <style:text-properties fo:font-style="italic" style:text-underline-style="none" officeooo:rsid="00fde6f2" style:font-style-asian="italic" style:font-style-complex="italic"/>
    </style:style>
    <style:style style:name="T279" style:family="text">
      <style:text-properties fo:font-style="italic" style:text-underline-style="none" officeooo:rsid="0130fd48" style:font-style-asian="italic" style:font-style-complex="italic"/>
    </style:style>
    <style:style style:name="T280" style:family="text">
      <style:text-properties fo:font-style="italic" style:text-underline-style="none" officeooo:rsid="013401b3" style:font-style-asian="italic" style:font-style-complex="italic"/>
    </style:style>
    <style:style style:name="T281" style:family="text">
      <style:text-properties fo:font-style="italic" style:text-underline-style="none" officeooo:rsid="013f3c54" style:font-style-asian="italic" style:font-style-complex="italic"/>
    </style:style>
    <style:style style:name="T2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3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284" style:family="text">
      <style:text-properties officeooo:rsid="00205d85"/>
    </style:style>
    <style:style style:name="T285" style:family="text">
      <style:text-properties officeooo:rsid="0027fcfd"/>
    </style:style>
    <style:style style:name="T286" style:family="text">
      <style:text-properties officeooo:rsid="0029525d"/>
    </style:style>
    <style:style style:name="T287" style:family="text">
      <style:text-properties officeooo:rsid="0034ed8b"/>
    </style:style>
    <style:style style:name="T288" style:family="text">
      <style:text-properties officeooo:rsid="00367935"/>
    </style:style>
    <style:style style:name="T289" style:family="text">
      <style:text-properties officeooo:rsid="00398ddf"/>
    </style:style>
    <style:style style:name="T290" style:family="text">
      <style:text-properties officeooo:rsid="003b4e50"/>
    </style:style>
    <style:style style:name="T291" style:family="text">
      <style:text-properties officeooo:rsid="0043121f"/>
    </style:style>
    <style:style style:name="T29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33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33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338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339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340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341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342" style:family="text">
      <style:text-properties fo:font-style="normal" style:text-underline-style="none" style:font-style-asian="normal" style:font-style-complex="normal"/>
    </style:style>
    <style:style style:name="T343" style:family="text">
      <style:text-properties fo:font-style="normal" style:text-underline-style="none" officeooo:rsid="00a8a4b1" style:font-style-asian="normal" style:font-style-complex="normal"/>
    </style:style>
    <style:style style:name="T344" style:family="text">
      <style:text-properties fo:font-style="normal" style:text-underline-style="none" officeooo:rsid="00ba4170" style:font-style-asian="normal" style:font-style-complex="normal"/>
    </style:style>
    <style:style style:name="T345" style:family="text">
      <style:text-properties fo:font-style="normal" style:text-underline-style="none" officeooo:rsid="00b1e303" style:font-style-asian="normal" style:font-style-complex="normal"/>
    </style:style>
    <style:style style:name="T346" style:family="text">
      <style:text-properties fo:font-style="normal" style:text-underline-style="none" officeooo:rsid="00baae4f" style:font-style-asian="normal" style:font-style-complex="normal"/>
    </style:style>
    <style:style style:name="T347" style:family="text">
      <style:text-properties fo:font-style="normal" style:text-underline-style="none" officeooo:rsid="00bbbf73" style:font-style-asian="normal" style:font-style-complex="normal"/>
    </style:style>
    <style:style style:name="T348" style:family="text">
      <style:text-properties fo:font-style="normal" style:text-underline-style="none" officeooo:rsid="00be4749" style:font-style-asian="normal" style:font-style-complex="normal"/>
    </style:style>
    <style:style style:name="T349" style:family="text">
      <style:text-properties fo:font-style="normal" style:text-underline-style="none" officeooo:rsid="00d139a0" style:font-style-asian="normal" style:font-style-complex="normal"/>
    </style:style>
    <style:style style:name="T350" style:family="text">
      <style:text-properties fo:font-style="normal" style:text-underline-style="none" officeooo:rsid="00d1487d" style:font-style-asian="normal" style:font-style-complex="normal"/>
    </style:style>
    <style:style style:name="T351" style:family="text">
      <style:text-properties fo:font-style="normal" style:text-underline-style="none" officeooo:rsid="00d2fc06" style:font-style-asian="normal" style:font-style-complex="normal"/>
    </style:style>
    <style:style style:name="T352" style:family="text">
      <style:text-properties fo:font-style="normal" style:text-underline-style="none" officeooo:rsid="00d40111" style:font-style-asian="normal" style:font-style-complex="normal"/>
    </style:style>
    <style:style style:name="T353" style:family="text">
      <style:text-properties fo:font-style="normal" style:text-underline-style="none" officeooo:rsid="00d4c5ce" style:font-style-asian="normal" style:font-style-complex="normal"/>
    </style:style>
    <style:style style:name="T354" style:family="text">
      <style:text-properties fo:font-style="normal" style:text-underline-style="none" officeooo:rsid="00d708a6" style:font-style-asian="normal" style:font-style-complex="normal"/>
    </style:style>
    <style:style style:name="T355" style:family="text">
      <style:text-properties fo:font-style="normal" style:text-underline-style="none" officeooo:rsid="00d77d7d" style:font-style-asian="normal" style:font-style-complex="normal"/>
    </style:style>
    <style:style style:name="T356" style:family="text">
      <style:text-properties fo:font-style="normal" style:text-underline-style="none" officeooo:rsid="00d83381" style:font-style-asian="normal" style:font-style-complex="normal"/>
    </style:style>
    <style:style style:name="T357" style:family="text">
      <style:text-properties fo:font-style="normal" style:text-underline-style="none" officeooo:rsid="00d75809" style:font-style-asian="normal" style:font-style-complex="normal"/>
    </style:style>
    <style:style style:name="T358" style:family="text">
      <style:text-properties fo:font-style="normal" style:text-underline-style="none" officeooo:rsid="00dd6c8d" style:font-style-asian="normal" style:font-style-complex="normal"/>
    </style:style>
    <style:style style:name="T359" style:family="text">
      <style:text-properties fo:font-style="normal" style:text-underline-style="none" officeooo:rsid="00dedcd7" style:font-style-asian="normal" style:font-style-complex="normal"/>
    </style:style>
    <style:style style:name="T360" style:family="text">
      <style:text-properties fo:font-style="normal" style:text-underline-style="none" officeooo:rsid="00beb82f" style:font-style-asian="normal" style:font-style-complex="normal"/>
    </style:style>
    <style:style style:name="T361" style:family="text">
      <style:text-properties fo:font-style="normal" style:text-underline-style="none" officeooo:rsid="00e4290b" style:font-style-asian="normal" style:font-style-complex="normal"/>
    </style:style>
    <style:style style:name="T362" style:family="text">
      <style:text-properties fo:font-style="normal" style:text-underline-style="none" officeooo:rsid="00eb50e0" style:font-style-asian="normal" style:font-style-complex="normal"/>
    </style:style>
    <style:style style:name="T363" style:family="text">
      <style:text-properties fo:font-style="normal" style:text-underline-style="none" officeooo:rsid="00d9c9e4" style:font-style-asian="normal" style:font-style-complex="normal"/>
    </style:style>
    <style:style style:name="T364" style:family="text">
      <style:text-properties fo:font-style="normal" style:text-underline-style="none" officeooo:rsid="00ec1e8c" style:font-style-asian="normal" style:font-style-complex="normal"/>
    </style:style>
    <style:style style:name="T365" style:family="text">
      <style:text-properties fo:font-style="normal" style:text-underline-style="none" officeooo:rsid="00f0f7f8" style:font-style-asian="normal" style:font-style-complex="normal"/>
    </style:style>
    <style:style style:name="T366" style:family="text">
      <style:text-properties fo:font-style="normal" style:text-underline-style="none" officeooo:rsid="00f2503e" style:font-style-asian="normal" style:font-style-complex="normal"/>
    </style:style>
    <style:style style:name="T367" style:family="text">
      <style:text-properties fo:font-style="normal" style:text-underline-style="none" officeooo:rsid="00f5260b" style:font-style-asian="normal" style:font-style-complex="normal"/>
    </style:style>
    <style:style style:name="T368" style:family="text">
      <style:text-properties fo:font-style="normal" style:text-underline-style="none" officeooo:rsid="00f55bb2" style:font-style-asian="normal" style:font-style-complex="normal"/>
    </style:style>
    <style:style style:name="T369" style:family="text">
      <style:text-properties fo:font-style="normal" style:text-underline-style="none" officeooo:rsid="00f74e17" style:font-style-asian="normal" style:font-style-complex="normal"/>
    </style:style>
    <style:style style:name="T370" style:family="text">
      <style:text-properties fo:font-style="normal" style:text-underline-style="none" officeooo:rsid="00fbef0d" style:font-style-asian="normal" style:font-style-complex="normal"/>
    </style:style>
    <style:style style:name="T371" style:family="text">
      <style:text-properties fo:font-style="normal" style:text-underline-style="none" officeooo:rsid="00fde6f2" style:font-style-asian="normal" style:font-style-complex="normal"/>
    </style:style>
    <style:style style:name="T372" style:family="text">
      <style:text-properties fo:font-style="normal" style:text-underline-style="none" officeooo:rsid="010185dc" style:font-style-asian="normal" style:font-style-complex="normal"/>
    </style:style>
    <style:style style:name="T373" style:family="text">
      <style:text-properties fo:font-style="normal" style:text-underline-style="none" officeooo:rsid="0103be48" style:font-style-asian="normal" style:font-style-complex="normal"/>
    </style:style>
    <style:style style:name="T374" style:family="text">
      <style:text-properties fo:font-style="normal" style:text-underline-style="none" officeooo:rsid="010c486e" style:font-style-asian="normal" style:font-style-complex="normal"/>
    </style:style>
    <style:style style:name="T375" style:family="text">
      <style:text-properties fo:font-style="normal" style:text-underline-style="none" officeooo:rsid="010db770" style:font-style-asian="normal" style:font-style-complex="normal"/>
    </style:style>
    <style:style style:name="T376" style:family="text">
      <style:text-properties fo:font-style="normal" style:text-underline-style="none" officeooo:rsid="011cabfd" style:font-style-asian="normal" style:font-style-complex="normal"/>
    </style:style>
    <style:style style:name="T377" style:family="text">
      <style:text-properties fo:font-style="normal" style:text-underline-style="none" officeooo:rsid="011d9595" style:font-style-asian="normal" style:font-style-complex="normal"/>
    </style:style>
    <style:style style:name="T378" style:family="text">
      <style:text-properties fo:font-style="normal" style:text-underline-style="none" officeooo:rsid="011fc384" style:font-style-asian="normal" style:font-style-complex="normal"/>
    </style:style>
    <style:style style:name="T379" style:family="text">
      <style:text-properties fo:font-style="normal" style:text-underline-style="none" officeooo:rsid="012dfde8" style:font-style-asian="normal" style:font-style-complex="normal"/>
    </style:style>
    <style:style style:name="T380" style:family="text">
      <style:text-properties fo:font-style="normal" style:text-underline-style="none" officeooo:rsid="0130fd48" style:font-style-asian="normal" style:font-style-complex="normal"/>
    </style:style>
    <style:style style:name="T381" style:family="text">
      <style:text-properties fo:font-style="normal" style:text-underline-style="none" officeooo:rsid="013282b3" style:font-style-asian="normal" style:font-style-complex="normal"/>
    </style:style>
    <style:style style:name="T382" style:family="text">
      <style:text-properties fo:font-style="normal" style:text-underline-style="none" officeooo:rsid="013401b3" style:font-style-asian="normal" style:font-style-complex="normal"/>
    </style:style>
    <style:style style:name="T383" style:family="text">
      <style:text-properties fo:font-style="normal" style:text-underline-style="none" officeooo:rsid="013a8584" style:font-style-asian="normal" style:font-style-complex="normal"/>
    </style:style>
    <style:style style:name="T384" style:family="text">
      <style:text-properties fo:font-style="normal" style:text-underline-style="none" officeooo:rsid="013f3c54" style:font-style-asian="normal" style:font-style-complex="normal"/>
    </style:style>
    <style:style style:name="T385" style:family="text">
      <style:text-properties fo:font-style="normal" style:text-underline-style="none" officeooo:rsid="013e347a" style:font-style-asian="normal" style:font-style-complex="normal"/>
    </style:style>
    <style:style style:name="T386" style:family="text">
      <style:text-properties fo:font-style="normal" style:text-underline-style="none" officeooo:rsid="01408f03" style:font-style-asian="normal" style:font-style-complex="normal"/>
    </style:style>
    <style:style style:name="T387" style:family="text">
      <style:text-properties fo:font-style="normal" style:text-underline-style="none" officeooo:rsid="013cc971" style:font-style-asian="normal" style:font-style-complex="normal"/>
    </style:style>
    <style:style style:name="T388" style:family="text">
      <style:text-properties fo:font-style="normal" style:text-underline-style="none" officeooo:rsid="0150aafa" style:font-style-asian="normal" style:font-style-complex="normal"/>
    </style:style>
    <style:style style:name="T389" style:family="text">
      <style:text-properties fo:font-style="normal" style:text-underline-style="none" officeooo:rsid="0152f194" style:font-style-asian="normal" style:font-style-complex="normal"/>
    </style:style>
    <style:style style:name="T390" style:family="text">
      <style:text-properties fo:font-style="normal" style:text-underline-style="none" officeooo:rsid="0157e2d4" style:font-style-asian="normal" style:font-style-complex="normal"/>
    </style:style>
    <style:style style:name="T391" style:family="text">
      <style:text-properties fo:font-style="normal" style:text-underline-style="none" officeooo:rsid="015c452a" style:font-style-asian="normal" style:font-style-complex="normal"/>
    </style:style>
    <style:style style:name="T392" style:family="text">
      <style:text-properties fo:font-style="normal" style:text-underline-style="none" officeooo:rsid="0176ee1b" style:font-style-asian="normal" style:font-style-complex="normal"/>
    </style:style>
    <style:style style:name="T393" style:family="text">
      <style:text-properties fo:font-style="normal" style:font-style-asian="normal" style:font-style-complex="normal"/>
    </style:style>
    <style:style style:name="T394" style:family="text">
      <style:text-properties fo:font-style="normal" officeooo:rsid="00524926" style:font-style-asian="normal" style:font-style-complex="normal"/>
    </style:style>
    <style:style style:name="T395" style:family="text">
      <style:text-properties fo:font-style="normal" officeooo:rsid="0033fbdf" style:font-style-asian="normal" style:font-style-complex="normal"/>
    </style:style>
    <style:style style:name="T396" style:family="text">
      <style:text-properties fo:font-style="normal" officeooo:rsid="0034ed8b" style:font-style-asian="normal" style:font-style-complex="normal"/>
    </style:style>
    <style:style style:name="T397" style:family="text">
      <style:text-properties fo:font-style="normal" officeooo:rsid="0052a33a" style:font-style-asian="normal" style:font-style-complex="normal"/>
    </style:style>
    <style:style style:name="T398" style:family="text">
      <style:text-properties fo:font-style="normal" officeooo:rsid="0012a0dc" style:font-style-asian="normal" style:font-style-complex="normal"/>
    </style:style>
    <style:style style:name="T399" style:family="text">
      <style:text-properties fo:font-style="normal" officeooo:rsid="005aa0ca" style:font-style-asian="normal" style:font-style-complex="normal"/>
    </style:style>
    <style:style style:name="T400" style:family="text">
      <style:text-properties fo:font-style="normal" officeooo:rsid="0092f82d" style:font-style-asian="normal" style:font-style-complex="normal"/>
    </style:style>
    <style:style style:name="T401" style:family="text">
      <style:text-properties fo:font-style="normal" officeooo:rsid="00c6421c" style:font-style-asian="normal" style:font-style-complex="normal"/>
    </style:style>
    <style:style style:name="T402" style:family="text">
      <style:text-properties fo:font-style="normal" officeooo:rsid="00cc5bce" style:font-style-asian="normal" style:font-style-complex="normal"/>
    </style:style>
    <style:style style:name="T403" style:family="text">
      <style:text-properties fo:font-style="normal" officeooo:rsid="0106c767" style:font-style-asian="normal" style:font-style-complex="normal"/>
    </style:style>
    <style:style style:name="T404" style:family="text">
      <style:text-properties fo:font-style="normal" officeooo:rsid="00ce5fa1" style:font-style-asian="normal" style:font-style-complex="normal"/>
    </style:style>
    <style:style style:name="T405" style:family="text">
      <style:text-properties fo:font-style="normal" officeooo:rsid="0164a6ee" style:font-style-asian="normal" style:font-style-complex="normal"/>
    </style:style>
    <style:style style:name="T406" style:family="text">
      <style:text-properties fo:font-style="normal" officeooo:rsid="0168d8d5" style:font-style-asian="normal" style:font-style-complex="normal"/>
    </style:style>
    <style:style style:name="T407" style:family="text">
      <style:text-properties fo:font-style="normal" officeooo:rsid="0179221f" style:font-style-asian="normal" style:font-style-complex="normal"/>
    </style:style>
    <style:style style:name="T408" style:family="text">
      <style:text-properties fo:font-style="normal" officeooo:rsid="017941db" style:font-style-asian="normal" style:font-style-complex="normal"/>
    </style:style>
    <style:style style:name="T409" style:family="text">
      <style:text-properties fo:font-style="normal" officeooo:rsid="017a7161" style:font-style-asian="normal" style:font-style-complex="normal"/>
    </style:style>
    <style:style style:name="T410" style:family="text">
      <style:text-properties fo:font-style="normal" officeooo:rsid="0288fb00" style:font-style-asian="normal" style:font-style-complex="normal"/>
    </style:style>
    <style:style style:name="T411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412" style:family="text">
      <style:text-properties officeooo:rsid="004d4d0b"/>
    </style:style>
    <style:style style:name="T413" style:family="text">
      <style:text-properties officeooo:rsid="0013268f"/>
    </style:style>
    <style:style style:name="T414" style:family="text">
      <style:text-properties officeooo:rsid="004f4350"/>
    </style:style>
    <style:style style:name="T415" style:family="text">
      <style:text-properties officeooo:rsid="00501b3c"/>
    </style:style>
    <style:style style:name="T416" style:family="text">
      <style:text-properties officeooo:rsid="00147dd9"/>
    </style:style>
    <style:style style:name="T417" style:family="text">
      <style:text-properties officeooo:rsid="005521a3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officeooo:rsid="005f7223" style:font-weight-asian="bold" style:font-weight-complex="bold"/>
    </style:style>
    <style:style style:name="T420" style:family="text">
      <style:text-properties fo:font-weight="bold" officeooo:rsid="01871851" style:font-weight-asian="bold" style:font-weight-complex="bold"/>
    </style:style>
    <style:style style:name="T421" style:family="text">
      <style:text-properties fo:font-weight="bold" officeooo:rsid="02070606" style:font-weight-asian="bold" style:font-weight-complex="bold"/>
    </style:style>
    <style:style style:name="T422" style:family="text">
      <style:text-properties fo:font-weight="bold" officeooo:rsid="0206e857" style:font-weight-asian="bold" style:font-weight-complex="bold"/>
    </style:style>
    <style:style style:name="T423" style:family="text">
      <style:text-properties fo:font-weight="bold" officeooo:rsid="006317f8" style:font-weight-asian="bold" style:font-weight-complex="bold"/>
    </style:style>
    <style:style style:name="T424" style:family="text">
      <style:text-properties fo:font-weight="bold" officeooo:rsid="00672a68" style:font-weight-asian="bold" style:font-weight-complex="bold"/>
    </style:style>
    <style:style style:name="T425" style:family="text">
      <style:text-properties officeooo:rsid="005b5f51"/>
    </style:style>
    <style:style style:name="T426" style:family="text">
      <style:text-properties officeooo:rsid="005d12fa"/>
    </style:style>
    <style:style style:name="T427" style:family="text">
      <style:text-properties officeooo:rsid="003cb407"/>
    </style:style>
    <style:style style:name="T428" style:family="text">
      <style:text-properties officeooo:rsid="005f7223"/>
    </style:style>
    <style:style style:name="T429" style:family="text">
      <style:text-properties officeooo:rsid="006317f8"/>
    </style:style>
    <style:style style:name="T430" style:family="text">
      <style:text-properties officeooo:rsid="00672a68"/>
    </style:style>
    <style:style style:name="T431" style:family="text">
      <style:text-properties style:text-underline-style="none"/>
    </style:style>
    <style:style style:name="T432" style:family="text">
      <style:text-properties style:text-underline-style="none" fo:font-weight="normal" style:font-weight-asian="normal" style:font-weight-complex="normal"/>
    </style:style>
    <style:style style:name="T433" style:family="text">
      <style:text-properties style:text-underline-style="none" fo:font-weight="normal" officeooo:rsid="00721e09" style:font-weight-asian="normal" style:font-weight-complex="normal"/>
    </style:style>
    <style:style style:name="T434" style:family="text">
      <style:text-properties style:text-underline-style="none" fo:font-weight="normal" officeooo:rsid="00722a19" style:font-weight-asian="normal" style:font-weight-complex="normal"/>
    </style:style>
    <style:style style:name="T435" style:family="text">
      <style:text-properties style:text-underline-style="none" fo:font-weight="normal" officeooo:rsid="006a9ead" style:font-weight-asian="normal" style:font-weight-complex="normal"/>
    </style:style>
    <style:style style:name="T436" style:family="text">
      <style:text-properties style:text-underline-style="none" fo:font-weight="normal" officeooo:rsid="008d7148" style:font-weight-asian="normal" style:font-weight-complex="normal"/>
    </style:style>
    <style:style style:name="T437" style:family="text">
      <style:text-properties style:text-underline-style="none" fo:font-weight="normal" officeooo:rsid="00a639f7" style:font-weight-asian="normal" style:font-weight-complex="normal"/>
    </style:style>
    <style:style style:name="T438" style:family="text">
      <style:text-properties style:text-underline-style="none" fo:font-weight="normal" officeooo:rsid="00a69bec" style:font-weight-asian="normal" style:font-weight-complex="normal"/>
    </style:style>
    <style:style style:name="T439" style:family="text">
      <style:text-properties style:text-underline-style="none" fo:font-weight="normal" officeooo:rsid="009e29ef" style:font-weight-asian="normal" style:font-weight-complex="normal"/>
    </style:style>
    <style:style style:name="T440" style:family="text">
      <style:text-properties style:text-underline-style="none" fo:font-weight="normal" officeooo:rsid="00a75993" style:font-weight-asian="normal" style:font-weight-complex="normal"/>
    </style:style>
    <style:style style:name="T441" style:family="text">
      <style:text-properties style:text-underline-style="none" fo:font-weight="normal" officeooo:rsid="00e7b674" style:font-weight-asian="normal" style:font-weight-complex="normal"/>
    </style:style>
    <style:style style:name="T442" style:family="text">
      <style:text-properties style:text-underline-style="none" fo:font-weight="normal" officeooo:rsid="003cb407" style:font-weight-asian="normal" style:font-weight-complex="normal"/>
    </style:style>
    <style:style style:name="T443" style:family="text">
      <style:text-properties style:text-underline-style="none" fo:font-weight="normal" officeooo:rsid="0082538a" style:font-weight-asian="normal" style:font-weight-complex="normal"/>
    </style:style>
    <style:style style:name="T444" style:family="text">
      <style:text-properties style:text-underline-style="none" fo:font-weight="bold" style:font-weight-asian="bold" style:font-weight-complex="bold"/>
    </style:style>
    <style:style style:name="T445" style:family="text">
      <style:text-properties style:text-underline-style="none" fo:font-weight="bold" officeooo:rsid="00a75993" style:font-weight-asian="bold" style:font-weight-complex="bold"/>
    </style:style>
    <style:style style:name="T446" style:family="text">
      <style:text-properties style:text-underline-style="none" fo:font-weight="bold" officeooo:rsid="013013d9" style:font-weight-asian="bold" style:font-weight-complex="bold"/>
    </style:style>
    <style:style style:name="T447" style:family="text">
      <style:text-properties style:text-underline-style="none" fo:font-weight="bold" officeooo:rsid="01408f03" style:font-weight-asian="bold" style:font-weight-complex="bold"/>
    </style:style>
    <style:style style:name="T448" style:family="text">
      <style:text-properties style:text-underline-style="none" officeooo:rsid="00a639f7"/>
    </style:style>
    <style:style style:name="T449" style:family="text">
      <style:text-properties style:text-underline-style="none" officeooo:rsid="00bbbf73"/>
    </style:style>
    <style:style style:name="T450" style:family="text">
      <style:text-properties style:text-underline-style="none" officeooo:rsid="00d40111"/>
    </style:style>
    <style:style style:name="T451" style:family="text">
      <style:text-properties style:text-underline-style="none" officeooo:rsid="00d708a6"/>
    </style:style>
    <style:style style:name="T452" style:family="text">
      <style:text-properties style:text-underline-style="none" officeooo:rsid="00d5826a"/>
    </style:style>
    <style:style style:name="T453" style:family="text">
      <style:text-properties style:text-underline-style="none" officeooo:rsid="00d9c9e4"/>
    </style:style>
    <style:style style:name="T454" style:family="text">
      <style:text-properties style:text-underline-style="none" officeooo:rsid="00ec1e8c"/>
    </style:style>
    <style:style style:name="T455" style:family="text">
      <style:text-properties style:text-underline-style="none" officeooo:rsid="00fde6f2"/>
    </style:style>
    <style:style style:name="T456" style:family="text">
      <style:text-properties style:text-underline-style="none" officeooo:rsid="0123bb39"/>
    </style:style>
    <style:style style:name="T457" style:family="text">
      <style:text-properties style:text-underline-style="none" officeooo:rsid="013013d9"/>
    </style:style>
    <style:style style:name="T458" style:family="text">
      <style:text-properties style:text-underline-style="none" officeooo:rsid="0137af9f"/>
    </style:style>
    <style:style style:name="T459" style:family="text">
      <style:text-properties style:text-underline-style="none" officeooo:rsid="013282b3"/>
    </style:style>
    <style:style style:name="T460" style:family="text">
      <style:text-properties style:text-underline-style="none" officeooo:rsid="01408f03"/>
    </style:style>
    <style:style style:name="T461" style:family="text">
      <style:text-properties style:text-underline-style="none" officeooo:rsid="01416cb6"/>
    </style:style>
    <style:style style:name="T462" style:family="text">
      <style:text-properties style:text-underline-style="none" officeooo:rsid="01435f2a"/>
    </style:style>
    <style:style style:name="T463" style:family="text">
      <style:text-properties style:text-underline-style="none" officeooo:rsid="015f15fe"/>
    </style:style>
    <style:style style:name="T464" style:family="text">
      <style:text-properties officeooo:rsid="0071f6b3"/>
    </style:style>
    <style:style style:name="T465" style:family="text">
      <style:text-properties officeooo:rsid="00722a19"/>
    </style:style>
    <style:style style:name="T466" style:family="text">
      <style:text-properties officeooo:rsid="0081154c"/>
    </style:style>
    <style:style style:name="T467" style:family="text">
      <style:text-properties officeooo:rsid="0082538a"/>
    </style:style>
    <style:style style:name="T468" style:family="text">
      <style:text-properties officeooo:rsid="00838393"/>
    </style:style>
    <style:style style:name="T469" style:family="text">
      <style:text-properties officeooo:rsid="008a06de"/>
    </style:style>
    <style:style style:name="T470" style:family="text">
      <style:text-properties officeooo:rsid="00937b11"/>
    </style:style>
    <style:style style:name="T471" style:family="text">
      <style:text-properties officeooo:rsid="0093b191"/>
    </style:style>
    <style:style style:name="T472" style:family="text">
      <style:text-properties officeooo:rsid="00b502cc"/>
    </style:style>
    <style:style style:name="T473" style:family="text">
      <style:text-properties officeooo:rsid="00ba4170"/>
    </style:style>
    <style:style style:name="T474" style:family="text">
      <style:text-properties officeooo:rsid="00bbbf73"/>
    </style:style>
    <style:style style:name="T475" style:family="text">
      <style:text-properties officeooo:rsid="00bd3f9d"/>
    </style:style>
    <style:style style:name="T476" style:family="text">
      <style:text-properties officeooo:rsid="00beb82f"/>
    </style:style>
    <style:style style:name="T477" style:family="text">
      <style:text-properties officeooo:rsid="00c2a166"/>
    </style:style>
    <style:style style:name="T478" style:family="text">
      <style:text-properties officeooo:rsid="00c7406f"/>
    </style:style>
    <style:style style:name="T479" style:family="text">
      <style:text-properties officeooo:rsid="00c93592"/>
    </style:style>
    <style:style style:name="T480" style:family="text">
      <style:text-properties officeooo:rsid="00ce5fa1"/>
    </style:style>
    <style:style style:name="T481" style:family="text">
      <style:text-properties officeooo:rsid="00cf9e9f"/>
    </style:style>
    <style:style style:name="T482" style:family="text">
      <style:text-properties officeooo:rsid="00d83381"/>
    </style:style>
    <style:style style:name="T483" style:family="text">
      <style:text-properties officeooo:rsid="00e09913"/>
    </style:style>
    <style:style style:name="T484" style:family="text">
      <style:text-properties officeooo:rsid="00ed9297"/>
    </style:style>
    <style:style style:name="T485" style:family="text">
      <style:text-properties officeooo:rsid="00ef4875"/>
    </style:style>
    <style:style style:name="T486" style:family="text">
      <style:text-properties officeooo:rsid="00f0f7f8"/>
    </style:style>
    <style:style style:name="T487" style:family="text">
      <style:text-properties officeooo:rsid="00f5260b"/>
    </style:style>
    <style:style style:name="T488" style:family="text">
      <style:text-properties officeooo:rsid="00fde6f2"/>
    </style:style>
    <style:style style:name="T489" style:family="text">
      <style:text-properties officeooo:rsid="010185dc"/>
    </style:style>
    <style:style style:name="T490" style:family="text">
      <style:text-properties officeooo:rsid="01023882"/>
    </style:style>
    <style:style style:name="T491" style:family="text">
      <style:text-properties officeooo:rsid="01095847"/>
    </style:style>
    <style:style style:name="T492" style:family="text">
      <style:text-properties officeooo:rsid="010f422a"/>
    </style:style>
    <style:style style:name="T493" style:family="text">
      <style:text-properties officeooo:rsid="01113d34"/>
    </style:style>
    <style:style style:name="T494" style:family="text">
      <style:text-properties officeooo:rsid="011bd541"/>
    </style:style>
    <style:style style:name="T49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96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497" style:family="text">
      <style:text-properties officeooo:rsid="0152f194"/>
    </style:style>
    <style:style style:name="T498" style:family="text">
      <style:text-properties officeooo:rsid="016860b9"/>
    </style:style>
    <style:style style:name="T499" style:family="text">
      <style:text-properties officeooo:rsid="01758a0f"/>
    </style:style>
    <style:style style:name="T500" style:family="text">
      <style:text-properties officeooo:rsid="01871851"/>
    </style:style>
    <style:style style:name="T501" style:family="text">
      <style:text-properties officeooo:rsid="0188ed42"/>
    </style:style>
    <style:style style:name="T502" style:family="text">
      <style:text-properties officeooo:rsid="018c0d5b"/>
    </style:style>
    <style:style style:name="T503" style:family="text">
      <style:text-properties officeooo:rsid="019479eb"/>
    </style:style>
    <style:style style:name="T504" style:family="text">
      <style:text-properties officeooo:rsid="0198a2ea"/>
    </style:style>
    <style:style style:name="T505" style:family="text">
      <style:text-properties officeooo:rsid="01c64853"/>
    </style:style>
    <style:style style:name="T506" style:family="text">
      <style:text-properties officeooo:rsid="01d80854"/>
    </style:style>
    <style:style style:name="T507" style:family="text">
      <style:text-properties officeooo:rsid="01d90cf6"/>
    </style:style>
    <style:style style:name="T508" style:family="text">
      <style:text-properties officeooo:rsid="01d9cd4e"/>
    </style:style>
    <style:style style:name="T509" style:family="text">
      <style:text-properties officeooo:rsid="01dc67de"/>
    </style:style>
    <style:style style:name="T510" style:family="text">
      <style:text-properties officeooo:rsid="01df8731"/>
    </style:style>
    <style:style style:name="T511" style:family="text">
      <style:text-properties officeooo:rsid="01e917c9"/>
    </style:style>
    <style:style style:name="T512" style:family="text">
      <style:text-properties officeooo:rsid="01e5182b"/>
    </style:style>
    <style:style style:name="T513" style:family="text">
      <style:text-properties officeooo:rsid="01e966ec"/>
    </style:style>
    <style:style style:name="T514" style:family="text">
      <style:text-properties officeooo:rsid="01eb88a9"/>
    </style:style>
    <style:style style:name="T515" style:family="text">
      <style:text-properties officeooo:rsid="01ec8e18"/>
    </style:style>
    <style:style style:name="T516" style:family="text">
      <style:text-properties officeooo:rsid="01f79ca2"/>
    </style:style>
    <style:style style:name="T517" style:family="text">
      <style:text-properties officeooo:rsid="01f9794d"/>
    </style:style>
    <style:style style:name="T518" style:family="text">
      <style:text-properties officeooo:rsid="01fb1d79"/>
    </style:style>
    <style:style style:name="T519" style:family="text">
      <style:text-properties officeooo:rsid="01fde08a"/>
    </style:style>
    <style:style style:name="T520" style:family="text">
      <style:text-properties officeooo:rsid="0200b58e"/>
    </style:style>
    <style:style style:name="T521" style:family="text">
      <style:text-properties officeooo:rsid="01c48a9e"/>
    </style:style>
    <style:style style:name="T522" style:family="text">
      <style:text-properties officeooo:rsid="020294d1"/>
    </style:style>
    <style:style style:name="T523" style:family="text">
      <style:text-properties officeooo:rsid="019e70b3"/>
    </style:style>
    <style:style style:name="T524" style:family="text">
      <style:text-properties officeooo:rsid="020131ae"/>
    </style:style>
    <style:style style:name="T525" style:family="text">
      <style:text-properties officeooo:rsid="01b08253"/>
    </style:style>
    <style:style style:name="T526" style:family="text">
      <style:text-properties officeooo:rsid="01ffec25"/>
    </style:style>
    <style:style style:name="T527" style:family="text">
      <style:text-properties officeooo:rsid="0212a48a"/>
    </style:style>
    <style:style style:name="T528" style:family="text">
      <style:text-properties officeooo:rsid="021d76dd"/>
    </style:style>
    <style:style style:name="T529" style:family="text">
      <style:text-properties officeooo:rsid="022053cd"/>
    </style:style>
    <style:style style:name="T530" style:family="text">
      <style:text-properties officeooo:rsid="01e2b86d"/>
    </style:style>
    <style:style style:name="T531" style:family="text">
      <style:text-properties officeooo:rsid="022dff2a"/>
    </style:style>
    <style:style style:name="T532" style:family="text">
      <style:text-properties officeooo:rsid="02540cb9"/>
    </style:style>
    <style:style style:name="T533" style:family="text">
      <style:text-properties officeooo:rsid="025798af"/>
    </style:style>
    <style:style style:name="T534" style:family="text">
      <style:text-properties officeooo:rsid="0259f4ad"/>
    </style:style>
    <style:style style:name="T535" style:family="text">
      <style:text-properties officeooo:rsid="025b11c7"/>
    </style:style>
    <style:style style:name="T536" style:family="text">
      <style:text-properties officeooo:rsid="02685e01"/>
    </style:style>
    <style:style style:name="T537" style:family="text">
      <style:text-properties officeooo:rsid="024d9b01"/>
    </style:style>
    <style:style style:name="T538" style:family="text">
      <style:text-properties officeooo:rsid="026b5506"/>
    </style:style>
    <style:style style:name="T539" style:family="text">
      <style:text-properties officeooo:rsid="02727518"/>
    </style:style>
    <style:style style:name="T540" style:family="text">
      <style:text-properties officeooo:rsid="02743cef"/>
    </style:style>
    <style:style style:name="T541" style:family="text">
      <style:text-properties officeooo:rsid="028add40"/>
    </style:style>
    <style:style style:name="T542" style:family="text">
      <style:text-properties officeooo:rsid="029166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17">А</text:span>нглийско<text:span text:style-name="T417">е</text:span> предложени<text:span text:style-name="T417">е</text:span></text:p>
      <text:p text:style-name="P1"/>
      <text:p text:style-name="P243"><text:span text:style-name="T413">Слова </text:span><text:span text:style-name="T414">в предложении </text:span><text:span text:style-name="T413">делятся на </text:span><text:span text:style-name="T491">две</text:span><text:span text:style-name="T413"> смысловые группы:</text:span></text:p>
      <text:list xml:id="list2121246129" text:style-name="L1">
        <text:list-item>
          <text:p text:style-name="P556">главные члены предложения — <text:span text:style-name="T467">это </text:span>подлежащее и сказуемое;</text:p>
        </text:list-item>
        <text:list-item>
          <text:p text:style-name="P556">второстепенные члены предложения — определение, дополнение и обстоятельтсво.</text:p>
        </text:list-item>
      </text:list>
      <text:p text:style-name="P91"/>
      <text:p text:style-name="P422">Подлежащее — эт<text:span text:style-name="T499">о</text:span> автор действия (существительное в именительном падеже).</text:p>
      <text:p text:style-name="P422">Сказуемое — это действие совершенное автором (т. е. глагол).</text:p>
      <text:p text:style-name="P89"/>
      <text:p text:style-name="P437"><text:span text:style-name="T90">С</text:span><text:span text:style-name="T91">казуемое </text:span><text:span text:style-name="T90">п</text:span><text:span text:style-name="T91">очти всегда делится на </text:span><text:span text:style-name="T92">две</text:span><text:span text:style-name="T91"> части: </text:span><text:span text:style-name="T93">на </text:span><text:span text:style-name="T91">вспомогательный </text:span><text:span text:style-name="T94">глагол </text:span><text:span text:style-name="T91">и смысловой.</text:span></text:p>
      <text:p text:style-name="P268"><text:span text:style-name="T285">Вспомогательный глагол не переводится. Он </text:span><text:span text:style-name="T286">сообщает</text:span><text:span text:style-name="T285"> о том, в каком времени нужно переводить смысловой. Смысловой глогол передает суть действия.</text:span></text:p>
      <text:p text:style-name="P268"/>
      <text:p text:style-name="P267">Смысловой глагол имеет несколько форм:</text:p>
      <text:list xml:id="list1350250522" text:style-name="L2">
        <text:list-item>
          <text:p text:style-name="P557">начальная форма (инфинитив) — форма глагола, как в словаре (с частицей <text:span text:style-name="T217">to</text:span>);</text:p>
        </text:list-item>
        <text:list-item>
          <text:p text:style-name="P558">с окончанием <text:span text:style-name="T217">-s (-es)</text:span> — в утверждениях <text:span text:style-name="T393">Present Simple</text:span> после <text:span text:style-name="T217">he/she/it</text:span>;</text:p>
        </text:list-item>
        <text:list-item>
          <text:p text:style-name="P557">с окончанием <text:span text:style-name="T217">-ing</text:span> (причастие) — в основном для образования <text:span text:style-name="T393">Present Continuous</text:span>;</text:p>
        </text:list-item>
        <text:list-item>
          <text:p text:style-name="P559">2я форма <text:span text:style-name="T483">(с окончанием </text:span><text:span text:style-name="T221">-ed</text:span><text:span text:style-name="T483">)</text:span> — для образования <text:span text:style-name="T393">Past Simple</text:span>;</text:p>
        </text:list-item>
        <text:list-item>
          <text:p text:style-name="P560">3я форма (прошедшее причастие) — для времен группы <text:span text:style-name="T393">Perfect</text:span> и пассивного залога .</text:p>
        </text:list-item>
      </text:list>
      <text:p text:style-name="P92"/>
      <text:p text:style-name="P90">Дополнение — это то, на что направлено действие. Оно выражено существительным, </text:p>
      <text:p text:style-name="P90">перед которым может стоять предлог или глаголом, перед которым может стоять частица <text:span text:style-name="T217">to</text:span><text:span text:style-name="T308">. <text:s/></text:span>Обычно оно стоит в конце предложения, но иногда может быть в начале.</text:p>
      <text:p text:style-name="P89"/>
      <text:p text:style-name="P93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9"/>
      <text:p text:style-name="P239"><text:span text:style-name="T416">В английском </text:span><text:span text:style-name="T417">языке</text:span><text:span text:style-name="T416"> не бывает предложений без подлежащего и сказуемого.</text:span></text:p>
      <text:p text:style-name="P424">Исключение составляют разговорные фразы: <text:span text:style-name="T217">nice to meet you</text:span><text:span text:style-name="T242">, come here, have fun </text:span><text:span text:style-name="T410">и пр</text:span><text:span text:style-name="T393">.</text:span></text:p>
      <text:p text:style-name="P2"/>
      <text:p text:style-name="P94"><text:span text:style-name="T477">Порядок слов в у</text:span>тведрдительны<text:span text:style-name="T477">х</text:span> и отрицательны<text:span text:style-name="T477">х</text:span> предложения<text:span text:style-name="T477">х</text:span>:</text:p>
      <text:list xml:id="list2824657826" text:style-name="L3">
        <text:list-item>
          <text:p text:style-name="P561"><text:span text:style-name="T14">подлежащее</text:span><text:span text:style-name="T1">;</text:span></text:p>
        </text:list-item>
        <text:list-item>
          <text:p text:style-name="P561"><text:span text:style-name="T18">сказуемое</text:span><text:span text:style-name="T2">;</text:span></text:p>
        </text:list-item>
        <text:list-item>
          <text:p text:style-name="P562"><text:span text:style-name="T9">дополнение</text:span>;</text:p>
        </text:list-item>
        <text:list-item>
          <text:p text:style-name="P562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06"><text:span text:style-name="T477">Порядок слов в в</text:span>опросительны<text:span text:style-name="T477">х</text:span> предложения<text:span text:style-name="T477">х</text:span>:</text:p>
      <text:list xml:id="list1108090682" text:style-name="L4">
        <text:list-item>
          <text:p text:style-name="P577"><text:span text:style-name="T25">вопросительное слово</text:span>;</text:p>
        </text:list-item>
        <text:list-item>
          <text:p text:style-name="P577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577"><text:span text:style-name="T13">подлежащее</text:span>;</text:p>
        </text:list-item>
        <text:list-item>
          <text:p text:style-name="P577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577"><text:span text:style-name="T9">дополнение</text:span>;</text:p>
        </text:list-item>
        <text:list-item>
          <text:p text:style-name="P577"><text:span text:style-name="T11">обстоятельство</text:span>.</text:p>
        </text:list-item>
      </text:list>
      <text:p text:style-name="P238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284">—</text:span> Что ты здесь делаешь?</text:p>
      <text:p text:style-name="P240"><text:span text:style-name="T4">Do</text:span><text:span text:style-name="T217"> </text:span><text:span text:style-name="T15">you</text:span><text:span text:style-name="T217"> </text:span><text:span text:style-name="T20">want</text:span><text:span text:style-name="T10"> to live </text:span><text:span text:style-name="T12">in Spain</text:span><text:span text:style-name="T217">? — Ты хочешь жить в Испании?</text:span></text:p>
      <text:p text:style-name="P633"><text:soft-page-break/><text:span text:style-name="T398">Вопрос не всегда бывает полным, какого-то элемента может не быть, </text:span><text:span text:style-name="T399">но при этом всегда </text:span></text:p>
      <text:p text:style-name="P631">есть подлежащие и вспомогательный глагол.</text:p>
      <text:p text:style-name="P624"/>
      <text:p text:style-name="P630"><text:span text:style-name="T442">Общий вопрос начинается со вспомогательного глагола и подразумевает ответ «</text:span><text:span text:style-name="T443">да/нет»</text:span><text:span text:style-name="T442">.</text:span></text:p>
      <text:p text:style-name="P625"/>
      <text:p text:style-name="P627"><text:span text:style-name="T297">Чтобы коротко ответить на </text:span><text:span text:style-name="T298">такой </text:span><text:span text:style-name="T297">вопрос, недостаточно просто написать </text:span><text:span text:style-name="T260">yes/no</text:span><text:span text:style-name="T297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628"/>
      <text:p text:style-name="P632"><text:span text:style-name="T418">Do you play</text:span> the piano? <text:span text:style-name="T284">—</text:span> Yes, <text:span text:style-name="T419">I do</text:span><text:span text:style-name="T428">.</text:span></text:p>
      <text:p text:style-name="P632"><text:span text:style-name="T419">Does Rita play</text:span><text:span text:style-name="T428"> football? </text:span><text:span text:style-name="T284">— </text:span><text:span text:style-name="T428">No, </text:span><text:span text:style-name="T419">she doesn`t</text:span><text:span text:style-name="T428">.</text:span> </text:p>
      <text:p text:style-name="P626"/>
      <text:p text:style-name="P629"><text:span text:style-name="T427">Специальный вопрос начинается с вопросительного слова </text:span><text:span text:style-name="T430">или связки</text:span><text:span text:style-name="T427">. </text:span><text:span text:style-name="T429">Он служит, чтобы узнать дополнительную информацию.</text:span><text:span text:style-name="T427"> </text:span><text:span text:style-name="T429">После вопросительного слова обычно стоит существительное: What </text:span><text:span text:style-name="T423">car</text:span><text:span text:style-name="T429"> does he have? </text:span><text:span text:style-name="T430">How much </text:span><text:span text:style-name="T424">money</text:span><text:span text:style-name="T430"> dow we have?</text:span></text:p>
      <text:p text:style-name="P56"/>
      <text:p text:style-name="P148">Местоимение <text:span text:style-name="T217">I</text:span> всегда пишется с большой буквы.</text:p>
      <text:p text:style-name="P236">В английском языке всего 2 падежа: именительный и объектный. <text:s/></text:p>
      <text:p text:style-name="P236"/>
      <text:p text:style-name="P265"><text:span text:style-name="T213">В предложениях, которые используют глаголы: </text:span><text:span text:style-name="T283">like, have, enjoy, need</text:span><text:span text:style-name="T212">, </text:span><text:span text:style-name="T213">подлежащие </text:span></text:p>
      <text:p text:style-name="P265"><text:span text:style-name="T213">не переводятся на русский в именительном падеже</text:span><text:span text:style-name="T214">:</text:span></text:p>
      <text:p text:style-name="P231"/>
      <text:p text:style-name="P49"><text:span text:style-name="T26">I l</text:span>ike my job — Мне нравится моя работа (а не «Я нравится моя работа»).</text:p>
      <text:p text:style-name="P49"/>
      <text:p text:style-name="P9"><text:span text:style-name="T485">Настоящее.</text:span> Present</text:p>
      <text:p text:style-name="P225"/>
      <text:p text:style-name="P225">Present Simple (я делаю это сейчас):</text:p>
      <text:p text:style-name="P51">I live in Spain — Я живу в испании (факт).</text:p>
      <text:p text:style-name="P226"/>
      <text:p text:style-name="P225">Present Continuous (я делаю это прямо сейчас):</text:p>
      <text:p text:style-name="P35">I am reading a book — Я читаю книгу (именно сейчас).</text:p>
      <text:p text:style-name="P227"/>
      <text:p text:style-name="P225">Present Perfect (я сделал это ранее, но именно сейчас это важно):</text:p>
      <text:p text:style-name="P50">I have lost the keys — Я потерял ключи (результат).</text:p>
      <text:p text:style-name="P50"/>
      <text:p text:style-name="P225">Present Perfect <text:span text:style-name="T484">Continuous (я делаю это уже какое-то время):</text:span></text:p>
      <text:p text:style-name="P241"><text:span text:style-name="T218">I have been reading for 2 hours — </text:span><text:span text:style-name="T258">Я читаю уже 2 часа</text:span></text:p>
      <text:p text:style-name="P68"/>
      <text:p text:style-name="P149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69"/>
      <text:p text:style-name="P10">Present Simple</text:p>
      <text:p text:style-name="P229"/>
      <text:p text:style-name="P96">Используется чтобы:</text:p>
      <text:list xml:id="list2874631606" text:style-name="L5">
        <text:list-item>
          <text:p text:style-name="P578">сообщить факты настоящего, описать текущую реальность;</text:p>
        </text:list-item>
        <text:list-item>
          <text:p text:style-name="P578">говорить о событиях, которые происходят с какой-то регулярностью.</text:p>
        </text:list-item>
      </text:list>
      <text:p text:style-name="P20"/>
      <text:p text:style-name="P95">В утверждениях глагол используется в 2х вариантах:</text:p>
      <text:list xml:id="list3200596850" text:style-name="L6">
        <text:list-item>
          <text:p text:style-name="P580">без изменений, если подлежащее в первом лице или множеств<text:span text:style-name="T467">ен.</text:span> числе <text:span text:style-name="T217">(</text:span><text:span text:style-name="T222">I</text:span><text:span text:style-name="T217">, </text:span><text:span text:style-name="T222">you</text:span><text:span text:style-name="T217">, </text:span><text:span text:style-name="T222">we,</text:span><text:span text:style-name="T217"> </text:span><text:span text:style-name="T222">they</text:span><text:span text:style-name="T217">)</text:span>;</text:p>
        </text:list-item>
        <text:list-item>
          <text:p text:style-name="P580"><text:span text:style-name="T287">с окончанием </text:span><text:span text:style-name="T223">-s </text:span><text:span text:style-name="T224">(-es)</text:span><text:span text:style-name="T287">, если подлежащ</text:span><text:span text:style-name="T425">ее</text:span><text:span text:style-name="T287"> в третьем лице, единств</text:span><text:span text:style-name="T426">ен</text:span><text:span text:style-name="T467">ном</text:span><text:span text:style-name="T287"> числе </text:span><text:span text:style-name="T223">(</text:span><text:span text:style-name="T222">he</text:span><text:span text:style-name="T223">, </text:span><text:span text:style-name="T222">she</text:span><text:span text:style-name="T223">, </text:span><text:span text:style-name="T222">it</text:span><text:span text:style-name="T223">)</text:span></text:p>
        </text:list-item>
      </text:list>
      <text:p text:style-name="P439"><text:soft-page-break/><text:span text:style-name="T495">I </text:span><text:span text:style-name="T23">live</text:span><text:span text:style-name="T495"> in New York — Я живу в Нью Йорке.</text:span></text:p>
      <text:p text:style-name="P441"><text:span text:style-name="T495">Peter </text:span><text:span text:style-name="T23">work</text:span><text:span text:style-name="T24">s</text:span><text:span text:style-name="T495"> in New York — Питер работает в Нью Йорке;</text:span></text:p>
      <text:p text:style-name="P237"/>
      <text:p text:style-name="P441"><text:span text:style-name="T496">Г</text:span><text:span text:style-name="T404">лагол</text:span><text:span text:style-name="T480"> </text:span><text:span text:style-name="T225">have</text:span><text:span text:style-name="T480"> не пишется с онончанием </text:span><text:span text:style-name="T225">-s</text:span><text:span text:style-name="T480">, а </text:span><text:span text:style-name="T481">преобразуется</text:span><text:span text:style-name="T480"> в </text:span><text:span text:style-name="T225">has</text:span><text:span text:style-name="T480">. </text:span></text:p>
      <text:p text:style-name="P98"/>
      <text:p text:style-name="P98">Окончание <text:span text:style-name="T217">-es</text:span> ставится, если глагол заканчивается: на гласную букву, </text:p>
      <text:p text:style-name="P97">на шипящий звук <text:span text:style-name="T217">(sh, ch)</text:span> <text:span text:style-name="T415">или</text:span> на букву <text:span text:style-name="T217">s/x</text:span>:</text:p>
      <text:list xml:id="list2109101778" text:style-name="L7">
        <text:list-item>
          <text:p text:style-name="P582"><text:span text:style-name="T289">go — </text:span>goes;</text:p>
        </text:list-item>
        <text:list-item>
          <text:p text:style-name="P582"><text:span text:style-name="T289">teach — </text:span>teaches;</text:p>
        </text:list-item>
        <text:list-item>
          <text:p text:style-name="P581"><text:span text:style-name="T289">mix — </text:span><text:span text:style-name="T288">mixes.</text:span></text:p>
        </text:list-item>
      </text:list>
      <text:p text:style-name="P229"/>
      <text:p text:style-name="P100">Если глагол заканчивается на букву y, перед которой согласная, то вместо y </text:p>
      <text:p text:style-name="P99">пишется <text:span text:style-name="T217">i</text:span> <text:span text:style-name="T290">(помимо добавления </text:span><text:span text:style-name="T226">-es</text:span><text:span text:style-name="T290">)</text:span>:</text:p>
      <text:list xml:id="list4271898270" text:style-name="L8">
        <text:list-item>
          <text:p text:style-name="P583">fly — flies; </text:p>
        </text:list-item>
        <text:list-item>
          <text:p text:style-name="P583">cry — cries.</text:p>
        </text:list-item>
      </text:list>
      <text:p text:style-name="P229"/>
      <text:p text:style-name="P248"><text:span text:style-name="T394">П</text:span><text:span text:style-name="T395">еред сказуемым часто </text:span><text:span text:style-name="T397">стоят</text:span><text:span text:style-name="T395"> маячки времени </text:span><text:span text:style-name="T403">(</text:span><text:span text:style-name="T395">наречия частности</text:span><text:span text:style-name="T403">)</text:span><text:span text:style-name="T396">:</text:span></text:p>
      <text:list xml:id="list3025522639" text:style-name="L9">
        <text:list-item>
          <text:p text:style-name="P579">always - <text:span text:style-name="T287">всегда</text:span>;</text:p>
        </text:list-item>
        <text:list-item>
          <text:p text:style-name="P579">usually - <text:span text:style-name="T287">обычно</text:span>;</text:p>
        </text:list-item>
        <text:list-item>
          <text:p text:style-name="P579">often - <text:span text:style-name="T287">часто</text:span>;</text:p>
        </text:list-item>
        <text:list-item>
          <text:p text:style-name="P579">sometimes - <text:span text:style-name="T287">иногда</text:span>;</text:p>
        </text:list-item>
        <text:list-item>
          <text:p text:style-name="P579">never — <text:span text:style-name="T287">никогда</text:span>.</text:p>
        </text:list-item>
      </text:list>
      <text:p text:style-name="P21"/>
      <text:p text:style-name="P230"><text:span text:style-name="T217">I </text:span><text:span text:style-name="T282">always</text:span><text:span text:style-name="T217"> wash my hands before eating — Я всегда мою руки перед едой.</text:span></text:p>
      <text:p text:style-name="P229"/>
      <text:p text:style-name="P3">Отрицания в Present Simple</text:p>
      <text:p text:style-name="P3"/>
      <text:p text:style-name="P244"><text:span text:style-name="T295">Использу</text:span><text:span text:style-name="T296">ю</text:span><text:span text:style-name="T295">тся чтобы сказать о том, что что-либо:</text:span></text:p>
      <text:list xml:id="list2933893324" text:style-name="L10">
        <text:list-item>
          <text:p text:style-name="P584">не является фактом настоящего <text:span text:style-name="T426">или истиной</text:span>;</text:p>
        </text:list-item>
        <text:list-item>
          <text:p text:style-name="P584">не происходит с какой-то регулярностью.</text:p>
        </text:list-item>
      </text:list>
      <text:p text:style-name="P235"/>
      <text:p text:style-name="P234">За отрицание отвечает частица <text:span text:style-name="T217">not</text:span>, которая идет в паре со вспомогательным глаголом <text:span text:style-name="T217">do</text:span>.</text:p>
      <text:p text:style-name="P234">Если подлежащее <text:span text:style-name="T217">he/she/it</text:span>, то испольузется <text:span text:style-name="T217">does</text:span>. <text:span text:style-name="T412">Смысловой глагол без изменений.</text:span></text:p>
      <text:p text:style-name="P233"/>
      <text:p text:style-name="P52">People <text:span text:style-name="T3">do </text:span><text:span text:style-name="T28">not</text:span> <text:span text:style-name="T17">live</text:span> in space — Люди не живут в космосе.</text:p>
      <text:p text:style-name="P52">Water <text:span text:style-name="T3">does </text:span><text:span text:style-name="T28">not</text:span> <text:span text:style-name="T17">boil</text:span> at 50 degrees Celsius — Вода не кипит при 50 грудусах.</text:p>
      <text:p text:style-name="P52"/>
      <text:p text:style-name="P245"><text:span text:style-name="T293">Практически всегда </text:span><text:span text:style-name="T261">do/</text:span><text:span text:style-name="T262">does</text:span><text:span text:style-name="T261"> not</text:span><text:span text:style-name="T293"> использу</text:span><text:span text:style-name="T294">е</text:span><text:span text:style-name="T293">тся в сокращении: </text:span></text:p>
      <text:p text:style-name="P53">We don`t drink whisky — Мы не пьем виски.</text:p>
      <text:p text:style-name="P54">He doesn`t drink tea — Он не пьет чай.</text:p>
      <text:p text:style-name="P165"/>
      <text:p text:style-name="P165">Вопросы в Present Simple</text:p>
      <text:p text:style-name="P53"/>
      <text:p text:style-name="P118">Используюся чтобы:</text:p>
      <text:list xml:id="list2711585050" text:style-name="L11">
        <text:list-item>
          <text:p text:style-name="P585">узнать о фактах настоящего;</text:p>
        </text:list-item>
        <text:list-item>
          <text:p text:style-name="P585">о событиях, которые происходят с какой-то регулярностью.</text:p>
        </text:list-item>
      </text:list>
      <text:p text:style-name="P117"/>
      <text:p text:style-name="P117">Вопрос задается с помощью вспомогательного глагола <text:span text:style-name="T217">do/</text:span><text:span text:style-name="T227">does</text:span>, который ставится перед подлежащим. Смысловой глагол без изменений (в начальной форме).</text:p>
      <text:p text:style-name="P242"><text:soft-page-break/><text:span text:style-name="T7">Do</text:span><text:span text:style-name="T292"> you </text:span><text:span text:style-name="T22">like</text:span><text:span text:style-name="T292"> action movies? </text:span><text:span text:style-name="T244">— </text:span><text:span text:style-name="T292">Тебе нравятся экшен фильмы? </text:span></text:p>
      <text:p text:style-name="P55">What books <text:span text:style-name="T3">do</text:span> you <text:span text:style-name="T17">read</text:span>? <text:span text:style-name="T291">—</text:span> Какие книги тебе нравятся?</text:p>
      <text:p text:style-name="P6"/>
      <text:p text:style-name="P6">Глаголы <text:span text:style-name="T236">d</text:span><text:span text:style-name="T217">o</text:span> и <text:span text:style-name="T236">b</text:span><text:span text:style-name="T217">e</text:span> <text:span text:style-name="T466">в Present Simple</text:span></text:p>
      <text:p text:style-name="P4"/>
      <text:p text:style-name="P254"><text:span text:style-name="T304">Глагол</text:span><text:span text:style-name="T299"> d</text:span><text:span text:style-name="T300">o </text:span><text:span text:style-name="T301">означает</text:span><text:span text:style-name="T300"> «делать». В предложении </text:span><text:span text:style-name="T304">он</text:span><text:span text:style-name="T300"> может может встречаться несколько раз, </text:span></text:p>
      <text:p text:style-name="P254"><text:span text:style-name="T300">в качестве вспомогательного и смыслового: </text:span><text:span text:style-name="T245">What </text:span><text:span text:style-name="T5">do</text:span><text:span text:style-name="T245"> you </text:span><text:span text:style-name="T21">do</text:span><text:span text:style-name="T245">? </text:span><text:span text:style-name="T246">— </text:span><text:span text:style-name="T245">Что ты делаешь? </text:span></text:p>
      <text:p text:style-name="P65"/>
      <text:p text:style-name="P455"><text:span text:style-name="T263">To </text:span><text:span text:style-name="T264">be</text:span><text:span text:style-name="T299"> — </text:span><text:span text:style-name="T303">это начальная форма глагола</text:span><text:span text:style-name="T299"> «быть», </text:span><text:span text:style-name="T331">кот</text:span><text:span text:style-name="T332">орая</text:span><text:span text:style-name="T299"> меняется в</text:span></text:p>
      <text:p text:style-name="P249"><text:span text:style-name="T299">завис</text:span><text:span text:style-name="T304">имости</text:span><text:span text:style-name="T299"> от подлежащего, </text:span><text:span text:style-name="T332">на</text:span><text:span text:style-name="T299">: </text:span></text:p>
      <text:list xml:id="list186063382" text:style-name="L12">
        <text:list-item>
          <text:p text:style-name="P606"><text:span text:style-name="T299">a</text:span><text:span text:style-name="T292">m — если подлежащее в первом лице (</text:span><text:span text:style-name="T243">I</text:span><text:span text:style-name="T292">);</text:span></text:p>
        </text:list-item>
        <text:list-item>
          <text:p text:style-name="P586">is — если подлежащее в третьем лице, единственном числе (<text:span text:style-name="T217">he/she/it</text:span>);</text:p>
        </text:list-item>
        <text:list-item>
          <text:p text:style-name="P586">are — если подлежащее во множественном числе (<text:span text:style-name="T217">you/we/they</text:span>).</text:p>
        </text:list-item>
      </text:list>
      <text:p text:style-name="P122"/>
      <text:p text:style-name="P257"><text:span text:style-name="T301">Э</text:span><text:span text:style-name="T305">ти формы </text:span><text:span text:style-name="T309">глагола</text:span><text:span text:style-name="T305"> </text:span><text:span text:style-name="T265">be</text:span><text:span text:style-name="T330"> </text:span><text:span text:style-name="T305">заменяют собой сказуемое в тех </text:span><text:span text:style-name="T306">ситуациях</text:span><text:span text:style-name="T305">, </text:span><text:span text:style-name="T306">когда</text:span><text:span text:style-name="T305"> оно отсутсвует</text:span></text:p>
      <text:p text:style-name="P436"><text:span text:style-name="T310">и помогают привязать предложение ко времени </text:span><text:span text:style-name="T305">(т. к. </text:span><text:span text:style-name="T304">для английского языка </text:span></text:p>
      <text:p text:style-name="P436"><text:span text:style-name="T304">не характерно, когда в предложении нет </text:span><text:span text:style-name="T305">сказуемого).</text:span></text:p>
      <text:p text:style-name="P121"/>
      <text:p text:style-name="P255"><text:span text:style-name="T38">I </text:span><text:span text:style-name="T6">am</text:span><text:span text:style-name="T247"> a doctor — Я (</text:span><text:span text:style-name="T248">есть</text:span><text:span text:style-name="T247">) доктор.</text:span></text:p>
      <text:p text:style-name="P19"><text:span text:style-name="T30">We</text:span><text:span text:style-name="T432"> </text:span><text:span text:style-name="T8">are</text:span><text:span text:style-name="T432"> happy </text:span><text:span text:style-name="T435">— </text:span><text:span text:style-name="T432">Мы (есть) счастливы.</text:span></text:p>
      <text:p text:style-name="P123"/>
      <text:p text:style-name="P133"><text:span text:style-name="T464">Г</text:span>лагол <text:span text:style-name="T228">be</text:span><text:span text:style-name="T464"> </text:span>появляется, когда говорят:</text:p>
      <text:list xml:id="list4013332303" text:style-name="L13">
        <text:list-item>
          <text:p text:style-name="P587">кто человек по профессии <text:span text:style-name="T468">(</text:span><text:span text:style-name="T219">I am a football player</text:span><text:span text:style-name="T220">)</text:span>;</text:p>
        </text:list-item>
        <text:list-item>
          <text:p text:style-name="P587">в каком состоянии человек или объект <text:span text:style-name="T468">(</text:span><text:span text:style-name="T219">This dress is blue</text:span><text:span text:style-name="T220">)</text:span>;</text:p>
        </text:list-item>
        <text:list-item>
          <text:p text:style-name="P587">где находится человек или объект <text:span text:style-name="T468">(</text:span><text:span text:style-name="T219">Molly is in her office now</text:span><text:span text:style-name="T220">)</text:span>;</text:p>
        </text:list-item>
      </text:list>
      <text:p text:style-name="P120"/>
      <text:p text:style-name="P256"><text:span text:style-name="T310">Глагол</text:span><text:span text:style-name="T302"> </text:span><text:span text:style-name="T249">be</text:span><text:span text:style-name="T302"> может использоваться в связке с прилагательным. </text:span><text:span text:style-name="T307">При переводе таких связок можно подобрать отдельный глагол, которого нет в английском.</text:span></text:p>
      <text:p text:style-name="P119"/>
      <text:p text:style-name="P429"><text:span text:style-name="T249">I </text:span><text:span text:style-name="T267">am interested</text:span><text:span text:style-name="T249"> in art — Я</text:span><text:span text:style-name="T250"> </text:span><text:span text:style-name="T268">интересуюсь</text:span><text:span text:style-name="T259"> </text:span><text:span text:style-name="T250">искусством </text:span><text:span text:style-name="T259">(есть заинтересованный)</text:span><text:span text:style-name="T250">.</text:span></text:p>
      <text:p text:style-name="P259"><text:span text:style-name="T250">My hands </text:span><text:span text:style-name="T268">are cold</text:span><text:span text:style-name="T250"> — Мои руки</text:span><text:span text:style-name="T251"> </text:span><text:span text:style-name="T268">замерзли </text:span><text:span text:style-name="T259">(есть замерзшие)</text:span><text:span text:style-name="T251">.</text:span></text:p>
      <text:p text:style-name="P57"/>
      <text:p text:style-name="P124">В вопросительных предложениях глагол <text:span text:style-name="T217">be</text:span> меняется местами с подлежащим, </text:p>
      <text:p text:style-name="P124">а в отрицательных, используется с частицей <text:span text:style-name="T217">not</text:span>:</text:p>
      <text:p text:style-name="P124"/>
      <text:p text:style-name="P17"><text:span text:style-name="T433">I </text:span><text:span text:style-name="T432">am not a student — Я не студент.</text:span></text:p>
      <text:p text:style-name="P59">We are not English speakers — Они не англоговорящие люди.</text:p>
      <text:p text:style-name="P17"><text:span text:style-name="T433">I</text:span><text:span text:style-name="T432">s it dark? — Сейчас темно?</text:span></text:p>
      <text:p text:style-name="P59">Are they hungry? — Они голодны?</text:p>
      <text:p text:style-name="P59"/>
      <text:p text:style-name="P125">Если перед <text:span text:style-name="T229">am/is/are</text:span> нет вопросительного слова, то это общий вопрос. </text:p>
      <text:p text:style-name="P125">В корешке ответа вместо <text:span text:style-name="T217">do/does</text:span> используется <text:span text:style-name="T217">am/is/are</text:span>:</text:p>
      <text:p text:style-name="P125"/>
      <text:p text:style-name="P18"><text:span text:style-name="T432">Am I in danger? Yes, you are. </text:span><text:span text:style-name="T434">—</text:span><text:span text:style-name="T432"> Я в опасности? Да.</text:span></text:p>
      <text:p text:style-name="P18"><text:span text:style-name="T432">Is John married? - No, he isn`t. </text:span><text:span text:style-name="T434">— </text:span><text:span text:style-name="T432">Джон женат? </text:span><text:span text:style-name="T434">— </text:span><text:span text:style-name="T432">Нет.</text:span></text:p>
      <text:p text:style-name="P58"/>
      <text:p text:style-name="P58"><text:span text:style-name="T393">Специальный вопрос начинается с вопросительного слова </text:span><text:span text:style-name="T400">или связки</text:span><text:span text:style-name="T393">:</text:span> </text:p>
      <text:p text:style-name="P58">Where is Jill?<text:span text:style-name="T465"> </text:span>She is at school. <text:span text:style-name="T465">— </text:span>Где Джил? Она в школе.</text:p>
      <text:p text:style-name="P58"/>
      <text:p text:style-name="P261"><text:span text:style-name="T312">Очень часто </text:span><text:span text:style-name="T253">am/is/are</text:span><text:span text:style-name="T312"> сокращаются: </text:span><text:span text:style-name="T253">I am → I`m, he is → he`s, <text:s/></text:span></text:p>
      <text:p text:style-name="P261"><text:span text:style-name="T253">you are → you`re, John is → John`s, </text:span><text:span text:style-name="T255">t</text:span><text:span text:style-name="T253">hey are → </text:span><text:span text:style-name="T255">t</text:span><text:span text:style-name="T253">hey`re</text:span><text:span text:style-name="T254">. </text:span></text:p>
      <text:p text:style-name="P423"><text:soft-page-break/><text:span text:style-name="T313">С</text:span><text:span text:style-name="T314">окращать можно как по </text:span><text:span text:style-name="T315">вспом.</text:span><text:span text:style-name="T314"> глаголу, так и по частице </text:span><text:span text:style-name="T256">not</text:span><text:span text:style-name="T314">: </text:span><text:span text:style-name="T256">he is not → he`s not</text:span><text:span text:style-name="T257"> или</text:span><text:span text:style-name="T256"> he isn`t.</text:span></text:p>
      <text:p text:style-name="P101"><text:span text:style-name="T436">П</text:span><text:span text:style-name="T432">ри этом </text:span><text:span text:style-name="T243">am</text:span><text:span text:style-name="T432"> сокращается только по </text:span><text:span text:style-name="T243">am</text:span><text:span text:style-name="T432"> → </text:span><text:span text:style-name="T243">I`m not (I amn`t не существует).</text:span></text:p>
      <text:p text:style-name="P66"/>
      <text:p text:style-name="P156">Present Continuous</text:p>
      <text:p text:style-name="P126"/>
      <text:p text:style-name="P126">Указывает на событие, происходящее именно сейчас и которое еще не закончилось.</text:p>
      <text:p text:style-name="P129">Состоит из связки вспомогательного глагола <text:span text:style-name="T217">be</text:span> и смыслового с окончанием <text:span text:style-name="T217">-ing</text:span>:</text:p>
      <text:p text:style-name="P127"/>
      <text:p text:style-name="P60">She <text:span text:style-name="T418">is</text:span> driv<text:span text:style-name="T418">ing</text:span> to work. <text:span text:style-name="T465">—</text:span> Она (сейчас) едет на работу.</text:p>
      <text:p text:style-name="P61">You <text:span text:style-name="T418">are</text:span> do<text:span text:style-name="T418">ing</text:span> great! <text:span text:style-name="T465">—</text:span> У тебя отлично получается!</text:p>
      <text:p text:style-name="P126"/>
      <text:p text:style-name="P258"><text:span text:style-name="T311">Если глагол заканчивается на </text:span><text:span text:style-name="T252">-e</text:span><text:span text:style-name="T311">, то при добавлении </text:span><text:span text:style-name="T252">-ing</text:span><text:span text:style-name="T311"> она выпадает: </text:span><text:span text:style-name="T252">make → making.</text:span></text:p>
      <text:p text:style-name="P128">Если глагол заканчивается на <text:span text:style-name="T217">-ie</text:span>, то при добавлении <text:span text:style-name="T217">-ing</text:span> оно меняется на <text:span text:style-name="T217">-y</text:span>: <text:span text:style-name="T217">lie → lying. </text:span></text:p>
      <text:p text:style-name="P60"/>
      <text:p text:style-name="P128">Если глагол из 1 слога, с одной гласной буквой, после которой солгасная, то при </text:p>
      <text:p text:style-name="P258"><text:span text:style-name="T311">добавлении </text:span><text:span text:style-name="T252">-ing</text:span><text:span text:style-name="T311"> согласная удваивается: </text:span><text:span text:style-name="T252">hit → hitting, sit → sitting.</text:span></text:p>
      <text:p text:style-name="P128"/>
      <text:p text:style-name="P260"><text:span text:style-name="T311">В </text:span><text:span text:style-name="T292">окончании </text:span><text:span text:style-name="T243">-ing</text:span><text:span text:style-name="T292"> буква </text:span><text:span text:style-name="T243">g</text:span><text:span text:style-name="T292"> не произносится. Сочетание </text:span><text:span text:style-name="T243">ng</text:span><text:span text:style-name="T292"> образет необычный звук, которого нет в русском языке — носовой </text:span><text:span text:style-name="T243">n</text:span><text:span text:style-name="T292"> (при произнесении пускается воздух через нос).</text:span></text:p>
      <text:p text:style-name="P129"/>
      <text:p text:style-name="P130"><text:span text:style-name="T472">Слова-м</text:span>аячки Present Continuous:</text:p>
      <text:list xml:id="list1506169299" text:style-name="L14">
        <text:list-item>
          <text:p text:style-name="P588">look — смотри;</text:p>
        </text:list-item>
        <text:list-item>
          <text:p text:style-name="P588">now — сейчас (обычно стоит в конце);</text:p>
        </text:list-item>
        <text:list-item>
          <text:p text:style-name="P588">at the moment — в этот момент (обычно в конце).</text:p>
        </text:list-item>
      </text:list>
      <text:p text:style-name="P128"/>
      <text:p text:style-name="P61">I am working right <text:span text:style-name="T418">now</text:span>. — Прямо сейчас я работаю.</text:p>
      <text:p text:style-name="P61"><text:span text:style-name="T418">Look</text:span> out of the window! It`s raining. — Посмотри в окно. Идет дождь.</text:p>
      <text:p text:style-name="P131"/>
      <text:p text:style-name="P155">Отрицания в Present Continuous</text:p>
      <text:p text:style-name="P155"/>
      <text:p text:style-name="P132">Используется чтобы сказать, что что-то не происходит именно сейчас.</text:p>
      <text:p text:style-name="P132">Для этого к глаголу <text:span text:style-name="T217">be</text:span> добавляется частица <text:span text:style-name="T217">not</text:span>.</text:p>
      <text:p text:style-name="P132"/>
      <text:p text:style-name="P62">I`m not listening to you. <text:span text:style-name="T469">—</text:span> Я не слушаю тебя.</text:p>
      <text:p text:style-name="P62">He isn`t cleaning the carpet. <text:span text:style-name="T469">—</text:span> Он не чистит ковер.</text:p>
      <text:p text:style-name="P62"/>
      <text:p text:style-name="P160">Вопросы в Present Continuous</text:p>
      <text:p text:style-name="P63"/>
      <text:p text:style-name="P554">Здесь использ<text:span text:style-name="T471">уются</text:span> теже правила, что при составлении вопросов в </text:p>
      <text:p text:style-name="P555">Present Simple с глаголом <text:span text:style-name="T217">be</text:span>:</text:p>
      <text:p text:style-name="P63">Am I listening? <text:span text:style-name="T469">—</text:span> Я слушаю?</text:p>
      <text:p text:style-name="P63">Are you playing? Yes, I am. <text:span text:style-name="T469">—</text:span> Ты играешь? Да.</text:p>
      <text:p text:style-name="P63">Where is he going? <text:span text:style-name="T469">—</text:span> Куда он идет?</text:p>
      <text:p text:style-name="P64">What book is she reading? <text:span text:style-name="T469">— </text:span>Какую книгу она читает? <text:span text:style-name="T470">(сейчас)</text:span></text:p>
      <text:p text:style-name="P64"/>
      <text:p text:style-name="P262"><text:span text:style-name="T335">Глаголы, которые не использ</text:span><text:span text:style-name="T341">уются</text:span><text:span text:style-name="T335"> в </text:span><text:span text:style-name="T336">Continuous</text:span></text:p>
      <text:p text:style-name="P157"/>
      <text:p text:style-name="P134">Это глаголы, обозначающие состояние, которое не меняется под дейсвтием момента.</text:p>
      <text:p text:style-name="P263"><text:span text:style-name="T316">Как правило это </text:span><text:span text:style-name="T317">описание</text:span><text:span text:style-name="T316"> чувств или мыслей. </text:span><text:span text:style-name="T317">В особых случаях эти глаголы могут иметь переносное или контекстное значение, тогда их можно встретить в форме Continuous. </text:span></text:p>
      <text:p text:style-name="P137">Но в большинстве случаев следующие глаголы используются в форме Simple:</text:p>
      <text:p text:style-name="P138"><text:soft-page-break/>Глаголы восприятия:</text:p>
      <text:list xml:id="list102964910" text:style-name="L15">
        <text:list-item>
          <text:p text:style-name="P589">see — видеть;</text:p>
        </text:list-item>
        <text:list-item>
          <text:p text:style-name="P589">hear — слышать;</text:p>
        </text:list-item>
        <text:list-item>
          <text:p text:style-name="P589">feel — чувствовать;</text:p>
        </text:list-item>
        <text:list-item>
          <text:p text:style-name="P589">taste — чувствовать вкус (пробовать);</text:p>
        </text:list-item>
        <text:list-item>
          <text:p text:style-name="P589">smell — чувствовать запах (нюхать).</text:p>
        </text:list-item>
      </text:list>
      <text:p text:style-name="P137"/>
      <text:p text:style-name="P138">Глаголы для выражения мнения:</text:p>
      <text:list xml:id="list481587389" text:style-name="L16">
        <text:list-item>
          <text:p text:style-name="P590">belive — верить;</text:p>
        </text:list-item>
        <text:list-item>
          <text:p text:style-name="P590">doubt — сомневаться;</text:p>
        </text:list-item>
        <text:list-item>
          <text:p text:style-name="P590">think — думать.</text:p>
        </text:list-item>
      </text:list>
      <text:p text:style-name="P137"/>
      <text:p text:style-name="P138">Глаголы, показывающие состояние мыслей:</text:p>
      <text:list xml:id="list4123062972" text:style-name="L17">
        <text:list-item>
          <text:p text:style-name="P591">forget — забывать;</text:p>
        </text:list-item>
        <text:list-item>
          <text:p text:style-name="P591">imagine — представлять;</text:p>
        </text:list-item>
        <text:list-item>
          <text:p text:style-name="P591">know — знать;</text:p>
        </text:list-item>
        <text:list-item>
          <text:p text:style-name="P591">understand — понимать.</text:p>
        </text:list-item>
      </text:list>
      <text:p text:style-name="P137"/>
      <text:p text:style-name="P139">Глаголы, указывающие на эмоции и желания:</text:p>
      <text:list xml:id="list1383758314" text:style-name="L18">
        <text:list-item>
          <text:p text:style-name="P592">love — любить;</text:p>
        </text:list-item>
        <text:list-item>
          <text:p text:style-name="P592">like — нравиться;</text:p>
        </text:list-item>
        <text:list-item>
          <text:p text:style-name="P592">hate — ненавидеть;</text:p>
        </text:list-item>
        <text:list-item>
          <text:p text:style-name="P592">hope — надеяться;</text:p>
        </text:list-item>
        <text:list-item>
          <text:p text:style-name="P592">want — хотеть;</text:p>
        </text:list-item>
        <text:list-item>
          <text:p text:style-name="P592">wish — желать.</text:p>
        </text:list-item>
      </text:list>
      <text:p text:style-name="P140"/>
      <text:p text:style-name="P139">Другие глаголы:</text:p>
      <text:list xml:id="list1431114769" text:style-name="L19">
        <text:list-item>
          <text:p text:style-name="P593">look — выглядеть;</text:p>
        </text:list-item>
        <text:list-item>
          <text:p text:style-name="P593">have — иметь.</text:p>
        </text:list-item>
      </text:list>
      <text:p text:style-name="P140"/>
      <text:p text:style-name="P69">I think Amy is a strange girl. - Я думаю, Эмми странная девушка.</text:p>
      <text:p text:style-name="P69">Do you know this man? - Вы знаете этого мужчину?</text:p>
      <text:p text:style-name="P69">You look great! - Ты выглядишь отлично!</text:p>
      <text:p text:style-name="P161"/>
      <text:p text:style-name="P161">Present Perfect</text:p>
      <text:p text:style-name="P141"/>
      <text:p text:style-name="P264"><text:span text:style-name="T324">У</text:span><text:span text:style-name="T320">казывает на дейсвтие совершенное когда-то в прошлом, но подчеркивает, что результат важен сейчас </text:span><text:span text:style-name="T321">(т. е. к какому результату в итоге это привело)</text:span><text:span text:style-name="T320">.</text:span></text:p>
      <text:p text:style-name="P142"/>
      <text:p text:style-name="P266"><text:span text:style-name="T320">С</text:span><text:span text:style-name="T323">остоит и</text:span><text:span text:style-name="T325">з </text:span><text:span text:style-name="T326">2х частей:</text:span><text:span text:style-name="T323"> вспомогат</text:span><text:span text:style-name="T326">ельного</text:span><text:span text:style-name="T323"> глагола </text:span><text:span text:style-name="T266">have</text:span><text:span text:style-name="T323"> (который привязывает действие </text:span></text:p>
      <text:p text:style-name="P266"><text:span text:style-name="T323">к настоящему) и смыслового глагола в 3й форме (</text:span><text:span text:style-name="T327">переводится как «сделанный»</text:span><text:span text:style-name="T323">).</text:span></text:p>
      <text:p text:style-name="P145"/>
      <text:p text:style-name="P264"><text:span text:style-name="T320">На русский язык Present Perfect переводится в прошлом </text:span><text:span text:style-name="T322">(иногда настоящ</text:span><text:span text:style-name="T324">и</text:span><text:span text:style-name="T322">м, </text:span><text:span text:style-name="T324">для удобства</text:span><text:span text:style-name="T322">)</text:span><text:span text:style-name="T320">, </text:span></text:p>
      <text:p text:style-name="P146">а в английском принадлежит к катергории настоящих времен.</text:p>
      <text:p text:style-name="P145"/>
      <text:p text:style-name="P23"><text:span text:style-name="T438">I </text:span><text:span text:style-name="T444">have</text:span><text:span text:style-name="T432"> already </text:span><text:span text:style-name="T444">seen</text:span><text:span text:style-name="T432"> this movie. </text:span><text:span text:style-name="T439">—</text:span><text:span text:style-name="T432"> Я уже видел этот фильм (просмотрел, т. е. опыт).</text:span></text:p>
      <text:p text:style-name="P23"><text:span text:style-name="T432">You </text:span><text:span text:style-name="T444">have</text:span><text:span text:style-name="T432"> </text:span><text:span text:style-name="T444">broken</text:span><text:span text:style-name="T432"> the vase. </text:span><text:span text:style-name="T439">— </text:span><text:span text:style-name="T432">Ты разбил вазу. (есть очевидный результат, кот. случился ранее) </text:span></text:p>
      <text:p text:style-name="P24"><text:span text:style-name="T440">It`s the fitst time I </text:span><text:span text:style-name="T445">have</text:span><text:span text:style-name="T440"> </text:span><text:span text:style-name="T445">driven</text:span><text:span text:style-name="T440"> a car — Это впервые, когда я веду машину. (в настоящем)</text:span></text:p>
      <text:p text:style-name="P143"/>
      <text:p text:style-name="P150"/>
      <text:p text:style-name="P150"><text:soft-page-break/>Как проявляется результат:</text:p>
      <text:list xml:id="list3623901539" text:style-name="L20">
        <text:list-item>
          <text:p text:style-name="P608"><text:span text:style-name="T343">это </text:span><text:span text:style-name="T342">очевидные изменения;</text:span></text:p>
        </text:list-item>
        <text:list-item>
          <text:p text:style-name="P607"><text:span text:style-name="T321">полученный </text:span><text:span text:style-name="T325">ранее</text:span><text:span text:style-name="T321"> опыт или впечатления;</text:span></text:p>
        </text:list-item>
        <text:list-item>
          <text:p text:style-name="P594">недавно произошедшие события или новая информация.</text:p>
          <text:p text:style-name="P594"/>
        </text:list-item>
      </text:list>
      <text:p text:style-name="P147">Также Present Perfect используют, если что-то произошло впервые:</text:p>
      <text:p text:style-name="P144"/>
      <text:p text:style-name="P67">It`s the first time something has happend. - Этой первый раз, когда что-то произошло.</text:p>
      <text:p text:style-name="P67">(вместо first можно указать любое порядковое число: second, third)</text:p>
      <text:p text:style-name="P144"/>
      <text:p text:style-name="P147">Present Perferct — яркий пример того, что нельзя переводить английские </text:p>
      <text:p text:style-name="P147">предложения слово в слово:</text:p>
      <text:p text:style-name="P147"/>
      <text:p text:style-name="P22"><text:span text:style-name="T431">I have done. </text:span><text:span text:style-name="T437">—</text:span><text:span text:style-name="T431"> Я сделал (</text:span><text:span text:style-name="T448">досл. </text:span><text:span text:style-name="T431">Я имею сделанным).</text:span></text:p>
      <text:p text:style-name="P70"/>
      <text:p text:style-name="P171">Есть 2 варианта образования 3й формы глагола:</text:p>
      <text:list xml:id="list1242423757" text:style-name="L21">
        <text:list-item>
          <text:p text:style-name="P595">если глагол правильный, то добавляем к его начальной форме окончание <text:span text:style-name="T217">-ed</text:span>;</text:p>
        </text:list-item>
        <text:list-item>
          <text:p text:style-name="P595">если неправильный, то находим в таблице неправильных глаголов.</text:p>
        </text:list-item>
      </text:list>
      <text:p text:style-name="P172"/>
      <text:p text:style-name="P417"><text:span text:style-name="T344">Н</text:span><text:span text:style-name="T345">еправильны</text:span><text:span text:style-name="T344">й</text:span><text:span text:style-name="T345"> глагол </text:span><text:span text:style-name="T344">это </text:span><text:span text:style-name="T345">тот, который во 2й или 3й форме </text:span><text:span text:style-name="T359">записывается</text:span><text:span text:style-name="T345"> </text:span><text:span text:style-name="T359">по особенному</text:span><text:span text:style-name="T345">. </text:span></text:p>
      <text:p text:style-name="P173">Самые популярные неправильные глаголы нужно заучить (см. таблицу ниже).</text:p>
      <text:p text:style-name="P172"/>
      <text:p text:style-name="P175">Слова-маячки Present Perfect:</text:p>
      <text:list xml:id="list875619329" text:style-name="L22">
        <text:list-item>
          <text:p text:style-name="P596">just — только что;</text:p>
        </text:list-item>
        <text:list-item>
          <text:p text:style-name="P596">already — уже;</text:p>
        </text:list-item>
        <text:list-item>
          <text:p text:style-name="P596">yet — еще не;</text:p>
        </text:list-item>
      </text:list>
      <text:p text:style-name="P177"/>
      <text:p text:style-name="P418"><text:span text:style-name="T272">Just</text:span><text:span text:style-name="T346"> и </text:span><text:span text:style-name="T272">already</text:span><text:span text:style-name="T346"> используются в утверждениях. </text:span><text:span text:style-name="T272">Yet</text:span><text:span text:style-name="T346"> — в вопросах и отрицаниях</text:span><text:span text:style-name="T347">. </text:span></text:p>
      <text:p text:style-name="P419"><text:span text:style-name="T347">(</text:span><text:span text:style-name="T271">already</text:span><text:span text:style-name="T342"> также можно ставить в вопросах).</text:span></text:p>
      <text:p text:style-name="P179"/>
      <text:p text:style-name="P178">Место <text:span text:style-name="T217">just</text:span>, <text:span text:style-name="T217">already</text:span> в предложении — между <text:span text:style-name="T217">have</text:span> и 3й формой глагола. </text:p>
      <text:p text:style-name="P178">Слово <text:span text:style-name="T217">yet</text:span> стоит в конце предложения.</text:p>
      <text:p text:style-name="P176"/>
      <text:p text:style-name="P71">I have <text:span text:style-name="T418">just</text:span> eaten a sandwich. <text:span text:style-name="T473">—</text:span> Я только что съел бутерброд.</text:p>
      <text:p text:style-name="P71">We have n<text:span text:style-name="T476">o</text:span>t finished <text:span text:style-name="T418">yet</text:span>. <text:span text:style-name="T473">—</text:span> Мы еще не закончили.</text:p>
      <text:p text:style-name="P174"/>
      <text:p text:style-name="P180">Другие указатели времени:</text:p>
      <text:list xml:id="list2566814376" text:style-name="L23">
        <text:list-item>
          <text:p text:style-name="P597">ever — когда либо;</text:p>
        </text:list-item>
        <text:list-item>
          <text:p text:style-name="P597">never — никогда;</text:p>
        </text:list-item>
        <text:list-item>
          <text:p text:style-name="P597">recently — в последнее время;</text:p>
        </text:list-item>
        <text:list-item>
          <text:p text:style-name="P597">these days — в последние дни;</text:p>
        </text:list-item>
        <text:list-item>
          <text:p text:style-name="P597">словосочетание с this (this mornig, this week).</text:p>
        </text:list-item>
      </text:list>
      <text:p text:style-name="P179"/>
      <text:p text:style-name="P179">Место <text:span text:style-name="T217">ever</text:span>, <text:span text:style-name="T217">never</text:span> — перед 3й формой глагола, <text:span text:style-name="T475">а</text:span> <text:span text:style-name="T217">recently</text:span>, <text:span text:style-name="T217">these days</text:span> и </text:p>
      <text:p text:style-name="P179">словосочетания с <text:span text:style-name="T217">this</text:span> — в конце предложения.</text:p>
      <text:p text:style-name="P179"/>
      <text:p text:style-name="P72">I <text:span text:style-name="T476">ha</text:span>ve <text:span text:style-name="T418">never</text:span> been to New York. <text:span text:style-name="T474">— </text:span>Я никогда не был в Нью Йорке.</text:p>
      <text:p text:style-name="P72">I <text:span text:style-name="T476">ha</text:span>ve worked a lot <text:span text:style-name="T418">these days</text:span>. <text:span text:style-name="T474">—</text:span> Я много работал в эти дни.</text:p>
      <text:p text:style-name="P181"/>
      <text:p text:style-name="P166"/>
      <text:p text:style-name="P545">Отрицания в Present Perfect</text:p>
      <text:p text:style-name="P182"/>
      <text:p text:style-name="P183">Используются, когда хотят сказать:</text:p>
      <text:list xml:id="list1076505811" text:style-name="L24">
        <text:list-item>
          <text:p text:style-name="P598">об отсутствии ожидаемого результата;</text:p>
        </text:list-item>
        <text:list-item>
          <text:p text:style-name="P598">о том, чего автор никогда не делал или не испытывал.</text:p>
        </text:list-item>
      </text:list>
      <text:p text:style-name="P182"/>
      <text:p text:style-name="P182">Для этого ставится частица <text:span text:style-name="T217">not</text:span> после вспомогательного глагола <text:span text:style-name="T217">have</text:span>.</text:p>
      <text:p text:style-name="P182"/>
      <text:p text:style-name="P182">Также отрицательным считается предложение со словом <text:span text:style-name="T217">never</text:span>, которое передает отрицательный контекст.</text:p>
      <text:p text:style-name="P182"/>
      <text:p text:style-name="P420"><text:span text:style-name="T348">В </text:span><text:span text:style-name="T342">отрицаниях почти всегда используется сокращенная форма глагола — </text:span><text:span text:style-name="T271">haven`t</text:span><text:span text:style-name="T342">.</text:span></text:p>
      <text:p text:style-name="P421"><text:span text:style-name="T360">Сокращени</text:span><text:span text:style-name="T392">е</text:span><text:span text:style-name="T360"> </text:span><text:span text:style-name="T274">`ve not</text:span><text:span text:style-name="T360"> не используется.</text:span></text:p>
      <text:p text:style-name="P182"/>
      <text:p text:style-name="P73">I have<text:span text:style-name="T211">n</text:span><text:span text:style-name="T215">`</text:span><text:span text:style-name="T211">t</text:span> expected that. <text:span text:style-name="T474">—</text:span> Я этого не ожидал.</text:p>
      <text:p text:style-name="P73">I<text:span text:style-name="T476">`</text:span>ve <text:span text:style-name="T211">never</text:span> seen this movie before. <text:span text:style-name="T474">— </text:span>Я до этого не видел этот фильм. </text:p>
      <text:p text:style-name="P73"/>
      <text:p text:style-name="P158">Вопросы в Present Perfect</text:p>
      <text:p text:style-name="P74"/>
      <text:p text:style-name="P185">Используются, если хоят узнать:</text:p>
      <text:list xml:id="list4082081753" text:style-name="L25">
        <text:list-item>
          <text:p text:style-name="P599">сделано ли дело к этом моменту, каким образом оно сделано;</text:p>
        </text:list-item>
        <text:list-item>
          <text:p text:style-name="P609"><text:span text:style-name="T360">имеет ли человек определенный опыт </text:span><text:span text:style-name="T358">или совершил ли он </text:span><text:span text:style-name="T361">нужное</text:span><text:span text:style-name="T358"> действие</text:span><text:span text:style-name="T360">;</text:span></text:p>
        </text:list-item>
      </text:list>
      <text:p text:style-name="P184"/>
      <text:p text:style-name="P421">Для этого используется уже знакомая схема. Глагол <text:span text:style-name="T217">have</text:span> ставится перед по<text:span text:style-name="T482">д</text:span>л<text:span text:style-name="T482">е</text:span>ж<text:span text:style-name="T482">а</text:span>щим.</text:p>
      <text:p text:style-name="P421"/>
      <text:p text:style-name="P75">Why have you done it? <text:span text:style-name="T474">—</text:span> Зачем ты это сделал?</text:p>
      <text:p text:style-name="P75">Have you ever been to Rome? <text:span text:style-name="T474">—</text:span> Вы бывали в Риме?</text:p>
      <text:p text:style-name="P75"/>
      <text:p text:style-name="P159">Present Perfect Continuous</text:p>
      <text:p text:style-name="P186"/>
      <text:p text:style-name="P188">Для того, чтобы использовать, нужно чтобы совпало сразу несколько условий:</text:p>
      <text:list xml:id="list1019821977" text:style-name="L26">
        <text:list-item>
          <text:p text:style-name="P610"><text:span text:style-name="T349">действие не закончено либо закончено не</text:span><text:span text:style-name="T353">давно</text:span><text:span text:style-name="T349">;</text:span></text:p>
        </text:list-item>
        <text:list-item>
          <text:p text:style-name="P610"><text:span text:style-name="T349">известн</text:span><text:span text:style-name="T353">а его продолжительность </text:span><text:span text:style-name="T367">(обычно из контекста предложения)</text:span><text:span text:style-name="T353">.</text:span></text:p>
        </text:list-item>
      </text:list>
      <text:p text:style-name="P187"/>
      <text:p text:style-name="P190">Схема состоит из 3х частей: вспомогательного глагола <text:span text:style-name="T217">have</text:span>, слова <text:span text:style-name="T217">been</text:span> </text:p>
      <text:p text:style-name="P190">и смыслового глагола с окончанием <text:span text:style-name="T217">-ing</text:span>. </text:p>
      <text:p text:style-name="P190"/>
      <text:p text:style-name="P434"><text:span text:style-name="T342">На русский </text:span><text:span text:style-name="T351">язык </text:span><text:span text:style-name="T329">Present Perfect Continuous</text:span><text:span text:style-name="T337"> </text:span><text:span text:style-name="T342">переводится настоящим временем</text:span></text:p>
      <text:p text:style-name="P425"><text:span text:style-name="T350">(редко в прошлом). </text:span><text:span text:style-name="T351">При этом все 3 части </text:span><text:span text:style-name="T352">переводятся</text:span><text:span text:style-name="T351"> одним словом.</text:span></text:p>
      <text:p text:style-name="P189"/>
      <text:p text:style-name="P25"><text:span text:style-name="T431">I </text:span><text:span text:style-name="T444">have been learning</text:span><text:span text:style-name="T431"> English for 2 years. </text:span><text:span text:style-name="T449">—</text:span><text:span text:style-name="T431"> Я </text:span><text:span text:style-name="T444">учу</text:span><text:span text:style-name="T431"> английский уже 2 года (и еще не закончил).</text:span></text:p>
      <text:p text:style-name="P25"><text:span text:style-name="T431">We </text:span><text:span text:style-name="T444">have been cleaning</text:span><text:span text:style-name="T431"> the flat the whole morning. </text:span><text:span text:style-name="T449">— </text:span><text:span text:style-name="T431">Мы </text:span><text:span text:style-name="T444">убирали</text:span><text:span text:style-name="T431"> </text:span><text:span text:style-name="T450">квартиру все утро.</text:span></text:p>
      <text:p text:style-name="P191"/>
      <text:p text:style-name="P192">Формы глагола <text:span text:style-name="T217">have</text:span> <text:span text:style-name="T217">verb-ing</text:span> (подобно <text:span text:style-name="T217">am/is/are verb-ing</text:span>, как в Continuous) не существует.</text:p>
      <text:p text:style-name="P192">Если у смыслового глагола окончание<text:span text:style-name="T217"> -ing</text:span>, то <text:span text:style-name="T217">have</text:span> применяется только с <text:span text:style-name="T217">been</text:span>.</text:p>
      <text:p text:style-name="P192"/>
      <text:p text:style-name="P426"><text:span text:style-name="T353">С</text:span><text:span text:style-name="T342">лова-маячки Present Perfect Continuous:</text:span></text:p>
      <text:list xml:id="list3673134033" text:style-name="L27">
        <text:list-item>
          <text:p text:style-name="P600">for — в течении;</text:p>
        </text:list-item>
        <text:list-item>
          <text:p text:style-name="P600">since — с какого-то времени;</text:p>
        </text:list-item>
        <text:list-item>
          <text:p text:style-name="P600">how long — как долго.</text:p>
        </text:list-item>
      </text:list>
      <text:p text:style-name="P193"><text:soft-page-break/>Дополнительно могут использоваться указатели периода:</text:p>
      <text:list xml:id="list474419953" text:style-name="L28">
        <text:list-item>
          <text:p text:style-name="P601">all — весь (день/год);</text:p>
        </text:list-item>
        <text:list-item>
          <text:p text:style-name="P601">the whole — целый (день/вечер); </text:p>
        </text:list-item>
      </text:list>
      <text:p text:style-name="P189"/>
      <text:p text:style-name="P26"><text:span text:style-name="T431">He</text:span><text:span text:style-name="T451">`</text:span><text:span text:style-name="T432">s been playing</text:span><text:span text:style-name="T431"> for an hour. — Он </text:span><text:span text:style-name="T432">играет</text:span><text:span text:style-name="T431"> уже час </text:span><text:span text:style-name="T451">(в течении часа).</text:span></text:p>
      <text:p text:style-name="P27"><text:span text:style-name="T451">W</text:span><text:span text:style-name="T431">e`</text:span><text:span text:style-name="T432">ve been staying</text:span><text:span text:style-name="T431"> in this hotel since Tuesday. </text:span><text:span text:style-name="T452">— </text:span><text:span text:style-name="T431">Мы </text:span><text:span text:style-name="T432">находимся</text:span><text:span text:style-name="T431"> в этом отеле со вторника.</text:span></text:p>
      <text:p text:style-name="P194"/>
      <text:p text:style-name="P430"><text:span text:style-name="T354">В утверждениях глагол </text:span><text:span text:style-name="T273">have</text:span><text:span text:style-name="T354"> </text:span><text:span text:style-name="T355">часто</text:span><text:span text:style-name="T354"> сокращают до </text:span><text:span text:style-name="T273">`ve</text:span><text:span text:style-name="T354">, а </text:span><text:span text:style-name="T273">has</text:span><text:span text:style-name="T354"> — до </text:span><text:span text:style-name="T273">`s</text:span><text:span text:style-name="T354"> (лего перепутать с </text:span><text:span text:style-name="T273">is</text:span><text:span text:style-name="T354">, посему здесь вспомогательный глагол можно понять только по контексту).</text:span></text:p>
      <text:p text:style-name="P195"/>
      <text:p text:style-name="P428"><text:span text:style-name="T354">Е</text:span><text:span text:style-name="T342">сли используется глагол </text:span><text:span text:style-name="T271">be</text:span><text:span text:style-name="T342"> или глаголы состояния, которые не стоят в Continuous</text:span><text:span text:style-name="T364">,</text:span><text:span text:style-name="T342"> </text:span></text:p>
      <text:p text:style-name="P196">то предложение будет в Present Perfect. </text:p>
      <text:p text:style-name="P196"/>
      <text:p text:style-name="P30"><text:span text:style-name="T432">I </text:span><text:span text:style-name="T444">have known </text:span><text:span text:style-name="T432">(</text:span><text:span text:style-name="T441">а </text:span><text:span text:style-name="T432">не have been knowing)</text:span><text:span text:style-name="T431"> Alice for 3 years. </text:span><text:span text:style-name="T354">—</text:span><text:span text:style-name="T431"> Я </text:span><text:span text:style-name="T444">знаю</text:span><text:span text:style-name="T431"> Алису уже 3 года </text:span></text:p>
      <text:p text:style-name="P31"><text:span text:style-name="T431">I </text:span><text:span text:style-name="T444">haven`t seen</text:span><text:span text:style-name="T431"> Mary for years. </text:span><text:span text:style-name="T451">— </text:span><text:span text:style-name="T431">Я н</text:span><text:span text:style-name="T444">е видел</text:span><text:span text:style-name="T431"> Мэри много лет. </text:span></text:p>
      <text:p text:style-name="P196"/>
      <text:p text:style-name="P431"><text:span text:style-name="T363">Present Perfect Continuous можно упрощать до Present Perfect с пом</text:span><text:span text:style-name="T362">.</text:span><text:span text:style-name="T363"> глаголов </text:span><text:span text:style-name="T275">live</text:span><text:span text:style-name="T363"> </text:span><text:span text:style-name="T362">и</text:span><text:span text:style-name="T363"> </text:span><text:span text:style-name="T275">work</text:span><text:span text:style-name="T363">:</text:span></text:p>
      <text:p text:style-name="P29"><text:span text:style-name="T453">I</text:span><text:span text:style-name="T431">`ve </text:span><text:span text:style-name="T444">been working</text:span><text:span text:style-name="T431"> here for 2 years → I`ve </text:span><text:span text:style-name="T444">worked</text:span><text:span text:style-name="T431"> here for 2 years. </text:span><text:span text:style-name="T454">(смысл одинаковый)</text:span></text:p>
      <text:p text:style-name="P195"/>
      <text:p text:style-name="P7"><text:span text:style-name="T354">О</text:span><text:span text:style-name="T342">трицания в Present Perfect Continuous</text:span></text:p>
      <text:p text:style-name="P197"/>
      <text:p text:style-name="P427"><text:span text:style-name="T355">Использу</text:span><text:span text:style-name="T356">ю</text:span><text:span text:style-name="T355">тся, чтобы сказать, что что-то не происходит в течении указанного времени.</text:span></text:p>
      <text:p text:style-name="P198">Для этого добавляется частица <text:span text:style-name="T217">not</text:span> после вспомогательного глагола <text:span text:style-name="T217">have</text:span>.</text:p>
      <text:p text:style-name="P198"/>
      <text:p text:style-name="P28"><text:span text:style-name="T431">I </text:span><text:span text:style-name="T432">have not been waiting</text:span><text:span text:style-name="T431"> long. </text:span><text:span text:style-name="T452">—</text:span><text:span text:style-name="T431"> Я </text:span><text:span text:style-name="T432">не жду</text:span><text:span text:style-name="T431"> долго.</text:span></text:p>
      <text:p text:style-name="P189"/>
      <text:p text:style-name="P8"><text:span text:style-name="T342">Вопросы </text:span><text:span text:style-name="T357">в Present Perfect Continuous</text:span><text:span text:style-name="T342"> </text:span></text:p>
      <text:p text:style-name="P189"/>
      <text:p text:style-name="P199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99"/>
      <text:p text:style-name="P48"><text:span text:style-name="T431">Have you been waiting long? </text:span><text:span text:style-name="T452">— </text:span><text:span text:style-name="T431">Вы давно ждете? </text:span></text:p>
      <text:p text:style-name="P48"><text:span text:style-name="T431">How long have you been waiting? </text:span><text:span text:style-name="T452">—</text:span><text:span text:style-name="T431"> Как долго вы ждете?</text:span></text:p>
      <text:p text:style-name="P167"/>
      <text:p text:style-name="P167"><text:span text:style-name="T485">Прошедшее. </text:span>Past</text:p>
      <text:p text:style-name="P200"/>
      <text:p text:style-name="P216">Past Perfect и Past Perfect Continuous относительно редки и <text:span text:style-name="T494">в</text:span> рамках начального курса </text:p>
      <text:p text:style-name="P216">не проходятся. <text:span text:style-name="T486">В художественной литературе почти всегда используется Past Simple.</text:span></text:p>
      <text:p text:style-name="P200"/>
      <text:p text:style-name="P162">Past Simple</text:p>
      <text:p text:style-name="P201"/>
      <text:p text:style-name="P203">Используется, чтобы:</text:p>
      <text:list xml:id="list2016624741" text:style-name="L29">
        <text:list-item>
          <text:p text:style-name="P611"><text:span text:style-name="T365">сообщить факты </text:span><text:span text:style-name="T366">прошлого,</text:span><text:span text:style-name="T365"> рассказать историю, </text:span><text:span text:style-name="T373">биографию</text:span><text:span text:style-name="T365">; </text:span></text:p>
        </text:list-item>
        <text:list-item>
          <text:p text:style-name="P602">описать действие из прошлого, результат которого не важен в настоящем.</text:p>
        </text:list-item>
      </text:list>
      <text:p text:style-name="P202"/>
      <text:p text:style-name="P435"><text:span text:style-name="T367">Для этого использются глаголы во 2й форме. </text:span><text:span text:style-name="T368">Вторая форма правильного глагола образуется добавлением окончания </text:span><text:span text:style-name="T276">-ed</text:span><text:span text:style-name="T368">. </text:span><text:span text:style-name="T376">Ф</text:span><text:span text:style-name="T368">орма </text:span><text:span text:style-name="T376">неправильного глагола </text:span><text:span text:style-name="T368">находится в таблице.</text:span></text:p>
      <text:p text:style-name="P202"/>
      <text:p text:style-name="P32"><text:span text:style-name="T431">Mozart </text:span><text:span text:style-name="T444">lived</text:span><text:span text:style-name="T431"> from 1756 to 1791 — Моцарт </text:span><text:span text:style-name="T444">жил</text:span><text:span text:style-name="T431"> с 1756 по 1791 год (факт прошлого). </text:span></text:p>
      <text:p text:style-name="P32"><text:span text:style-name="T431">I </text:span><text:span text:style-name="T444">visited</text:span><text:span text:style-name="T431"> my parents yesterday — Вчера я </text:span><text:span text:style-name="T444">навещал</text:span><text:span text:style-name="T431"> родителей (действие из прошлого).</text:span></text:p>
      <text:p text:style-name="P270"/>
      <text:p text:style-name="P271"><text:soft-page-break/>Если глагол заканчивается на глухой звук, то <text:span text:style-name="T217">-ed</text:span> читается как <text:span text:style-name="T217">t</text:span>, а если на звконкий </text:p>
      <text:p text:style-name="P271">согласный или на гласный звук — то как <text:span text:style-name="T217">d</text:span>: <text:span text:style-name="T217">worked [воркт], played [плэйд]</text:span>.</text:p>
      <text:p text:style-name="P433"/>
      <text:p text:style-name="P269">Если глагол заканчивается на <text:span text:style-name="T217">d </text:span>или <text:span text:style-name="T217">t</text:span>, то <text:span text:style-name="T217">-ed</text:span> читается как <text:span text:style-name="T217">id</text:span>: <text:span text:style-name="T217">recorded [рикодид]</text:span>. </text:p>
      <text:p text:style-name="P272">Если глагол заканчивается на <text:span text:style-name="T217">-e</text:span>, то её не надо писать 2 раза: <text:span text:style-name="T217">chase</text:span> → <text:span text:style-name="T217">chased</text:span>.</text:p>
      <text:p text:style-name="P433"/>
      <text:p text:style-name="P432">Слова-маячки Past Simple:</text:p>
      <text:list xml:id="list330562804" text:style-name="L30">
        <text:list-item>
          <text:p text:style-name="P612">ago — <text:span text:style-name="T487">тому назад</text:span>;</text:p>
        </text:list-item>
        <text:list-item>
          <text:p text:style-name="P613">last — <text:span text:style-name="T487">прошлый</text:span>;</text:p>
        </text:list-item>
        <text:list-item>
          <text:p text:style-name="P603">yesterday — вчера;</text:p>
        </text:list-item>
      </text:list>
      <text:p text:style-name="P206"/>
      <text:p text:style-name="P438"><text:span text:style-name="T374">Past Simple часто путают с Present Perfect, потому что на русский они переводятся </text:span><text:span text:style-name="T375">почти</text:span><text:span text:style-name="T374"> одинаково. Главное отличие в том, что Present Perfect всегда будет сообщать доп</text:span><text:span text:style-name="T375">олнительную</text:span><text:span text:style-name="T374"> информацию, указывающ</text:span><text:span text:style-name="T375">ую </text:span><text:span text:style-name="T374">на настоящее время </text:span><text:span text:style-name="T375">(</text:span><text:span text:style-name="T376">чтобы сообщить</text:span><text:span text:style-name="T375"> результат).</text:span></text:p>
      <text:p text:style-name="P213"/>
      <text:p text:style-name="P214">Past Simple используется когда известен момент в прошлом. Если мы знаешь, </text:p>
      <text:p text:style-name="P214">когда произошло событие, то Present Perfect использовать нельзя.</text:p>
      <text:p text:style-name="P214"/>
      <text:p text:style-name="P82">Tom has lost his key — Том потерал ключ (у него сейчас нет ключа, </text:p>
      <text:p text:style-name="P82">потому что он его потерян).</text:p>
      <text:p text:style-name="P82"/>
      <text:p text:style-name="P82">Tom lost his key last weak — Том потерял ключ на прошлой неделе </text:p>
      <text:p text:style-name="P82">(не важно, есть у него ключ или нет).</text:p>
      <text:p text:style-name="P207"/>
      <text:p text:style-name="P211">В английском, если вопрос задается в настоящем, то и ответ должен быть в настоящем. </text:p>
      <text:p text:style-name="P211">Если вопрос в прошлом, то ответ также должен быть в прошлом.</text:p>
      <text:p text:style-name="P211"/>
      <text:p text:style-name="P211">Но если вопрос был в Present Perfect, а в ответе дается информация, когда именно это случилось, тогда необходимо отвечать в Past Simple.</text:p>
      <text:p text:style-name="P211"/>
      <text:p text:style-name="P80">Have you already started to learn English? Yes, I started to learn it 3 month ago — </text:p>
      <text:p text:style-name="P80">Ты уже начал учить английский? Да, 3 месяца назад (информация о времени).</text:p>
      <text:p text:style-name="P79"/>
      <text:p text:style-name="P212">Если вопрос содержит слово <text:span text:style-name="T217">when</text:span>, то он автоматически привязывает нас к моменту </text:p>
      <text:p text:style-name="P212">в прошлом. <text:span text:style-name="T493">Поэтому Present Perfect в вопросах с </text:span><text:span text:style-name="T230">when</text:span><text:span text:style-name="T493"> не используется.</text:span></text:p>
      <text:p text:style-name="P212"/>
      <text:p text:style-name="P81">Have you met him before? <text:span text:style-name="T492">—</text:span> Вы раньше с ним встречались?</text:p>
      <text:p text:style-name="P81">When did you meet him? <text:span text:style-name="T492">—</text:span> Когда вы встречались с ним?</text:p>
      <text:p text:style-name="P207"/>
      <text:p text:style-name="P168">Отрицания и вопросы в Past Simple</text:p>
      <text:p text:style-name="P205"/>
      <text:p text:style-name="P440"><text:span text:style-name="T368">Отрицание представляет связку </text:span><text:span text:style-name="T276">did</text:span><text:span text:style-name="T368"> с частицей </text:span><text:span text:style-name="T276">not</text:span><text:span text:style-name="T368">, </text:span><text:span text:style-name="T378">которая ставится перед смысловым глаголом в начальной форме. </text:span><text:span text:style-name="T369">Обычно </text:span><text:span text:style-name="T378">эта связка</text:span><text:span text:style-name="T369"> сокращается до </text:span><text:span text:style-name="T277">didn`t</text:span><text:span text:style-name="T369">.</text:span></text:p>
      <text:p text:style-name="P220"/>
      <text:p text:style-name="P440"><text:span text:style-name="T377">В вопросах </text:span><text:span text:style-name="T368">вспомогательный глагол </text:span><text:span text:style-name="T276">did</text:span><text:span text:style-name="T368"> используется </text:span><text:span text:style-name="T378">по тем же грамматическим </text:span></text:p>
      <text:p text:style-name="P440"><text:span text:style-name="T378">правилам</text:span><text:span text:style-name="T368">, </text:span><text:span text:style-name="T369">как</text:span><text:span text:style-name="T368"> </text:span><text:span text:style-name="T276">do</text:span><text:span text:style-name="T368"> для Present Simple. </text:span></text:p>
      <text:p text:style-name="P204"/>
      <text:p text:style-name="P76"><text:span text:style-name="T418">Did</text:span> you <text:span text:style-name="T418">go</text:span> to Los Angeles last week? - Ты <text:span text:style-name="T418">ездил</text:span> в Лос Анжелес на прошлой неделе?</text:p>
      <text:p text:style-name="P76">I <text:span text:style-name="T418">didn`t go</text:span> to Los Angeles, I <text:span text:style-name="T418">went</text:span> to Bostom — Я <text:span text:style-name="T418">не ездил</text:span> в Лос Анжелес, я <text:span text:style-name="T418">ездил</text:span> в Бостон.</text:p>
      <text:p text:style-name="P163"/>
      <text:p text:style-name="P163"/>
      <text:p text:style-name="P547"><text:span text:style-name="T338">Глаголы </text:span><text:span text:style-name="T269">d</text:span><text:span text:style-name="T270">o</text:span><text:span text:style-name="T338"> и </text:span><text:span text:style-name="T269">b</text:span><text:span text:style-name="T270">e</text:span><text:span text:style-name="T338"> </text:span><text:span text:style-name="T339">в </text:span><text:span text:style-name="T340">Past</text:span><text:span text:style-name="T339"> Simple</text:span></text:p>
      <text:p text:style-name="P202"/>
      <text:p text:style-name="P209">Глагол <text:span text:style-name="T217">did</text:span> это 2я форма глагола <text:span text:style-name="T217">do</text:span> (в прошедшем времени). </text:p>
      <text:p text:style-name="P209"><text:span text:style-name="T488">Когда появ</text:span><text:span text:style-name="T490">л</text:span><text:span text:style-name="T488">яется глагол </text:span><text:span text:style-name="T231">be</text:span><text:span text:style-name="T490"> (</text:span><text:span text:style-name="T232">was/were</text:span><text:span text:style-name="T490">)</text:span><text:span text:style-name="T488">, то </text:span><text:span text:style-name="T232">did</text:span><text:span text:style-name="T488"> уже не нужно использовать.</text:span></text:p>
      <text:p text:style-name="P208"/>
      <text:p text:style-name="P247"><text:span text:style-name="T370">Глагол be</text:span><text:span text:style-name="T372"> </text:span><text:span text:style-name="T370">в Past Simple имеет 2 формы: </text:span></text:p>
      <text:list xml:id="list308433210" text:style-name="L31">
        <text:list-item>
          <text:p text:style-name="P614"><text:span text:style-name="T370">was — </text:span><text:span text:style-name="T371">если подлежащее в первом лице или множественном числе (</text:span><text:span text:style-name="T278">I, you, we, they</text:span><text:span text:style-name="T371">);</text:span></text:p>
        </text:list-item>
        <text:list-item>
          <text:p text:style-name="P604">were — если подлежащее в третьем лице, единственном числе (<text:span text:style-name="T217">he, she, it</text:span>).</text:p>
        </text:list-item>
      </text:list>
      <text:p text:style-name="P210"/>
      <text:p text:style-name="P33"><text:span text:style-name="T455">I </text:span><text:span text:style-name="T432">was</text:span><text:span text:style-name="T431"> satisfied with my work — Я </text:span><text:span text:style-name="T432">был</text:span><text:span text:style-name="T431"> доволен своей работой.</text:span></text:p>
      <text:p text:style-name="P78"/>
      <text:p text:style-name="P34"><text:span text:style-name="T432">Was</text:span><text:span text:style-name="T431"> the weather good at the weekend? No, it </text:span><text:span text:style-name="T432">wasn`t</text:span><text:span text:style-name="T431"> — </text:span></text:p>
      <text:p text:style-name="P34"><text:span text:style-name="T431">Погода </text:span><text:span text:style-name="T432">была</text:span><text:span text:style-name="T431"> хорош</text:span><text:span text:style-name="T456">ая</text:span><text:span text:style-name="T431"> на выходных? Нет.</text:span></text:p>
      <text:p text:style-name="P77"/>
      <text:p text:style-name="P164">Past Continuous</text:p>
      <text:p text:style-name="P215"/>
      <text:p text:style-name="P443"><text:span text:style-name="T380">О</text:span><text:span text:style-name="T379">значает процесс или незаконченное действие, которое привязано к точному моменту </text:span></text:p>
      <text:p text:style-name="P443"><text:span text:style-name="T379">в </text:span><text:span text:style-name="T411">прошлом</text:span><text:span text:style-name="T379"> (т. е. действие происходило и не было закончено).</text:span></text:p>
      <text:p text:style-name="P217"/>
      <text:p text:style-name="P442"><text:span text:style-name="T379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383">обсуждаемая ситуация</text:span><text:span text:style-name="T379">).</text:span></text:p>
      <text:p text:style-name="P217"/>
      <text:p text:style-name="P444"><text:span text:style-name="T380">Состоит из 2х частей: вспомогательного глагола </text:span><text:span text:style-name="T279">be</text:span><text:span text:style-name="T380"> (</text:span><text:span text:style-name="T381">формы как в Past Simple</text:span><text:span text:style-name="T380">) и смыслового глагола с окончанием </text:span><text:span text:style-name="T279">-ing</text:span><text:span text:style-name="T380">. </text:span><text:span text:style-name="T379">На русский переводится глаголом в прошедшем времени.</text:span></text:p>
      <text:p text:style-name="P219"/>
      <text:p text:style-name="P83">Last Sunday at 5 I <text:span text:style-name="T418">was having</text:span> dinner with my friends — В прошлое воскресенье в 5 </text:p>
      <text:p text:style-name="P83">я <text:span text:style-name="T418">ужинал</text:span> со своими друзьями (привязка к точному моменту в прошлом).</text:p>
      <text:p text:style-name="P218"/>
      <text:p text:style-name="P36"><text:span text:style-name="T457">My parents </text:span><text:span text:style-name="T446">were watching</text:span><text:span text:style-name="T457"> TV when I came home yesterday — Мои родители </text:span><text:span text:style-name="T446">смотрели</text:span><text:span text:style-name="T457"> телевизор, когда я пришел вчера домой (незаконченное действие </text:span><text:span text:style-name="T458">в тот момент</text:span><text:span text:style-name="T457">).</text:span></text:p>
      <text:p text:style-name="P84"/>
      <text:p text:style-name="P444"><text:span text:style-name="T381">В отрицаниях и вопросах </text:span><text:span text:style-name="T382">глагол </text:span><text:span text:style-name="T280">be</text:span><text:span text:style-name="T381"> ведет себя точно так же, как и </text:span><text:span text:style-name="T382">для</text:span><text:span text:style-name="T381"> Past Simple:</text:span></text:p>
      <text:p text:style-name="P37"><text:span text:style-name="T459">W</text:span><text:span text:style-name="T431">e weren`t reading — Мы не читали (именно тогда). Was I running? — Я бежал?</text:span></text:p>
      <text:p text:style-name="P86"/>
      <text:p text:style-name="P223">В одном предложении часто используются Past Continuous и Past Simple одновременно.</text:p>
      <text:p text:style-name="P447"><text:span text:style-name="T384">Действие, длящееся какое-то время (</text:span><text:span text:style-name="T385">Past Continuous</text:span><text:span text:style-name="T384">) может прерываться более коротким действием (</text:span><text:span text:style-name="T385">Past Simple</text:span><text:span text:style-name="T390">)</text:span><text:span text:style-name="T384"> </text:span><text:span text:style-name="T388">либо другим Past Continuous </text:span><text:span text:style-name="T391">(смотреть по контексту)</text:span><text:span text:style-name="T388">.</text:span></text:p>
      <text:p text:style-name="P221"/>
      <text:p text:style-name="P445"><text:span text:style-name="T384">В этом случае предложение может содержать слово </text:span><text:span text:style-name="T281">while</text:span><text:span text:style-name="T384"> </text:span><text:span text:style-name="T386">(в то время, как)</text:span><text:span text:style-name="T384"> в той части, которая относится к <text:s/></text:span><text:span text:style-name="T385">Past Continuous, </text:span><text:span text:style-name="T384">либо </text:span><text:span text:style-name="T281">when</text:span><text:span text:style-name="T384">, там, где используется Past Simple.</text:span></text:p>
      <text:p text:style-name="P221"/>
      <text:p text:style-name="P38"><text:span text:style-name="T447">While</text:span><text:span text:style-name="T460"> I was working in the garden, I </text:span><text:span text:style-name="T461">kicked</text:span><text:span text:style-name="T460"> my leg — Пока я работал в саду, я </text:span><text:span text:style-name="T462">пнул</text:span><text:span text:style-name="T460"> ногу.</text:span></text:p>
      <text:p text:style-name="P39"><text:span text:style-name="T431">I was working in the garden </text:span><text:span text:style-name="T444">when</text:span><text:span text:style-name="T431"> I kicked my leg — </text:span><text:span text:style-name="T461">Я работал в саду, когда </text:span><text:span text:style-name="T462">пнул</text:span><text:span text:style-name="T461"> ногу</text:span><text:span text:style-name="T431">.</text:span></text:p>
      <text:p text:style-name="P87"/>
      <text:p text:style-name="P40"><text:span text:style-name="T444">While</text:span><text:span text:style-name="T431"> Tom was reading, Amely was watching a documentary on TV — Пока </text:span><text:span text:style-name="T463">Т</text:span><text:span text:style-name="T431">ом читал, </text:span></text:p>
      <text:p text:style-name="P88">Эмили смотрела документальный фильм по телевизору.</text:p>
      <text:p text:style-name="P224"/>
      <text:p text:style-name="P446"><text:span text:style-name="T389">Если действия происходят не одновременно, а следуют одно за другим</text:span><text:span text:style-name="T387">, то в этом </text:span></text:p>
      <text:p text:style-name="P222">случае нужно использовать <text:span text:style-name="T497">только</text:span> Past Simple.</text:p>
      <text:p text:style-name="P222"/>
      <text:p text:style-name="P85">I saw Jane in the street yesterday. I stopped and said hello — Я увидел Джейн вчера на улице. </text:p>
      <text:p text:style-name="P85">Я остановился и поздоровался (сказал «привет»).</text:p>
      <text:p text:style-name="P170"><text:soft-page-break/>Будущие. Future</text:p>
      <text:p text:style-name="P103"/>
      <text:p text:style-name="P108">В английском языке о будущем можно говорить не только с помощью формы Future, но и </text:p>
      <text:p text:style-name="P453"><text:span text:style-name="T405">с помощью </text:span><text:span text:style-name="T409">формы</text:span><text:span text:style-name="T405"> </text:span><text:span text:style-name="T407">Present</text:span><text:span text:style-name="T405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7"/>
      <text:p text:style-name="P452"><text:span text:style-name="T406">Другие варианты Future (кроме </text:span><text:span text:style-name="T408">Future </text:span><text:span text:style-name="T406">Simple) используются редко, </text:span><text:span text:style-name="T408">т. к.</text:span><text:span text:style-name="T406"> они громоздкие и довольно неудобные. В современном английском можно обойтись без них.</text:span></text:p>
      <text:p text:style-name="P107"/>
      <text:p text:style-name="P450"><text:span text:style-name="T168">На будущ</text:span><text:span text:style-name="T169">и</text:span><text:span text:style-name="T168">е могут также указы</text:span><text:span text:style-name="T169">вать</text:span><text:span text:style-name="T168"> модальные глаголы </text:span><text:span text:style-name="T170">и оборот </text:span><text:span text:style-name="T86">be going to</text:span><text:span text:style-name="T171">, </text:span><text:span text:style-name="T170">который </text:span></text:p>
      <text:p text:style-name="P450"><text:span text:style-name="T170">в основном</text:span><text:span text:style-name="T171"> встречается </text:span><text:span text:style-name="T170">в разговорной речи и нередко используется вместо Future Simple.</text:span></text:p>
      <text:p text:style-name="P107"/>
      <text:p text:style-name="P228">Present Continuous в значении будущего</text:p>
      <text:p text:style-name="P109"/>
      <text:p text:style-name="P109">Используется, чтобы сказать о личных планах. В предложении обычно указывается дата </text:p>
      <text:p text:style-name="P109">или время, связанные с будущим. Переводить можно как будущим так и настоящим.</text:p>
      <text:p text:style-name="P109"/>
      <text:p text:style-name="P367">What are you doing on Satureday? <text:span text:style-name="T216">—</text:span> Что ты делаешь в субботу? (какие у тебя планы?)</text:p>
      <text:p text:style-name="P368">I am flying to London tomorrow — <text:span text:style-name="T498">Завтра я лечу в Лондон (личный план)</text:span></text:p>
      <text:p text:style-name="P368"/>
      <text:p text:style-name="P274">Present Simple в значении будущего</text:p>
      <text:p text:style-name="P369"/>
      <text:p text:style-name="P110"><text:span text:style-name="T197">Используется, чтобы сказать о том, что </text:span><text:span text:style-name="T199">что-то </text:span><text:span text:style-name="T197">должно произойти по рассписанию, либо </text:span></text:p>
      <text:p text:style-name="P110"><text:span text:style-name="T197">о собственном графике. </text:span><text:span text:style-name="T198">Переводить можно как будущим так и настоящим.</text:span></text:p>
      <text:p text:style-name="P285"/>
      <text:p text:style-name="P285">Ключевое отличие от Present Continuous в том, что расписание не зависит от говорящего, </text:p>
      <text:p text:style-name="P448"><text:span text:style-name="T96">т. е. речь может идти </text:span><text:span text:style-name="T97">о </text:span><text:span text:style-name="T96">рассписании транспорта, сеансов в кино и т. </text:span><text:span text:style-name="T97">п</text:span><text:span text:style-name="T96">.</text:span></text:p>
      <text:p text:style-name="P285"/>
      <text:p text:style-name="P370">My airplane flies at 6 o`clock tomorrow — Мой самолет летит завтра в 6 (рассписание)</text:p>
      <text:p text:style-name="P485"><text:span text:style-name="T52">What time do you finish work tommorow? </text:span><text:span text:style-name="T53">— </text:span><text:span text:style-name="T52">В какое время ты заканчиваешь работу завтра?</text:span></text:p>
      <text:p text:style-name="P372"/>
      <text:p text:style-name="P275">Оборот <text:span text:style-name="T217">be going to</text:span></text:p>
      <text:p text:style-name="P286"/>
      <text:p text:style-name="P449"><text:span text:style-name="T98">Подразумевает, что человек говорит не о спонтанном решении что-либо сделать, </text:span><text:span text:style-name="T101">а о заранее </text:span><text:span text:style-name="T102">продуманных</text:span><text:span text:style-name="T101"> действиях. </text:span><text:span text:style-name="T98">На русский переводится как «собираюсь сделать».</text:span></text:p>
      <text:p text:style-name="P286"/>
      <text:p text:style-name="P111"><text:span text:style-name="T196">Чтобы использовать, нужно поставить глагол </text:span><text:span text:style-name="T52">be</text:span><text:span text:style-name="T196"> в форму </text:span><text:span text:style-name="T52">am/is/are</text:span><text:span text:style-name="T196">, а смысловой глагол оставить в начальной форме, после </text:span><text:span text:style-name="T52">going to</text:span><text:span text:style-name="T196">.</text:span></text:p>
      <text:p text:style-name="P286"/>
      <text:p text:style-name="P371">I`m going to meet my friends tomorrow — Я собираюсь встретиться с друзьями завтра.</text:p>
      <text:p text:style-name="P484"><text:span text:style-name="T26">I`m going to go</text:span><text:span text:style-name="T209"> out after I finish my work — Я собираюсь погулять после, как закончу работу.</text:span></text:p>
      <text:p text:style-name="P286"/>
      <text:p text:style-name="P451"><text:span text:style-name="T98">В разговорной </text:span><text:span text:style-name="T102">стиле</text:span><text:span text:style-name="T99"> </text:span><text:span text:style-name="T100">этот </text:span><text:span text:style-name="T99">оборот </text:span><text:span text:style-name="T98">очень часто </text:span><text:span text:style-name="T102">записывается</text:span><text:span text:style-name="T98"> как </text:span><text:span text:style-name="T54">gonna</text:span><text:span text:style-name="T98"> </text:span><text:span text:style-name="T54">[гона].</text:span></text:p>
      <text:p text:style-name="P373"/>
      <text:p text:style-name="P112"><text:span text:style-name="T196">Также его используют, когда очевидно, что вот-вот случится какое-то действие. В этом случае </text:span><text:span text:style-name="T52">be goin to </text:span><text:span text:style-name="T196">передает оттенок неизбежности происходящего и применяется по отношению </text:span></text:p>
      <text:p text:style-name="P287">к постороннему человеку или объетку.</text:p>
      <text:p text:style-name="P287"/>
      <text:p text:style-name="P374">Look! He`s going to fall — Смотри! Он сейчас упадет.</text:p>
      <text:p text:style-name="P374">The sky is dark. It`s going to rain — Небо темное. Сейчас пойдет дождь.</text:p>
      <text:p text:style-name="P374"/>
      <text:p text:style-name="P276"/>
      <text:p text:style-name="P276"><text:soft-page-break/>Future Simple</text:p>
      <text:p text:style-name="P288"/>
      <text:p text:style-name="P454"><text:span text:style-name="T103">Сообщает о будущих, еще не случившихся событиях. </text:span><text:span text:style-name="T104">Эта форма говорит о том, что человек сделает что-то в будущем, но решение он принял в момент речи, </text:span><text:span text:style-name="T105">т. е. описывает не спланированные, а спонтанные дейсвтия. </text:span></text:p>
      <text:p text:style-name="P290"/>
      <text:p text:style-name="P454"><text:span text:style-name="T106">В</text:span><text:span text:style-name="T105"> предложени</text:span><text:span text:style-name="T106">ях</text:span><text:span text:style-name="T105"> </text:span><text:span text:style-name="T106">будут </text:span><text:span text:style-name="T105">часто </text:span><text:span text:style-name="T106">попадаться слова</text:span><text:span text:style-name="T105">, </text:span><text:span text:style-name="T106">выражающие</text:span><text:span text:style-name="T105"> мнение: <text:s/></text:span><text:span text:style-name="T55">I think </text:span><text:span text:style-name="T56">(я думаю)</text:span><text:span text:style-name="T55">, </text:span></text:p>
      <text:p text:style-name="P454"><text:span text:style-name="T55">I`m sure </text:span><text:span text:style-name="T56">(я уверен), I hope (я надеюсь), </text:span><text:span text:style-name="T55">probably (возможно).</text:span><text:span text:style-name="T56"> </text:span></text:p>
      <text:p text:style-name="P294"/>
      <text:p text:style-name="P289">Схема состоит из 2х частей: вспомогательного глагола <text:span text:style-name="T217">will </text:span><text:span text:style-name="T502">(заменяет </text:span><text:span text:style-name="T233">do/did</text:span><text:span text:style-name="T502">)</text:span> и смыслового глагола в начальной форме. <text:span text:style-name="T217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217">not</text:span>.</text:p>
      <text:p text:style-name="P289"/>
      <text:p text:style-name="P289">В речи и на письме <text:span text:style-name="T217">will</text:span> обычно сокращается до <text:span text:style-name="T217">`ll</text:span>, а отрицание <text:span text:style-name="T217">will</text:span> <text:span text:style-name="T217">not</text:span> д<text:span text:style-name="T501">о</text:span> <text:span text:style-name="T217">won`t</text:span>.</text:p>
      <text:p text:style-name="P289"/>
      <text:p text:style-name="P375">We <text:span text:style-name="T418">will</text:span> proobably <text:span text:style-name="T418">meet</text:span> soon — Мы, возможно, скоро <text:span text:style-name="T418">встретимся</text:span>.</text:p>
      <text:p text:style-name="P375">I hope everything <text:span text:style-name="T418">will be</text:span> fine — Надеюсь, все <text:span text:style-name="T418">будет </text:span>хорошо.</text:p>
      <text:p text:style-name="P375"><text:span text:style-name="T418">Will</text:span> you <text:span text:style-name="T418">be</text:span> at home toworrow? No, I won`t — <text:span text:style-name="T500">Ты </text:span><text:span text:style-name="T420">будешь</text:span><text:span text:style-name="T500"> завтра дома? Нет</text:span>.</text:p>
      <text:p text:style-name="P289"/>
      <text:p text:style-name="P293">Чтобы правильно подобрать нужную форму, нужно отталкиваться от контекста:</text:p>
      <text:list xml:id="list2431981417" text:style-name="L32">
        <text:list-item>
          <text:p text:style-name="P563">I will do — я сделаю (считаю/верю, что сделаю это);</text:p>
        </text:list-item>
        <text:list-item>
          <text:p text:style-name="P564">I am doing — я сделаю (потому что уже спланировал это);</text:p>
        </text:list-item>
        <text:list-item>
          <text:p text:style-name="P564">I am going to do — я собираюсь сделать (ключевое слово «собираюсь»).</text:p>
        </text:list-item>
      </text:list>
      <text:p text:style-name="P291"/>
      <text:p text:style-name="P292">Нередко, вместо will используется модальный глагол might:</text:p>
      <text:p text:style-name="P377">I might do it — Наверное, я сделаю это.</text:p>
      <text:p text:style-name="P376"/>
      <text:p text:style-name="P277">Модальные глаголы</text:p>
      <text:p text:style-name="P378"/>
      <text:p text:style-name="P297">Это особенные глаголы, которые одновременно:</text:p>
      <text:list xml:id="list1631130195" text:style-name="L33">
        <text:list-item>
          <text:p text:style-name="P565">передают смысл (используются как смысловые глаголы);</text:p>
        </text:list-item>
        <text:list-item>
          <text:p text:style-name="P565">передают время (привязывают дейсвтие к какому-то времени);</text:p>
        </text:list-item>
        <text:list-item>
          <text:p text:style-name="P565">используются по тем же правилами, что и вспомогательные глаголы.</text:p>
        </text:list-item>
      </text:list>
      <text:p text:style-name="P295"/>
      <text:p text:style-name="P295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295">а в отрицаниях используются вместе с частицей <text:span text:style-name="T217">not</text:span>.</text:p>
      <text:p text:style-name="P295"/>
      <text:p text:style-name="P465"><text:span text:style-name="T109">Модальные глаголы не имеют окончаний и дополнительных форм. </text:span><text:span text:style-name="T131">Т. е. </text:span><text:span text:style-name="T109">не меняются в зависимости от подлежащего </text:span><text:span text:style-name="T131">(нет окончания -s, если подлежащее he/she/it и </text:span><text:span text:style-name="T132">пр</text:span><text:span text:style-name="T131">)</text:span><text:span text:style-name="T109">. </text:span></text:p>
      <text:p text:style-name="P296"/>
      <text:p text:style-name="P303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303"/>
      <text:p text:style-name="P304"><text:span text:style-name="T523">После модального глагола почти всегда </text:span><text:span text:style-name="T525">идет</text:span><text:span text:style-name="T523"> смысловой глагол в начальной форме, </text:span><text:span text:style-name="T526">но </text:span><text:span text:style-name="T523">без частицы </text:span><text:span text:style-name="T239">to. </text:span><text:span text:style-name="T524">Также смысловой глагол в начальной форме идет после модальных кострукций.</text:span></text:p>
      <text:p text:style-name="P303"/>
      <text:p text:style-name="P486"><text:span text:style-name="T131">М</text:span><text:span text:style-name="T95">одальные глаголы: </text:span><text:span text:style-name="T52">can, could, must, might, may, should, would, will, shall</text:span><text:span text:style-name="T95">.</text:span></text:p>
      <text:p text:style-name="P486"><text:span text:style-name="T121">М</text:span><text:span text:style-name="T95">одальные конструкции: </text:span><text:span text:style-name="T52">be able to, have to, used to</text:span><text:span text:style-name="T95">.</text:span></text:p>
      <text:p text:style-name="P548"><text:span text:style-name="T173">Глаголы </text:span><text:span text:style-name="T87">w</text:span><text:span text:style-name="T88">ill</text:span><text:span text:style-name="T172"> и </text:span><text:span text:style-name="T87">s</text:span><text:span text:style-name="T88">hall</text:span></text:p>
      <text:p text:style-name="P305"/>
      <text:p text:style-name="P487"><text:span text:style-name="T95">В Future Simple </text:span><text:span text:style-name="T52">will</text:span><text:span text:style-name="T95"> используется как вспомогательный глагол. Но иногда он также</text:span></text:p>
      <text:p text:style-name="P487"><text:span text:style-name="T95">используется как модальный глагол. Это касается ситуац</text:span><text:span text:style-name="T107">и</text:span><text:span text:style-name="T95">й, когда нужно предложить свою помощь либо обратиться за помощью самому.</text:span></text:p>
      <text:p text:style-name="P306"/>
      <text:p text:style-name="P379">You luggage is heavy. I`ll help you — У вас тяжелый багаж. Я помогу вам.</text:p>
      <text:p text:style-name="P379">Will you help me? — Ты мне поможешь?</text:p>
      <text:p text:style-name="P306"/>
      <text:p text:style-name="P457"><text:span text:style-name="T107">Ситуации с </text:span><text:span text:style-name="T57">will</text:span><text:span text:style-name="T107"> переводятся будущим, а с </text:span><text:span text:style-name="T57">won`t </text:span><text:span text:style-name="T107">— настоящим. </text:span><text:span text:style-name="T57">Won`t</text:span><text:span text:style-name="T107"> означает </text:span></text:p>
      <text:p text:style-name="P299">«отказывается» (не смотря на мои ожидание, действие не происходит).</text:p>
      <text:p text:style-name="P298"/>
      <text:p text:style-name="P380">What`s wrong? My Car won`t start — Что случилось? Моя машина не заводится. </text:p>
      <text:p text:style-name="P380">(отказывается заводиться)</text:p>
      <text:p text:style-name="P298"/>
      <text:p text:style-name="P456"><text:span text:style-name="T108">Модальный глагол </text:span><text:span text:style-name="T58">shall</text:span><text:span text:style-name="T108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58">will</text:span><text:span text:style-name="T108">.</text:span></text:p>
      <text:p text:style-name="P300"/>
      <text:p text:style-name="P456"><text:span text:style-name="T108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58">I</text:span><text:span text:style-name="T108"> или </text:span><text:span text:style-name="T58">we</text:span><text:span text:style-name="T108">.</text:span></text:p>
      <text:p text:style-name="P300"/>
      <text:p text:style-name="P381">Shall I close the door? - Я закрою дверь? (вы не против, если я закрою дверь?)</text:p>
      <text:p text:style-name="P41"><text:span text:style-name="T200">S</text:span><text:span text:style-name="T196">hall we dance? - Потанцуем? (вы не против потанцевать?)</text:span></text:p>
      <text:p text:style-name="P298"/>
      <text:p text:style-name="P278"><text:span text:style-name="T508">Глаголы </text:span><text:span text:style-name="T235">c</text:span><text:span text:style-name="T217">an</text:span> и <text:span text:style-name="T235">c</text:span><text:span text:style-name="T217">ould</text:span></text:p>
      <text:p text:style-name="P300"/>
      <text:p text:style-name="P463"><text:span text:style-name="T70">Can</text:span><text:span text:style-name="T110"> переводится как «умею», «могу», «смогу». </text:span><text:span text:style-name="T129">С</text:span><text:span text:style-name="T110"> частицей </text:span><text:span text:style-name="T70">not</text:span><text:span text:style-name="T110"> в пишется либо </text:span></text:p>
      <text:p text:style-name="P251"><text:span text:style-name="T110">слитно — </text:span><text:span text:style-name="T70">cannot</text:span><text:span text:style-name="T110">, либо сокращенно — </text:span><text:span text:style-name="T70">can`t</text:span><text:span text:style-name="T110">. </text:span><text:span text:style-name="T129">М</text:span><text:span text:style-name="T111">ожет передавать следующие значения:</text:span></text:p>
      <text:list xml:id="list612912220" text:style-name="L34">
        <text:list-item>
          <text:p text:style-name="P615"><text:span text:style-name="T110">у</text:span><text:span text:style-name="T111">мственные или физические возможности, умение что-то сделать;</text:span></text:p>
        </text:list-item>
        <text:list-item>
          <text:p text:style-name="P566">разрешение или запрет что-то cделать;</text:p>
        </text:list-item>
        <text:list-item>
          <text:p text:style-name="P566">просьба или предложение о помощи;</text:p>
        </text:list-item>
        <text:list-item>
          <text:p text:style-name="P566">неуверенность в совершении действия (в вопросах).</text:p>
        </text:list-item>
      </text:list>
      <text:p text:style-name="P302"/>
      <text:p text:style-name="P42"><text:span text:style-name="T201">H</text:span><text:span text:style-name="T196">e can understand my English — Он может понимать мой английский.</text:span></text:p>
      <text:p text:style-name="P382">You can`t smoke here — Ты не можешь сдесь курить.</text:p>
      <text:p text:style-name="P382">Can I help you? - Я могу вам помочь?</text:p>
      <text:p text:style-name="P307"/>
      <text:p text:style-name="P488"><text:span text:style-name="T110">В </text:span><text:span text:style-name="T95">разговорной речи </text:span><text:span text:style-name="T52">can</text:span><text:span text:style-name="T95"> широко используется именно, когда нужно спросить разрешение </text:span></text:p>
      <text:p text:style-name="P489"><text:span text:style-name="T95">что-то сделать. </text:span><text:span text:style-name="T135">Е</text:span><text:span text:style-name="T133">сли нужно спросить разрешение вежливо, то используется may.</text:span></text:p>
      <text:p text:style-name="P343"/>
      <text:p text:style-name="P466"><text:span text:style-name="T72">Can</text:span><text:span text:style-name="T73"> I use your phone? / May I use your phone? - Я мог</text:span><text:span text:style-name="T72">у</text:span><text:span text:style-name="T73"> воспольз</text:span><text:span text:style-name="T72">оваться</text:span><text:span text:style-name="T73"> </text:span></text:p>
      <text:p text:style-name="P466"><text:span text:style-name="T72">твоим/</text:span><text:span text:style-name="T73">вашим телефоном?</text:span></text:p>
      <text:p text:style-name="P301"/>
      <text:p text:style-name="P490"><text:span text:style-name="T52">Could [куд] </text:span><text:span text:style-name="T95">переводится как «мог», «мог бы» и является прошедшей формой от </text:span><text:span text:style-name="T52">can</text:span><text:span text:style-name="T95">. </text:span></text:p>
      <text:p text:style-name="P308">Его следует использовать, когда мы говорим о том, что что-то умели или могли в прошлом.</text:p>
      <text:p text:style-name="P342">Также <text:span text:style-name="T217">could</text:span> <text:span text:style-name="T527">применяется</text:span> в качестве официальной формы обращения.</text:p>
      <text:p text:style-name="P308"/>
      <text:p text:style-name="P383">I could read at the age of 4 — Я мог читать в 4 года.</text:p>
      <text:p text:style-name="P383">This story could be true — Эта история могла бы быть правдой.</text:p>
      <text:p text:style-name="P283"/>
      <text:p text:style-name="P283"/>
      <text:p text:style-name="P549"><text:span text:style-name="T506">К</text:span>онструкция <text:span text:style-name="T217">be able to</text:span></text:p>
      <text:p text:style-name="P309"/>
      <text:p text:style-name="P310">Дублирует по значению модальные глаголы <text:span text:style-name="T217">can/could</text:span>. Говорит о возможности </text:p>
      <text:p text:style-name="P310">соверишить действие. <text:span text:style-name="T521">В настоящем времени </text:span><text:span text:style-name="T505">заменяется модальным глаголом </text:span><text:span text:style-name="T234">can</text:span><text:span text:style-name="T521">.</text:span></text:p>
      <text:p text:style-name="P311">В этой конструкции глагол <text:span text:style-name="T217">be</text:span> передает время:</text:p>
      <text:list xml:id="list133473169" text:style-name="L35">
        <text:list-item>
          <text:p text:style-name="P567">am/is/are able to — могу/может/могут (есть возможность);</text:p>
        </text:list-item>
        <text:list-item>
          <text:p text:style-name="P567">was/were able to — смог/смогли;</text:p>
        </text:list-item>
        <text:list-item>
          <text:p text:style-name="P567">will be able to — смогу/сможет/смогут.</text:p>
        </text:list-item>
      </text:list>
      <text:p text:style-name="P312"/>
      <text:p text:style-name="P459"><text:span text:style-name="T59">B</text:span><text:span text:style-name="T60">e able to</text:span><text:span text:style-name="T112"> передает оттенок </text:span><text:span text:style-name="T113">того, что </text:span><text:span text:style-name="T116">человек</text:span><text:span text:style-name="T113"> обычно не может сделать, но именно тогда </text:span></text:p>
      <text:p text:style-name="P459"><text:span text:style-name="T113">смог (в прошедшем) или сможет (в будущем).</text:span><text:span text:style-name="T112"> </text:span><text:span text:style-name="T113">Т</text:span><text:span text:style-name="T112">. е. не «мог</text:span><text:span text:style-name="T113">у</text:span><text:span text:style-name="T112">», а «</text:span><text:span text:style-name="T113">смогу</text:span><text:span text:style-name="T112">».</text:span></text:p>
      <text:p text:style-name="P313"/>
      <text:p text:style-name="P384">Stacey talked rather quickly, but I was able to understand her — Стэйси говорила довольно быстро, но я смог понять её.</text:p>
      <text:p text:style-name="P384"/>
      <text:p text:style-name="P384">If I learn French, I will be able to understand it — Если я буду учить французский, </text:p>
      <text:p text:style-name="P384">я смогу понимать его.</text:p>
      <text:p text:style-name="P384"/>
      <text:p text:style-name="P279"><text:span text:style-name="T508">Глаголы </text:span><text:span text:style-name="T235">m</text:span><text:span text:style-name="T217">ight</text:span> и <text:span text:style-name="T235">m</text:span><text:span text:style-name="T217">ay</text:span></text:p>
      <text:p text:style-name="P384"/>
      <text:p text:style-name="P464"><text:span text:style-name="T130">M</text:span><text:span text:style-name="T63">ight [майт]</text:span><text:span text:style-name="T114"> переводится как «может» или «мог бы», </text:span><text:span text:style-name="T121">а</text:span><text:span text:style-name="T510"> т</text:span>акже <text:span text:style-name="T114">наречием </text:span><text:span text:style-name="T119">«возможно», «вероятно», </text:span><text:span text:style-name="T120">«должно быть», </text:span><text:span text:style-name="T119">«наверное»</text:span><text:span text:style-name="T114">. </text:span></text:p>
      <text:p text:style-name="P339"/>
      <text:p text:style-name="P314">Он указывает на вероятность того, что ситуация может происходить сейчас или произойти </text:p>
      <text:p text:style-name="P314">в ближайшем будущем. Является синонимом фразе <text:span text:style-name="T217">it is possible that</text:span> (возможно, что).</text:p>
      <text:p text:style-name="P400"/>
      <text:p text:style-name="P491"><text:span text:style-name="T52">Look at the sky. It might rain — Посмотри на небо. Возможно </text:span><text:span text:style-name="T62">пойдет дождь.</text:span></text:p>
      <text:p text:style-name="P492"><text:span text:style-name="T62">M</text:span><text:span text:style-name="T52">ight Tom call in the evening? - Том может позвонить вечером? (может</text:span><text:span text:style-name="T64"> ли он позвонить</text:span><text:span text:style-name="T52">?)</text:span></text:p>
      <text:p text:style-name="P384"/>
      <text:p text:style-name="P464"><text:span text:style-name="T130">Отрицание</text:span><text:span text:style-name="T115"> </text:span><text:span text:style-name="T61">might</text:span><text:span text:style-name="T115"> </text:span><text:span text:style-name="T61">not</text:span><text:span text:style-name="T115"> </text:span><text:span text:style-name="T130">сокращается до</text:span><text:span text:style-name="T115"> </text:span><text:span text:style-name="T61">mightn`t [майтэнт]</text:span><text:span text:style-name="T115">.</text:span></text:p>
      <text:p text:style-name="P384"/>
      <text:p text:style-name="P458"><text:span text:style-name="T114">Модальный глагол </text:span><text:span text:style-name="T63">may</text:span><text:span text:style-name="T114"> в современном английском используется </text:span><text:span text:style-name="T115">редко</text:span><text:span text:style-name="T114">. Но его часто применяют, когда нужно предложить помощь незнакомому человеку. </text:span><text:span text:style-name="T134">Он п</text:span><text:span text:style-name="T114">ереводится как «иметь возможность» и по сути </text:span><text:span text:style-name="T115">взаимозаменяем с</text:span><text:span text:style-name="T114"> </text:span><text:span text:style-name="T63">might</text:span><text:span text:style-name="T114">.</text:span></text:p>
      <text:p text:style-name="P385"/>
      <text:p text:style-name="P385">May I help you, sir? Я могу вам помочь, сэр? (имею ли я возможность вам помочь?)</text:p>
      <text:p text:style-name="P340"/>
      <text:p text:style-name="P280"><text:span text:style-name="T509">Глагол </text:span><text:span text:style-name="T237">m</text:span><text:span text:style-name="T217">ust</text:span></text:p>
      <text:p text:style-name="P315"/>
      <text:p text:style-name="P467"><text:span text:style-name="T136">О</text:span><text:span text:style-name="T120">дин из самых распространенных в речи модальных глаголов. </text:span><text:span text:style-name="T137">И</text:span><text:span text:style-name="T120">спользуется в настоящем времени. Переводится как «должен», «обязан» или «должно быть», «</text:span><text:span text:style-name="T117">наверное»</text:span><text:span text:style-name="T120">.</text:span></text:p>
      <text:p text:style-name="P316"/>
      <text:p text:style-name="P250"><text:span text:style-name="T117">П</text:span><text:span text:style-name="T111">ереда</text:span><text:span text:style-name="T117">ет</text:span><text:span text:style-name="T111"> следующие значения</text:span><text:span text:style-name="T118">:</text:span></text:p>
      <text:list xml:id="list1396810308" text:style-name="L36">
        <text:list-item>
          <text:p text:style-name="P568">необходимость, обязанность, долг;</text:p>
        </text:list-item>
        <text:list-item>
          <text:p text:style-name="P569">настойчивый совет, приказ, запрет (в отрицаниях);</text:p>
        </text:list-item>
      </text:list>
      <text:p text:style-name="P401"/>
      <text:p text:style-name="P401">I must go — Я должен идти. </text:p>
      <text:p text:style-name="P43"><text:span text:style-name="T202">Must we hurry? — Нам нужно торопиться? </text:span><text:span text:style-name="T203">(должны ли мы торопиться?)</text:span></text:p>
      <text:p text:style-name="P388">He must not be at home now — <text:s/><text:span text:style-name="T520">О</text:span>н не должен сейчас быть дома</text:p>
      <text:p text:style-name="P341"/>
      <text:p text:style-name="P341"/>
      <text:p text:style-name="P552"><text:span text:style-name="T118">Отрицание </text:span><text:span text:style-name="T71">must not</text:span><text:span text:style-name="T118"> </text:span><text:span text:style-name="T130">означает</text:span><text:span text:style-name="T118"> «нельзя», «запрещено». Сокращается до </text:span><text:span text:style-name="T71">musn`t [мазнт]</text:span><text:span text:style-name="T118">.</text:span></text:p>
      <text:p text:style-name="P386">You musn`t park here — Здесь нельзя парковаться.</text:p>
      <text:p text:style-name="P316"/>
      <text:p text:style-name="P317">Когда <text:span text:style-name="T217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17"/>
      <text:p text:style-name="P387">She has worked so hard these days. She must<text:span text:style-name="T418"> </text:span>be very tired — </text:p>
      <text:p text:style-name="P387">Она так много работала в эти дни. Она, наверное, очень <text:span text:style-name="T507">уставшая.</text:span></text:p>
      <text:p text:style-name="P389"/>
      <text:p text:style-name="P281">Конструкция <text:span text:style-name="T217">have to</text:span></text:p>
      <text:p text:style-name="P318"/>
      <text:p text:style-name="P320">Дублирует по значению модальный глагол <text:span text:style-name="T217">must</text:span>. Говорит об обязанностях, </text:p>
      <text:p text:style-name="P320">которые человек вынежден выполнять <text:span text:style-name="T522">не по свое воле</text:span>. </text:p>
      <text:p text:style-name="P319"/>
      <text:p text:style-name="P319">В настоящем времени <text:span text:style-name="T217">have to</text:span> и <text:span text:style-name="T217">must</text:span> взаимозаменяемы и часто разницы между ними нет.</text:p>
      <text:p text:style-name="P319">Однако <text:span text:style-name="T217">must</text:span> означает необходимость, которая исходит от самого человека, </text:p>
      <text:p text:style-name="P319">а <text:span text:style-name="T217">have to</text:span> говорит о необходимости, исходящей извне.</text:p>
      <text:p text:style-name="P319"/>
      <text:p text:style-name="P390">I must do it — Я должен это сделать (это мой долг).</text:p>
      <text:p text:style-name="P390">I have to do it — Я должен это сделать (того требуют обстоятельства).</text:p>
      <text:p text:style-name="P319"/>
      <text:p text:style-name="P460"><text:span text:style-name="T65">Have to</text:span><text:span text:style-name="T122">, в отличие от </text:span><text:span text:style-name="T65">must</text:span><text:span text:style-name="T122">, может употребляться во всех временах. Форма в будущем </text:span></text:p>
      <text:p text:style-name="P321">времени используется редко и ее предпочитают заменять на форму настоящего.</text:p>
      <text:p text:style-name="P321"/>
      <text:p text:style-name="P321">Отрицательная и вопросительная форма образуется с помощью вспомогательных </text:p>
      <text:p text:style-name="P460"><text:span text:style-name="T122">глаголов </text:span><text:span text:style-name="T65">do/did/will</text:span><text:span text:style-name="T122">. (</text:span><text:span text:style-name="T138">здесь </text:span><text:span text:style-name="T65">have</text:span><text:span text:style-name="T122"> ведет себя как смысловой глагол).</text:span></text:p>
      <text:p text:style-name="P392"/>
      <text:p text:style-name="P391"><text:span text:style-name="T530">I </text:span><text:span text:style-name="T196">had to go — Я должен был идти.</text:span></text:p>
      <text:p text:style-name="P390">He doesn`t have to go — Он не должен идти.</text:p>
      <text:p text:style-name="P402">Will they have to go? — Они должны будут идти?</text:p>
      <text:p text:style-name="P322"/>
      <text:p text:style-name="P493"><text:span text:style-name="T122">В </text:span><text:span text:style-name="T95">отрицательных предложениях </text:span><text:span text:style-name="T52">have to</text:span><text:span text:style-name="T95"> и </text:span><text:span text:style-name="T52">must</text:span><text:span text:style-name="T95"> передают разный смысл. </text:span></text:p>
      <text:p text:style-name="P493"><text:span text:style-name="T52">Must not</text:span><text:span text:style-name="T95"> выражает запрет, а </text:span><text:span text:style-name="T52">heve to</text:span><text:span text:style-name="T95"> — отсутсвие обязанности.</text:span></text:p>
      <text:p text:style-name="P323"/>
      <text:p text:style-name="P390">You mustn`t tell anyone — Ты не должен рассказывать никому.</text:p>
      <text:p text:style-name="P390">You don`t have to tell me everything — Можешь не рассказывать мне всего.</text:p>
      <text:p text:style-name="P321"/>
      <text:p text:style-name="P468"><text:span text:style-name="T66">Have</text:span><text:span text:style-name="T123"> в значении «должен» всегда используется с частицей </text:span><text:span text:style-name="T66">to</text:span><text:span text:style-name="T123">. Если не поставить </text:span><text:span text:style-name="T66">to</text:span><text:span text:style-name="T123"> </text:span></text:p>
      <text:p text:style-name="P468"><text:span text:style-name="T123">после </text:span><text:span text:style-name="T66">have</text:span><text:span text:style-name="T123">, то этот глагол будет ознать «иметь». </text:span></text:p>
      <text:p text:style-name="P321"/>
      <text:p text:style-name="P11"><text:span text:style-name="T174">Г</text:span><text:span text:style-name="T175">лагол </text:span><text:span text:style-name="T89">should</text:span></text:p>
      <text:p text:style-name="P324"/>
      <text:p text:style-name="P469"><text:span text:style-name="T74">Should [шуд] </text:span><text:span text:style-name="T139">подходит</text:span><text:span text:style-name="T123">, чтобы дать</text:span><text:span text:style-name="T139"> вежливый</text:span><text:span text:style-name="T123"> совет. Переводится как «</text:span><text:span text:style-name="T140">следует сделать</text:span><text:span text:style-name="T123">» </text:span></text:p>
      <text:p text:style-name="P469"><text:span text:style-name="T140">или «нужно (так поступить)». </text:span><text:span text:style-name="T142">С</text:span><text:span text:style-name="T140">вязан с на</text:span><text:span text:style-name="T142">с</text:span><text:span text:style-name="T140">тоящим и будущим временем. Грамматически использ</text:span><text:span text:style-name="T139">уется</text:span><text:span text:style-name="T140"> по тем же правилами, что и другие модальные глаголы.</text:span></text:p>
      <text:p text:style-name="P327"/>
      <text:p text:style-name="P44">You should be more attentive — Вам следует быть более внимательным.</text:p>
      <text:p text:style-name="P325"/>
      <text:p text:style-name="P470"><text:span text:style-name="T141">Для</text:span><text:span text:style-name="T140"> совет</text:span><text:span text:style-name="T141">а</text:span><text:span text:style-name="T140">, помимо </text:span><text:span text:style-name="T74">should,</text:span><text:span text:style-name="T140"> можно также использовать обороты, помогающие </text:span></text:p>
      <text:p text:style-name="P470"><text:span text:style-name="T140">выразить мненеие, например </text:span><text:span text:style-name="T74">I think, I don`t think</text:span><text:span text:style-name="T140">.</text:span></text:p>
      <text:p text:style-name="P326"/>
      <text:p text:style-name="P393">I think you should leave — Думаю, вам пора уйти.</text:p>
      <text:p text:style-name="P461"><text:soft-page-break/><text:span text:style-name="T67">Should</text:span><text:span text:style-name="T124"> также выражает: недоумение, удивление, возмущение. В этом случае </text:span><text:span text:style-name="T141">он</text:span><text:span text:style-name="T124"> передает эмоциональную окраску высказыванию. Отрицательная форма говорит о плохой зате</text:span><text:span text:style-name="T125">е</text:span><text:span text:style-name="T124">.</text:span></text:p>
      <text:p text:style-name="P325"/>
      <text:p text:style-name="P393">Why should I go there? - Скакой стати мне туда идти?</text:p>
      <text:p text:style-name="P393">You shouldn`t go there — Не нужно туда идти <text:span text:style-name="T528">(это плохая идея)</text:span>.</text:p>
      <text:p text:style-name="P325"/>
      <text:p text:style-name="P12"><text:span text:style-name="T167">Глагол </text:span><text:span text:style-name="T85">would</text:span></text:p>
      <text:p text:style-name="P328"/>
      <text:p text:style-name="P330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512">Грамматически использ</text:span><text:span text:style-name="T513">уется</text:span><text:span text:style-name="T512"> по тем же правилами, что и другие модальные глаголы.</text:span></text:p>
      <text:p text:style-name="P329"/>
      <text:p text:style-name="P332">При переводе <text:span text:style-name="T217">would</text:span>, <text:span text:style-name="T513">по сути, </text:span>выпадает, а идущий после него смысловой глагол, используется с частицей<text:span text:style-name="T238"> </text:span><text:span text:style-name="T217">to</text:span>. <text:span text:style-name="T238">Would</text:span><text:span text:style-name="T515"> часто сокращается до </text:span><text:span text:style-name="T238">`d</text:span><text:span text:style-name="T515"> и произносится как одна буква (поэтому поначалу расслышать </text:span><text:span text:style-name="T238">would</text:span><text:span text:style-name="T515"> в предложении довольно сложно).</text:span></text:p>
      <text:p text:style-name="P329"/>
      <text:p text:style-name="P329"><text:span text:style-name="T511">В</text:span>стречается в вариантах, <text:span text:style-name="T529">когда</text:span>:</text:p>
      <text:list xml:id="list2313640120" text:style-name="L37">
        <text:list-item>
          <text:p text:style-name="P570">соответствует русской частице «бы» (когда представляют ситуацию);</text:p>
        </text:list-item>
        <text:list-item>
          <text:p text:style-name="P570">сообщает о привычках прошлого (в этом случае может заменяться на <text:span text:style-name="T217">used to</text:span>).</text:p>
        </text:list-item>
      </text:list>
      <text:p text:style-name="P331"/>
      <text:p text:style-name="P394">I would like to live in New Your — Я бы хотел жить в Нью Йорке <text:span text:style-name="T511">(представил)</text:span>.</text:p>
      <text:p text:style-name="P395">I wouldn`t watch this film with my child — Я бы не смотрела этот фильм с моим ребенком.</text:p>
      <text:p text:style-name="P396">Would you like to go <text:span text:style-name="T514">to the party with us? </text:span>—<text:span text:style-name="T514"> Ты бы хотел пойти с нами на вечеринку?</text:span></text:p>
      <text:p text:style-name="P333"/>
      <text:p text:style-name="P473"><text:span text:style-name="T126">Фраза </text:span><text:span text:style-name="T68">would you like</text:span><text:span text:style-name="T126"> часто используется, когда хотят предложить человеку услугу, </text:span><text:span text:style-name="T144">сервис,</text:span></text:p>
      <text:p text:style-name="P473"><text:span text:style-name="T126">предмет и т. п. Если человек согласен, то он отвечает </text:span><text:span text:style-name="T68">I`d like to</text:span><text:span text:style-name="T126"> (</text:span><text:span text:style-name="T143">я бы хотел</text:span><text:span text:style-name="T126">) </text:span></text:p>
      <text:p text:style-name="P472"><text:span text:style-name="T143">или </text:span><text:span text:style-name="T76">I`d love to</text:span><text:span text:style-name="T143"> </text:span><text:span text:style-name="T126">(с удовольствием).</text:span></text:p>
      <text:p text:style-name="P334"/>
      <text:p text:style-name="P471"><text:span text:style-name="T68">Would you like a cup of </text:span><text:span text:style-name="T75">tea</text:span><text:span text:style-name="T68">? Yes, I would — Вы бы хотили чашечку </text:span><text:span text:style-name="T75">чая</text:span><text:span text:style-name="T68">? Да, хотел бы.</text:span></text:p>
      <text:p text:style-name="P334"/>
      <text:p text:style-name="P397">What would you like, coffee or tea? I`d like some cofee — Чтобы вы хотели, </text:p>
      <text:p text:style-name="P397">кофе или чай? Я бы хотел кофе.</text:p>
      <text:p text:style-name="P334"/>
      <text:p text:style-name="P282">Конструкция <text:span text:style-name="T217">used to</text:span></text:p>
      <text:p text:style-name="P334"/>
      <text:p text:style-name="P335">Используется, когда говорят о регулярных вещах, происходящих в прошлом. </text:p>
      <text:p text:style-name="P462"><text:span text:style-name="T127">Британцы </text:span><text:span text:style-name="T128">предпочитают</text:span><text:span text:style-name="T127"> </text:span><text:span text:style-name="T69">used to</text:span><text:span text:style-name="T127">, американцы чаще использую </text:span><text:span text:style-name="T69">would</text:span><text:span text:style-name="T127">.</text:span></text:p>
      <text:p text:style-name="P335"/>
      <text:p text:style-name="P335">На русский <text:span text:style-name="T217">would/used to</text:span> можно перевести как «имел привычку делать» <text:span text:style-name="T517">или</text:span> «раньше».</text:p>
      <text:p text:style-name="P336"><text:span text:style-name="T517">Также </text:span><text:span text:style-name="T217">would/used to</text:span> <text:span text:style-name="T517">подразумевает, что сейчас человек уже не делает того, что делал раньше.</text:span></text:p>
      <text:p text:style-name="P336"/>
      <text:p text:style-name="P337">Как правило <text:span text:style-name="T217">would</text:span> используется в ситуациях, когда указан период во время которого </text:p>
      <text:p text:style-name="P337">человек так не поступал. </text:p>
      <text:p text:style-name="P337"/>
      <text:p text:style-name="P338">После <text:span text:style-name="T217">used to</text:span> стоит глагол в начальной форме. В настоящем времени эта констуркция </text:p>
      <text:p text:style-name="P338">не используется <text:span text:style-name="T518">(для этого есть Present Simple) </text:span>и<text:span text:style-name="T516"> </text:span>часто <text:span text:style-name="T516">выпадает при переводе.</text:span></text:p>
      <text:p text:style-name="P338"/>
      <text:p text:style-name="P398">I used to live in Bristol — Раньше я жил <text:span text:style-name="T519">в Бристоле (а сейчас нет).</text:span></text:p>
      <text:p text:style-name="P399">I didn`t use to drink tea — Раньше я не пил чай (а теперь пью).</text:p>
      <text:p text:style-name="P399">Did you use to play tennis? — Ты раньше играл в теннис?</text:p>
      <text:p text:style-name="P550">Повелительно наклонение. Imperative</text:p>
      <text:p text:style-name="P344"/>
      <text:p text:style-name="P345">Это способ озвучить распоряжение, приказ, <text:span text:style-name="T531">просьбу</text:span> или призыв к действию.</text:p>
      <text:p text:style-name="P345">В речи очень часто используются предложения в форме повелительного наклонения.</text:p>
      <text:p text:style-name="P345"/>
      <text:p text:style-name="P474"><text:span text:style-name="T145">Чтобы выразить приказ или просьбу (</text:span><text:span text:style-name="T146">настойчиво</text:span><text:span text:style-name="T145">), нужно начать предложение с глагола </text:span></text:p>
      <text:p text:style-name="P346">в начальной форме (форма повелительного наклонения только одна).</text:p>
      <text:p text:style-name="P345"/>
      <text:p text:style-name="P45"><text:span text:style-name="T204">C</text:span><text:span text:style-name="T196">ome here — Подойдите сюда ( призыв к действию).</text:span></text:p>
      <text:p text:style-name="P403">Put your gun down! — Опусти оружие! (приказ).</text:p>
      <text:p text:style-name="P403">Help! — Помогите! (настойчивая просьба).</text:p>
      <text:p text:style-name="P347"/>
      <text:p text:style-name="P494"><text:span text:style-name="T95">Чтобы просьба звучала вежливее, </text:span><text:span text:style-name="T147">используют слово please: </text:span><text:span text:style-name="T77">Come here, please</text:span><text:span text:style-name="T147">.</text:span></text:p>
      <text:p text:style-name="P495"><text:span text:style-name="T147">Е</text:span><text:span text:style-name="T95">сли </text:span><text:span text:style-name="T148">человеку предлагают угоститься едой, то часто начинают предложение с </text:span><text:span text:style-name="T78">have</text:span><text:span text:style-name="T148">.</text:span></text:p>
      <text:p text:style-name="P348"/>
      <text:p text:style-name="P404">Have a cake, please — Угощайтесь тортом, пожалуйста.</text:p>
      <text:p text:style-name="P349"/>
      <text:p text:style-name="P496"><text:span text:style-name="T95">Глагол </text:span><text:span text:style-name="T52">have</text:span><text:span text:style-name="T95"> может входить в устойчивые обороты, связанные с пожеланием. </text:span></text:p>
      <text:p text:style-name="P349">В этом случае он обычно выпадает при переводе.</text:p>
      <text:p text:style-name="P350"/>
      <text:p text:style-name="P46"><text:span text:style-name="T205">H</text:span><text:span text:style-name="T196">ave a nice time — Приятно провести время.</text:span></text:p>
      <text:p text:style-name="P405">Have fun — Повеселитесь.</text:p>
      <text:p text:style-name="P405"/>
      <text:p text:style-name="P113"><text:span text:style-name="T196">Если нужно призвать человека или группу людей совершить что-то вместе, то нужно использовать </text:span><text:span text:style-name="T52">let`s (let us)</text:span><text:span text:style-name="T196"> перед глаголом. Это еще один способ говорить вежливее </text:span></text:p>
      <text:p text:style-name="P351">в повелительном наклонении.</text:p>
      <text:p text:style-name="P351"/>
      <text:p text:style-name="P405">Let`s do it — Давай сделаем это (досл. Позволь нам сделать это).</text:p>
      <text:p text:style-name="P405">Let`s not watch this movie — Давай не будем смотреть этот фильм.</text:p>
      <text:p text:style-name="P351"/>
      <text:p text:style-name="P113"><text:span text:style-name="T196">Если нужно попросить человека не делать что-либо, то нужно начать с </text:span><text:span text:style-name="T52">don`t</text:span><text:span text:style-name="T196">.</text:span></text:p>
      <text:p text:style-name="P405"/>
      <text:p text:style-name="P406">Don`t come here — Не подходи сюда. </text:p>
      <text:p text:style-name="P406">Don`t do it — Не делай этого.</text:p>
      <text:p text:style-name="P406"/>
      <text:p text:style-name="P284">Пассивный<text:span text:style-name="T539"> </text:span>залог. <text:span text:style-name="T540">Passive Voice</text:span></text:p>
      <text:p text:style-name="P352"/>
      <text:p text:style-name="P114"><text:span text:style-name="T196">В английском языке, как и в русском, </text:span><text:span text:style-name="T206">есть 2</text:span><text:span text:style-name="T196"> вида залога: активный и пассивный.</text:span></text:p>
      <text:p text:style-name="P475"><text:span text:style-name="T149">Активный залог </text:span><text:span text:style-name="T150">по другому</text:span><text:span text:style-name="T149"> называется действительным (я сам совершаю действие), </text:span></text:p>
      <text:p text:style-name="P353">а пассивный — страдательным (надо мной совершают действие.)</text:p>
      <text:p text:style-name="P354"/>
      <text:p text:style-name="P355">Порядок слов у предложения в пассивном залоге: </text:p>
      <text:list xml:id="list1623067849" text:style-name="L38">
        <text:list-item>
          <text:p text:style-name="P571">подлежащее;</text:p>
        </text:list-item>
        <text:list-item>
          <text:p text:style-name="P571">сказуемое в пассивном залоге (что сделано?);</text:p>
        </text:list-item>
        <text:list-item>
          <text:p text:style-name="P571">дополнение;</text:p>
        </text:list-item>
        <text:list-item>
          <text:p text:style-name="P571">обстоятельство.</text:p>
        </text:list-item>
      </text:list>
      <text:p text:style-name="P356"/>
      <text:p text:style-name="P476"><text:span text:style-name="T151">Сказуемое в пассивном залоге состоит из 2х частей: вспомогательного глагола </text:span><text:span text:style-name="T82">be</text:span><text:span text:style-name="T151"> </text:span></text:p>
      <text:p text:style-name="P476"><text:span text:style-name="T151">и смыслового глагола в 3й форме </text:span><text:span text:style-name="T164">(для </text:span><text:span text:style-name="T165">группы </text:span><text:span text:style-name="T164">Simple)</text:span><text:span text:style-name="T151">.</text:span></text:p>
      <text:p text:style-name="P357"/>
      <text:p text:style-name="P47"><text:span text:style-name="T210">I finished my work</text:span><text:span text:style-name="T196"> yesterday — </text:span><text:span text:style-name="T210">Я закончил работу</text:span><text:span text:style-name="T196"> вчера (активный залог).</text:span></text:p>
      <text:p text:style-name="P47"><text:span text:style-name="T210">The work was finished</text:span><text:span text:style-name="T196"> yesterday — </text:span><text:span text:style-name="T210">Работа была закончена</text:span><text:span text:style-name="T196"> вчера (пассивный залог).</text:span></text:p>
      <text:p text:style-name="P482"><text:soft-page-break/><text:span text:style-name="T162">П</text:span><text:span text:style-name="T161">ассивный залог </text:span><text:span text:style-name="T162">обычно </text:span><text:span text:style-name="T161">используется, когда автор действия неизвестен, не важен </text:span></text:p>
      <text:p text:style-name="P115"><text:span text:style-name="T196">или намеренно скрыт. </text:span><text:span text:style-name="T207">Пассивный залог часто применяется в деловой речи.</text:span></text:p>
      <text:p text:style-name="P407"/>
      <text:p text:style-name="P408">This house is quite old. It was buil in 1990 — Дом старый. Он был простроен в 1990 году.</text:p>
      <text:p text:style-name="P408">(кто построил дом — неизвестно; известен только дом, и что с ним сделали — построили).</text:p>
      <text:p text:style-name="P409"/>
      <text:p text:style-name="P477"><text:span text:style-name="T152">Если нужно указать </text:span><text:span text:style-name="T153">автора</text:span><text:span text:style-name="T152"> действи</text:span><text:span text:style-name="T153">я</text:span><text:span text:style-name="T152">, то это можно сделать в дополнении </text:span></text:p>
      <text:p text:style-name="P477"><text:span text:style-name="T152">с использованием предлога </text:span><text:span text:style-name="T83">by</text:span><text:span text:style-name="T152"> (кем).</text:span></text:p>
      <text:p text:style-name="P358"/>
      <text:p text:style-name="P408">Ann Karenina was written by Leo Tolstoy — Анна Каренина была написана Львом Толстым.</text:p>
      <text:p text:style-name="P478"><text:span text:style-name="T79">(</text:span><text:span text:style-name="T80">над книгой совершили действие — ее написали</text:span><text:span text:style-name="T79">)</text:span></text:p>
      <text:p text:style-name="P410"/>
      <text:p text:style-name="P479"><text:span text:style-name="T154">Подлежащие </text:span><text:span text:style-name="T81">I</text:span><text:span text:style-name="T154">, в предложении с пассивным залогом, часто переводится </text:span></text:p>
      <text:p text:style-name="P359">не как «я», а как «мне/мной/меня».</text:p>
      <text:p text:style-name="P360"/>
      <text:p text:style-name="P411">I am ignored all the time — Меня игнорируют все время.</text:p>
      <text:p text:style-name="P411">I was born in 1990 — Я родился в 1990 году (Меня родили в 1990 году).</text:p>
      <text:p text:style-name="P360"/>
      <text:p text:style-name="P483"><text:span text:style-name="T154">При переводе </text:span><text:span text:style-name="T81">I was born</text:span><text:span text:style-name="T154">, не совсем понятно, что это пассивный залог </text:span><text:span text:style-name="T160">(</text:span><text:span text:style-name="T84">I</text:span><text:span text:style-name="T160"> переводится как «я»)</text:span><text:span text:style-name="T154">.</text:span></text:p>
      <text:p text:style-name="P253"><text:span text:style-name="T154">В английском таких фраз мног. </text:span><text:span text:style-name="T163">Их</text:span><text:span text:style-name="T154"> нужно просто </text:span><text:span text:style-name="T163">запомнить</text:span><text:span text:style-name="T154">, </text:span><text:span text:style-name="T155">например:</text:span></text:p>
      <text:list xml:id="list1938374143" text:style-name="L39">
        <text:list-item>
          <text:p text:style-name="P572">be born — родился (в Past Simple);</text:p>
        </text:list-item>
        <text:list-item>
          <text:p text:style-name="P572">be gone — умер (в Present Simple).</text:p>
        </text:list-item>
      </text:list>
      <text:p text:style-name="P361"/>
      <text:p text:style-name="P362">Present Simple Passive:</text:p>
      <text:p text:style-name="P412">Children are taught at school — Детей учат в школе.</text:p>
      <text:p text:style-name="P362"/>
      <text:p text:style-name="P362">Past Simple Passive:</text:p>
      <text:p text:style-name="P412">I was taught to ride a bike by my dadschool — Меня научил ездить на велосипеде папа.</text:p>
      <text:p text:style-name="P362"/>
      <text:p text:style-name="P362">Future Simple Passive:</text:p>
      <text:p text:style-name="P412">I will be taught English at university — Меня будут учить английскому в универе.</text:p>
      <text:p text:style-name="P412"/>
      <text:p text:style-name="P364">Present Perfect Passive <text:span text:style-name="T536">требует дополнительно</text:span><text:span text:style-name="T538">го</text:span><text:span text:style-name="T536"> слов</text:span><text:span text:style-name="T538">а</text:span><text:span text:style-name="T536"> </text:span><text:span text:style-name="T240">been, </text:span><text:span text:style-name="T538">после</text:span><text:span text:style-name="T241"> have</text:span><text:span text:style-name="T536">. </text:span></text:p>
      <text:p text:style-name="P365">Если его не указать, то предложение будет в форме активного залога (Present Perfect).</text:p>
      <text:p text:style-name="P363"/>
      <text:p text:style-name="P413">I have been taught an important lesson — Мне преподали важный урок.</text:p>
      <text:p text:style-name="P414">I have <text:span text:style-name="T537">taught an important lesson — </text:span>Я преподал важный урок.</text:p>
      <text:p text:style-name="P366"/>
      <text:p text:style-name="P362">Предложение в Present Perfect Passive можно перепутать с Present Perfect Continuous.</text:p>
      <text:p text:style-name="P362">Здесь главное в том, что в Passive смысловой глагол стоит в 3й форме, </text:p>
      <text:p text:style-name="P116"><text:span text:style-name="T196">а в Continuous — с окончанием </text:span><text:span text:style-name="T52">ing</text:span><text:span text:style-name="T196">.</text:span></text:p>
      <text:p text:style-name="P362"/>
      <text:p text:style-name="P480"><text:span text:style-name="T39">I have been </text:span><text:span text:style-name="T41">speaking</text:span><text:span text:style-name="T39"> English for 2 years. </text:span><text:span text:style-name="T40">—</text:span><text:span text:style-name="T39"> Я </text:span><text:span text:style-name="T41">говорю по</text:span><text:span text:style-name="T39"> английски уже 2 года.</text:span></text:p>
      <text:p text:style-name="P480"><text:span text:style-name="T39">I </text:span><text:span text:style-name="T42">have been </text:span><text:span text:style-name="T41">spoken English — </text:span><text:span text:style-name="T43">Со мной</text:span><text:span text:style-name="T41"> говорили по английски.</text:span></text:p>
      <text:p text:style-name="P415"/>
      <text:p text:style-name="P481"><text:span text:style-name="T177">Т</text:span><text:span text:style-name="T178">акже можно легко перепутать ситуации, когда be используется с прилагательным </text:span><text:span text:style-name="T179">и</text:span><text:span text:style-name="T178"> когда </text:span></text:p>
      <text:p text:style-name="P481"><text:span text:style-name="T179">с</text:span><text:span text:style-name="T178"> пассивн</text:span><text:span text:style-name="T179">ым</text:span><text:span text:style-name="T178"> залог</text:span><text:span text:style-name="T179">ом</text:span><text:span text:style-name="T178">. Здесь важно отлич</text:span><text:span text:style-name="T179">а</text:span><text:span text:style-name="T178">ть прилагательное от глагола.</text:span></text:p>
      <text:p text:style-name="P416"/>
      <text:p text:style-name="P232"><text:span text:style-name="T49">I am interested in art — Я</text:span><text:span text:style-name="T50"> интересуюсь</text:span><text:span text:style-name="T51"> </text:span><text:span text:style-name="T50">искусством </text:span><text:span text:style-name="T48">(interested — прилагательное)</text:span><text:span text:style-name="T50">.</text:span></text:p>
      <text:p text:style-name="P497"><text:span text:style-name="T41">I </text:span><text:span text:style-name="T37">am ignored all the time — Меня игнорируют все время (ignored — глагол в 3й форме).</text:span></text:p>
      <text:p text:style-name="P551">Вопросительные предложения</text:p>
      <text:p text:style-name="P273"/>
      <text:p text:style-name="P616"><text:span text:style-name="T180">Чтобы задать вопрос, нужно придерживаться обратного порядка слов, когда </text:span></text:p>
      <text:p text:style-name="P616"><text:span text:style-name="T180">вспомогательный глагол стоит перед подлежащим (см. выше).</text:span></text:p>
      <text:p text:style-name="P616"><text:span text:style-name="T180"/></text:p>
      <text:p text:style-name="P634"><text:span text:style-name="T176">В вопросе может не быть вопросительного слова, смыслового глагола, дополнения, </text:span></text:p>
      <text:p text:style-name="P634"><text:span text:style-name="T176">но в нем всегда есть вспомогательный глагол и подлежащее.</text:span></text:p>
      <text:p text:style-name="P634"><text:span text:style-name="T176"/></text:p>
      <text:p text:style-name="P635"><text:span text:style-name="T176">В английском языке есть 5 типов вопросов.</text:span></text:p>
      <text:p text:style-name="P635"><text:span text:style-name="T176"/></text:p>
      <text:p text:style-name="P635"><text:span text:style-name="T176">1. Общий вопрос.</text:span></text:p>
      <text:p text:style-name="P635"><text:span text:style-name="T176"/></text:p>
      <text:p text:style-name="P635"><text:span text:style-name="T176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span></text:p>
      <text:p text:style-name="P635"><text:span text:style-name="T176"/></text:p>
      <text:p text:style-name="P648"><text:span text:style-name="T181">Чтобы коротко ответить на </text:span><text:span text:style-name="T182">такой </text:span><text:span text:style-name="T181">вопрос, недостаточно просто написать </text:span><text:span text:style-name="T44">yes/no</text:span><text:span text:style-name="T181">. Нужно также добавить корешок — местоимение со вспомогательным глаголом. </text:span><text:span text:style-name="T183">Корешок</text:span><text:span text:style-name="T181"> будет указыват</text:span><text:span text:style-name="T183">ь</text:span><text:span text:style-name="T181"> на мысль, которая была сказана в предыдушем предложении:</text:span></text:p>
      <text:p text:style-name="P573"/>
      <text:p text:style-name="P574"><text:span text:style-name="T418">Do you play</text:span> the piano? <text:span text:style-name="T284">—</text:span> Yes, <text:span text:style-name="T419">I do</text:span><text:span text:style-name="T428">.</text:span></text:p>
      <text:p text:style-name="P575"><text:span text:style-name="T419">Does Rita play</text:span><text:span text:style-name="T428"> football? </text:span><text:span text:style-name="T284">— </text:span><text:span text:style-name="T428">No, </text:span><text:span text:style-name="T419">she doesn`t</text:span><text:span text:style-name="T428">.</text:span> </text:p>
      <text:p text:style-name="P575"><text:span text:style-name="T292"/></text:p>
      <text:p text:style-name="P576"><text:span text:style-name="T393">2. Разделительный вопрос.</text:span></text:p>
      <text:p text:style-name="P576"><text:span text:style-name="T393"/></text:p>
      <text:p text:style-name="P622"><text:span text:style-name="T184">Вопрос, который часто используется в разговорной речи, когда собеседник пытается </text:span><text:span text:style-name="T190">начать или поддержать беседу. Также с помощью таких вопросов можно </text:span><text:span text:style-name="T184">выяснить какую-то информацию на основе имеющихся фактов.</text:span></text:p>
      <text:p text:style-name="P617"><text:span text:style-name="T184"/></text:p>
      <text:p text:style-name="P618"><text:span text:style-name="T184">С</text:span><text:span text:style-name="T185">остоит из 2х частей, разделенных запятой: утверждения и противоположного корешка. </text:span></text:p>
      <text:p text:style-name="P649"><text:span text:style-name="T185">Корешок можно переводить словами: «правда?» «да?», «не так ли?», «верно?»</text:span></text:p>
      <text:p text:style-name="P619"><text:span text:style-name="T185"/></text:p>
      <text:p text:style-name="P638"><text:span text:style-name="T31">Y</text:span><text:span text:style-name="T30">ou play tennis every day, don`t you? </text:span><text:span text:style-name="T32">—</text:span><text:span text:style-name="T30"> Ты играешь в теннис, да?</text:span></text:p>
      <text:p text:style-name="P619"><text:span text:style-name="T185"/></text:p>
      <text:p text:style-name="P618"><text:span text:style-name="T185">В </text:span><text:span text:style-name="T186">корешке </text:span><text:span text:style-name="T18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18"><text:span text:style-name="T185"/></text:p>
      <text:p text:style-name="P619"><text:span text:style-name="T187">Если в главной части отрицание, то в корешке должно быть утверждение (и наоборот). </text:span></text:p>
      <text:p text:style-name="P639"><text:span text:style-name="T33">You </text:span><text:span text:style-name="T34">don`t like tomato juice, do you? </text:span><text:span text:style-name="T32">—</text:span><text:span text:style-name="T34"> Ты не любишь томатный сок, да?</text:span></text:p>
      <text:p text:style-name="P619"><text:span text:style-name="T187"/></text:p>
      <text:p text:style-name="P619"><text:span text:style-name="T187">Если в гланой части используется </text:span><text:span text:style-name="T45">I am</text:span><text:span text:style-name="T187">, то в корешке нужно говорить </text:span><text:span text:style-name="T45">aren`t I</text:span><text:span text:style-name="T187">, а не </text:span><text:span text:style-name="T45">amn`t I</text:span><text:span text:style-name="T187">.</text:span></text:p>
      <text:p text:style-name="P641"><text:span text:style-name="T33">I </text:span><text:span text:style-name="T30">am a famous artist, aren`t I? - Я знаменитая художница, да?</text:span></text:p>
      <text:p text:style-name="P619"><text:span text:style-name="T187"/></text:p>
      <text:p text:style-name="P620"><text:span text:style-name="T18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span></text:p>
      <text:p text:style-name="P620"><text:span text:style-name="T188"/></text:p>
      <text:p text:style-name="P621"><text:span text:style-name="T188">П</text:span><text:span text:style-name="T189">осему на такие вопросы лучше отвечать так, чтобы ответ отражал реальное </text:span></text:p>
      <text:p text:style-name="P621"><text:span text:style-name="T189">положение дел, а не форму вопроса.</text:span></text:p>
      <text:p text:style-name="P621"><text:span text:style-name="T189"/></text:p>
      <text:p text:style-name="P640"><text:span text:style-name="T35">T</text:span><text:span text:style-name="T30">hat isn`t your car, is it? Yes, it is — Это не твоя машина, да? Нет, моя</text:span></text:p>
      <text:p text:style-name="P640"><text:span text:style-name="T30">Лучше ответить так: Yes, it is my car — Да, это моя машина.</text:span></text:p>
      <text:p text:style-name="P650"><text:soft-page-break/><text:span text:style-name="T185">3. </text:span><text:span text:style-name="T176">Специальный вопрос.</text:span></text:p>
      <text:p text:style-name="P650"><text:span text:style-name="T176"/></text:p>
      <text:p text:style-name="P652"><text:span text:style-name="T176">Самый популярный тип вопроса. Используется для получения доп. информации, </text:span></text:p>
      <text:p text:style-name="P652"><text:span text:style-name="T176">поэтому всегда начинается с вопросительного слова </text:span><text:span text:style-name="T192">или связки</text:span><text:span text:style-name="T176">.</text:span></text:p>
      <text:p text:style-name="P651"><text:span text:style-name="T176"/></text:p>
      <text:p text:style-name="P654"><text:span text:style-name="T176">Вопросительные слова:</text:span></text:p>
      <text:p text:style-name="P653"><text:span text:style-name="T176">who [ху] — </text:span><text:span text:style-name="T191">кто</text:span><text:span text:style-name="T176">;</text:span></text:p>
      <text:p text:style-name="P653"><text:span text:style-name="T176">whom [хум] — </text:span><text:span text:style-name="T191">кого</text:span><text:span text:style-name="T176">;</text:span></text:p>
      <text:p text:style-name="P653"><text:span text:style-name="T176">whose [хуз] — </text:span><text:span text:style-name="T191">чей</text:span><text:span text:style-name="T176">;</text:span></text:p>
      <text:p text:style-name="P653"><text:span text:style-name="T176">what — </text:span><text:span text:style-name="T191">что, какой</text:span><text:span text:style-name="T176">;</text:span></text:p>
      <text:p text:style-name="P653"><text:span text:style-name="T176">which — </text:span><text:span text:style-name="T191">который</text:span><text:span text:style-name="T176">;</text:span></text:p>
      <text:p text:style-name="P653"><text:span text:style-name="T176">where [</text:span><text:span text:style-name="T191">вэа</text:span><text:span text:style-name="T176">] — </text:span><text:span text:style-name="T191">где, куда</text:span><text:span text:style-name="T176">;</text:span></text:p>
      <text:p text:style-name="P653"><text:span text:style-name="T176">when — </text:span><text:span text:style-name="T191">когда</text:span><text:span text:style-name="T176">;</text:span></text:p>
      <text:p text:style-name="P653"><text:span text:style-name="T176">why [</text:span><text:span text:style-name="T191">вай</text:span><text:span text:style-name="T176">] — </text:span><text:span text:style-name="T191">зачем, почему</text:span><text:span text:style-name="T176">;</text:span></text:p>
      <text:p text:style-name="P655"><text:span text:style-name="T176">how [хау] — как;</text:span></text:p>
      <text:p text:style-name="P653"><text:span text:style-name="T176">how often [хау офэн] — </text:span><text:span text:style-name="T191">как часто</text:span><text:span text:style-name="T176">;</text:span></text:p>
      <text:p text:style-name="P653"><text:span text:style-name="T176">how many — </text:span><text:span text:style-name="T191">сколько (исчисляемые существительные)</text:span><text:span text:style-name="T176">;</text:span></text:p>
      <text:p text:style-name="P653"><text:span text:style-name="T176">how much — </text:span><text:span text:style-name="T191">сколько (неисчесляемые существительные)</text:span><text:span text:style-name="T176">;</text:span></text:p>
      <text:p text:style-name="P653"><text:span text:style-name="T176">how long [хау лон] — </text:span><text:span text:style-name="T191">как долго</text:span><text:span text:style-name="T176">;</text:span></text:p>
      <text:p text:style-name="P653"><text:span text:style-name="T176">how long ago — </text:span><text:span text:style-name="T191">как давно</text:span><text:span text:style-name="T176">;</text:span></text:p>
      <text:p text:style-name="P653"><text:span text:style-name="T176">how old — </text:span><text:span text:style-name="T191">сколько лет</text:span><text:span text:style-name="T176">.</text:span></text:p>
      <text:p text:style-name="P618"><text:span text:style-name="T185"/></text:p>
      <text:p text:style-name="P656"><text:span text:style-name="T46">W</text:span><text:span text:style-name="T37">hat</text:span><text:span text:style-name="T176"> и </text:span><text:span text:style-name="T37">which</text:span><text:span text:style-name="T176"> могут использоваться отдельно или с уточняющим словом, обычно, существительным, и тогда переводятся как «какой» и «какой из» </text:span><text:span text:style-name="T192">соотв</text:span><text:span text:style-name="T176">. </text:span></text:p>
      <text:p text:style-name="P656"><text:span text:style-name="T176"/></text:p>
      <text:p text:style-name="P647"><text:span text:style-name="T29">What do you like? — Что ты любишь?</text:span></text:p>
      <text:p text:style-name="P647"><text:span text:style-name="T29">What car have you got? — Какая у тебя машина?</text:span></text:p>
      <text:p text:style-name="P647"><text:span text:style-name="T29">Which car is yours? — Какая из машин твоя? </text:span></text:p>
      <text:p text:style-name="P642"><text:span text:style-name="T30"/></text:p>
      <text:p text:style-name="P643"><text:span text:style-name="T36">Which</text:span><text:span text:style-name="T192"> подразумевает выбор из нескольких вариантов.</text:span></text:p>
      <text:p text:style-name="P644"><text:span text:style-name="T176"/></text:p>
      <text:p text:style-name="P623"><text:span text:style-name="T193">Слово </text:span><text:span text:style-name="T47">how</text:span><text:span text:style-name="T193"> чаще присутствует в </text:span><text:span text:style-name="T195">связке</text:span><text:span text:style-name="T193"> с прилагательным или наречием, но может употребляться и самостоятельно.</text:span></text:p>
      <text:p text:style-name="P645"><text:span text:style-name="T176"/></text:p>
      <text:p text:style-name="P636"><text:span text:style-name="T196">How old are you? — Сколько тебе лет?</text:span></text:p>
      <text:p text:style-name="P636"><text:span text:style-name="T196">How are you? — Как ты?</text:span></text:p>
      <text:p text:style-name="P644"><text:span text:style-name="T176"/></text:p>
      <text:p text:style-name="P646"><text:span text:style-name="T176">Вопрос с </text:span><text:span text:style-name="T30">how much</text:span><text:span text:style-name="T176"> задают, когда спрашивают о веществах, жидкостях или абстрактных понятиях </text:span><text:span text:style-name="T194">(что нельзя количественно посчитать)</text:span><text:span text:style-name="T176">. А с </text:span><text:span text:style-name="T30">how many</text:span><text:span text:style-name="T176">, когда спрашивают </text:span></text:p>
      <text:p text:style-name="P646"><text:span text:style-name="T176">о нескольких предметах. </text:span></text:p>
      <text:p text:style-name="P645"><text:span text:style-name="T176"/></text:p>
      <text:p text:style-name="P637"><text:span text:style-name="T208">How much money have you got? — Сколько у тебя денег? (абстракция).</text:span></text:p>
      <text:p text:style-name="P636"><text:span text:style-name="T196">How many friends have you got? — Сколько у тебя друзей? (количество).</text:span></text:p>
      <text:p text:style-name="P636"><text:span text:style-name="T196"/></text:p>
      <text:p text:style-name="P605"><text:span text:style-name="T196">4. Вопрос к подлежащему.</text:span></text:p>
      <text:p text:style-name="P605"><text:span text:style-name="T196"/></text:p>
      <text:p text:style-name="P54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66576159792">
          <table:table-cell table:style-name="Table7.A1" office:value-type="string">
            <text:p text:style-name="P510"/>
          </table:table-cell>
          <table:table-cell table:style-name="Table7.A1" office:value-type="string">
            <text:p text:style-name="P498">Past</text:p>
          </table:table-cell>
          <table:table-cell table:style-name="Table7.A1" office:value-type="string">
            <text:p text:style-name="P498">Present</text:p>
          </table:table-cell>
          <table:table-cell table:style-name="Table7.D1" office:value-type="string">
            <text:p text:style-name="P498">Future</text:p>
          </table:table-cell>
        </table:table-row>
        <table:table-row table:style-name="TableLine94266574641888">
          <table:table-cell table:style-name="Table7.A2" office:value-type="string">
            <text:p text:style-name="P505">+</text:p>
          </table:table-cell>
          <table:table-cell table:style-name="Table7.A2" office:value-type="string">
            <text:p text:style-name="P531">I/y<text:span text:style-name="T504">ou</text:span>/w<text:span text:style-name="T504">e</text:span>/t<text:span text:style-name="T504">hey</text:span>/he/she/it</text:p>
            <text:p text:style-name="P531">started</text:p>
          </table:table-cell>
          <table:table-cell table:style-name="Table7.A2" office:value-type="string">
            <text:p text:style-name="P522">I/you/we/they start</text:p>
            <text:p text:style-name="P522">He/she/it starts</text:p>
          </table:table-cell>
          <table:table-cell table:style-name="Table7.D2" office:value-type="string">
            <text:p text:style-name="P534">I/y<text:span text:style-name="T504">ou</text:span>/w<text:span text:style-name="T504">e</text:span>/t<text:span text:style-name="T504">hey</text:span>/he/she/it </text:p>
            <text:p text:style-name="P534">will start</text:p>
          </table:table-cell>
        </table:table-row>
        <table:table-row table:style-name="TableLine94266574671616">
          <table:table-cell table:style-name="Table7.A2" office:value-type="string">
            <text:p text:style-name="P499">-</text:p>
          </table:table-cell>
          <table:table-cell table:style-name="Table7.A2" office:value-type="string">
            <text:p text:style-name="P531">I/y<text:span text:style-name="T504">ou</text:span>/w<text:span text:style-name="T504">e</text:span>/t<text:span text:style-name="T504">hey</text:span>/he/she/it</text:p>
            <text:p text:style-name="P531">didn`t start</text:p>
          </table:table-cell>
          <table:table-cell table:style-name="Table7.A2" office:value-type="string">
            <text:p text:style-name="P522">I/you/we/they don`t start</text:p>
            <text:p text:style-name="P522">He/she/it doesn`t start</text:p>
          </table:table-cell>
          <table:table-cell table:style-name="Table7.D2" office:value-type="string">
            <text:p text:style-name="P534">I/y<text:span text:style-name="T504">ou</text:span>/w<text:span text:style-name="T504">e</text:span>/t<text:span text:style-name="T504">hey</text:span>/he/she/it</text:p>
            <text:p text:style-name="P534">won`t start</text:p>
          </table:table-cell>
        </table:table-row>
        <table:table-row table:style-name="TableLine94266574677360">
          <table:table-cell table:style-name="Table7.A2" office:value-type="string">
            <text:p text:style-name="P499">?</text:p>
          </table:table-cell>
          <table:table-cell table:style-name="Table7.A2" office:value-type="string">
            <text:p text:style-name="P532">Did I/y<text:span text:style-name="T504">ou</text:span>/w<text:span text:style-name="T504">e</text:span>/t<text:span text:style-name="T504">hey</text:span>/he</text:p>
            <text:p text:style-name="P532">/she/it start?</text:p>
          </table:table-cell>
          <table:table-cell table:style-name="Table7.A2" office:value-type="string">
            <text:p text:style-name="P522">Do I/you/we/they start?</text:p>
            <text:p text:style-name="P522">Does he/she/it start?</text:p>
          </table:table-cell>
          <table:table-cell table:style-name="Table7.D2" office:value-type="string">
            <text:p text:style-name="P535">Will I/y<text:span text:style-name="T504">ou</text:span>/w<text:span text:style-name="T504">e</text:span>/t<text:span text:style-name="T504">hey</text:span>/he</text:p>
            <text:p text:style-name="P535">/she/it start?</text:p>
          </table:table-cell>
        </table:table-row>
      </table:table>
      <text:p text:style-name="P102"/>
      <text:p text:style-name="P246"><text:span text:style-name="T401">Таблица времен группы Continu</text:span><text:span text:style-name="T402">ou</text:span><text:span text:style-name="T401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66574691504">
          <table:table-cell table:style-name="Table8.A1" office:value-type="string">
            <text:p text:style-name="P521"/>
          </table:table-cell>
          <table:table-cell table:style-name="Table8.A1" office:value-type="string">
            <text:p text:style-name="P498">Past</text:p>
          </table:table-cell>
          <table:table-cell table:style-name="Table8.A1" office:value-type="string">
            <text:p text:style-name="P498">Present</text:p>
          </table:table-cell>
          <table:table-cell table:style-name="Table8.D1" office:value-type="string">
            <text:p text:style-name="P498">Future</text:p>
          </table:table-cell>
        </table:table-row>
        <table:table-row table:style-name="TableLine94266574810832">
          <table:table-cell table:style-name="Table8.A2" office:value-type="string">
            <text:p text:style-name="P499">+</text:p>
          </table:table-cell>
          <table:table-cell table:style-name="Table8.A2" office:value-type="string">
            <text:p text:style-name="P533">I/<text:span text:style-name="T503">he/she/it</text:span> <text:span text:style-name="T503">was starting</text:span></text:p>
            <text:p text:style-name="P533"><text:span text:style-name="T503">Y</text:span><text:span text:style-name="T504">ou</text:span><text:span text:style-name="T503">/w</text:span><text:span text:style-name="T504">e</text:span><text:span text:style-name="T503">/t</text:span><text:span text:style-name="T504">hey</text:span><text:span text:style-name="T503"> were starting</text:span></text:p>
          </table:table-cell>
          <table:table-cell table:style-name="Table8.A2" office:value-type="string">
            <text:p text:style-name="P524">I am starting</text:p>
            <text:p text:style-name="P525">He/she/it is starting</text:p>
            <text:p text:style-name="P524">You/we/they are starting</text:p>
          </table:table-cell>
          <table:table-cell table:style-name="Table8.D2" office:value-type="string">
            <text:p text:style-name="P510"/>
          </table:table-cell>
        </table:table-row>
        <table:table-row table:style-name="TableLine94266574827296">
          <table:table-cell table:style-name="Table8.A2" office:value-type="string">
            <text:p text:style-name="P499">-</text:p>
          </table:table-cell>
          <table:table-cell table:style-name="Table8.A2" office:value-type="string">
            <text:p text:style-name="P534">I/he/she/it wasn`t starting</text:p>
            <text:p text:style-name="P534">Y<text:span text:style-name="T504">ou</text:span>/w<text:span text:style-name="T504">e</text:span>/t<text:span text:style-name="T504">hey</text:span> weren`t starting</text:p>
          </table:table-cell>
          <table:table-cell table:style-name="Table8.A2" office:value-type="string">
            <text:p text:style-name="P524">I`m not starting</text:p>
            <text:p text:style-name="P525">He/she/it isn`t starting</text:p>
            <text:p text:style-name="P524">You/we/they aren`t starting</text:p>
          </table:table-cell>
          <table:table-cell table:style-name="Table8.D2" office:value-type="string">
            <text:p text:style-name="P510"/>
          </table:table-cell>
        </table:table-row>
        <table:table-row table:style-name="TableLine94266574845744">
          <table:table-cell table:style-name="Table8.A2" office:value-type="string">
            <text:p text:style-name="P499">?</text:p>
          </table:table-cell>
          <table:table-cell table:style-name="Table8.A2" office:value-type="string">
            <text:p text:style-name="P534">Was I/he/she/it starting?</text:p>
            <text:p text:style-name="P534">Were y<text:span text:style-name="T504">ou</text:span>/w<text:span text:style-name="T504">e</text:span>/t<text:span text:style-name="T504">hey</text:span> starting?</text:p>
          </table:table-cell>
          <table:table-cell table:style-name="Table8.A2" office:value-type="string">
            <text:p text:style-name="P524">Am I starting?</text:p>
            <text:p text:style-name="P525">Is he/she/it starting?</text:p>
            <text:p text:style-name="P524">Are you/we/they starting?</text:p>
          </table:table-cell>
          <table:table-cell table:style-name="Table8.D2" office:value-type="string">
            <text:p text:style-name="P510"/>
          </table:table-cell>
        </table:table-row>
      </table:table>
      <text:p text:style-name="P102"/>
      <text:p text:style-name="P10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66574853968">
          <table:table-cell table:style-name="Table9.A1" office:value-type="string">
            <text:p text:style-name="P521"/>
          </table:table-cell>
          <table:table-cell table:style-name="Table9.A1" office:value-type="string">
            <text:p text:style-name="P498">Past</text:p>
          </table:table-cell>
          <table:table-cell table:style-name="Table9.A1" office:value-type="string">
            <text:p text:style-name="P498">Present</text:p>
          </table:table-cell>
          <table:table-cell table:style-name="Table9.D1" office:value-type="string">
            <text:p text:style-name="P498">Future</text:p>
          </table:table-cell>
        </table:table-row>
        <table:table-row table:style-name="TableLine94266574960928">
          <table:table-cell table:style-name="Table9.A2" office:value-type="string">
            <text:p text:style-name="P499">+</text:p>
          </table:table-cell>
          <table:table-cell table:style-name="Table9.A2" office:value-type="string">
            <text:p text:style-name="P510"/>
          </table:table-cell>
          <table:table-cell table:style-name="Table9.A2" office:value-type="string">
            <text:p text:style-name="P524">I/you/we/they have started</text:p>
            <text:p text:style-name="P524">He/she/it has started</text:p>
          </table:table-cell>
          <table:table-cell table:style-name="Table9.D2" office:value-type="string">
            <text:p text:style-name="P510"/>
          </table:table-cell>
        </table:table-row>
        <table:table-row table:style-name="TableLine94266574967424">
          <table:table-cell table:style-name="Table9.A2" office:value-type="string">
            <text:p text:style-name="P499">-</text:p>
          </table:table-cell>
          <table:table-cell table:style-name="Table9.A2" office:value-type="string">
            <text:p text:style-name="P510"/>
          </table:table-cell>
          <table:table-cell table:style-name="Table9.A2" office:value-type="string">
            <text:p text:style-name="P524">I/y<text:span text:style-name="T478">ou</text:span>/w<text:span text:style-name="T478">e</text:span>/t<text:span text:style-name="T478">hey</text:span> haven`t started</text:p>
            <text:p text:style-name="P524">He/she/it hasn`t started</text:p>
          </table:table-cell>
          <table:table-cell table:style-name="Table9.D2" office:value-type="string">
            <text:p text:style-name="P510"/>
          </table:table-cell>
        </table:table-row>
        <table:table-row table:style-name="TableLine94266574970560">
          <table:table-cell table:style-name="Table9.A2" office:value-type="string">
            <text:p text:style-name="P499">?</text:p>
          </table:table-cell>
          <table:table-cell table:style-name="Table9.A2" office:value-type="string">
            <text:p text:style-name="P510"/>
          </table:table-cell>
          <table:table-cell table:style-name="Table9.A2" office:value-type="string">
            <text:p text:style-name="P524">Have I/y<text:span text:style-name="T479">ou</text:span>/w<text:span text:style-name="T479">e</text:span>/t<text:span text:style-name="T479">hey</text:span> started?</text:p>
            <text:p text:style-name="P524">Has he/she/it started?</text:p>
          </table:table-cell>
          <table:table-cell table:style-name="Table9.D2" office:value-type="string">
            <text:p text:style-name="P510"/>
          </table:table-cell>
        </table:table-row>
      </table:table>
      <text:p text:style-name="P104"/>
      <text:p text:style-name="P10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66574974336">
          <table:table-cell table:style-name="Table1.A1" office:value-type="string">
            <text:p text:style-name="P523"/>
          </table:table-cell>
          <table:table-cell table:style-name="Table1.A1" office:value-type="string">
            <text:p text:style-name="P500">Past</text:p>
          </table:table-cell>
          <table:table-cell table:style-name="Table1.A1" office:value-type="string">
            <text:p text:style-name="P500">Present</text:p>
          </table:table-cell>
          <table:table-cell table:style-name="Table1.D1" office:value-type="string">
            <text:p text:style-name="P500">Future</text:p>
          </table:table-cell>
        </table:table-row>
        <table:table-row table:style-name="TableLine94266575025408">
          <table:table-cell table:style-name="Table1.A2" office:value-type="string">
            <text:p text:style-name="P500">+</text:p>
          </table:table-cell>
          <table:table-cell table:style-name="Table1.A2" office:value-type="string">
            <text:p text:style-name="P511"/>
          </table:table-cell>
          <table:table-cell table:style-name="Table1.A2" office:value-type="string">
            <text:p text:style-name="P530">I/y<text:span text:style-name="T504">ou</text:span>/w<text:span text:style-name="T504">e</text:span>/t<text:span text:style-name="T504">hey</text:span> have been starting</text:p>
            <text:p text:style-name="P530">He/she/it has been starting</text:p>
          </table:table-cell>
          <table:table-cell table:style-name="Table1.D2" office:value-type="string">
            <text:p text:style-name="P511"/>
          </table:table-cell>
        </table:table-row>
        <table:table-row table:style-name="TableLine94266575034528">
          <table:table-cell table:style-name="Table1.A2" office:value-type="string">
            <text:p text:style-name="P500">-</text:p>
          </table:table-cell>
          <table:table-cell table:style-name="Table1.A2" office:value-type="string">
            <text:p text:style-name="P511"/>
          </table:table-cell>
          <table:table-cell table:style-name="Table1.A2" office:value-type="string">
            <text:p text:style-name="P530">I/y<text:span text:style-name="T504">ou</text:span>/w<text:span text:style-name="T504">e</text:span>/t<text:span text:style-name="T504">hey</text:span> haven`t been starting</text:p>
            <text:p text:style-name="P530">He/she/it hasn`t been starting</text:p>
          </table:table-cell>
          <table:table-cell table:style-name="Table1.D2" office:value-type="string">
            <text:p text:style-name="P511"/>
          </table:table-cell>
        </table:table-row>
        <table:table-row table:style-name="TableLine94266575041488">
          <table:table-cell table:style-name="Table1.A2" office:value-type="string">
            <text:p text:style-name="P500">?</text:p>
          </table:table-cell>
          <table:table-cell table:style-name="Table1.A2" office:value-type="string">
            <text:p text:style-name="P511"/>
          </table:table-cell>
          <table:table-cell table:style-name="Table1.A2" office:value-type="string">
            <text:p text:style-name="P530">Have I/y<text:span text:style-name="T504">ou</text:span>/w<text:span text:style-name="T504">e</text:span>/t<text:span text:style-name="T504">hey</text:span> been starting?</text:p>
            <text:p text:style-name="P530">Has he/she/it been starting?</text:p>
          </table:table-cell>
          <table:table-cell table:style-name="Table1.D2" office:value-type="string">
            <text:p text:style-name="P511"/>
          </table:table-cell>
        </table:table-row>
      </table:table>
      <text:p text:style-name="P553"><text:span text:style-name="T318">Таблица </text:span><text:span text:style-name="T319">форм</text:span><text:span text:style-name="T318"> глагола </text:span><text:span text:style-name="T328">b</text:span><text:span text:style-name="T318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66575060608">
          <table:table-cell table:style-name="Table5.A1" office:value-type="string">
            <text:p text:style-name="P504">Подлежащее</text:p>
          </table:table-cell>
          <table:table-cell table:style-name="Table5.A1" office:value-type="string">
            <text:p text:style-name="P501">Past</text:p>
          </table:table-cell>
          <table:table-cell table:style-name="Table5.A1" office:value-type="string">
            <text:p text:style-name="P501">Present</text:p>
          </table:table-cell>
          <table:table-cell table:style-name="Table5.D1" office:value-type="string">
            <text:p text:style-name="P501">Future</text:p>
          </table:table-cell>
        </table:table-row>
        <table:table-row table:style-name="TableLine94266575139040">
          <table:table-cell table:style-name="Table5.A2" office:value-type="string">
            <text:p text:style-name="P529"><text:s/>I</text:p>
          </table:table-cell>
          <table:table-cell table:style-name="Table5.A2" office:value-type="string">
            <text:p text:style-name="P530">was</text:p>
          </table:table-cell>
          <table:table-cell table:style-name="Table5.A2" office:value-type="string">
            <text:p text:style-name="P526">am</text:p>
          </table:table-cell>
          <table:table-cell table:style-name="Table5.D2" office:value-type="string">
            <text:p text:style-name="P536">will be</text:p>
          </table:table-cell>
        </table:table-row>
        <table:table-row table:style-name="TableLine94266575157392">
          <table:table-cell table:style-name="Table5.A2" office:value-type="string">
            <text:p text:style-name="P528">he/she/<text:span text:style-name="T489">it</text:span></text:p>
          </table:table-cell>
          <table:table-cell table:style-name="Table5.A2" office:value-type="string">
            <text:p text:style-name="P530">was</text:p>
          </table:table-cell>
          <table:table-cell table:style-name="Table5.A2" office:value-type="string">
            <text:p text:style-name="P527">is</text:p>
          </table:table-cell>
          <table:table-cell table:style-name="Table5.D2" office:value-type="string">
            <text:p text:style-name="P536">will be</text:p>
          </table:table-cell>
        </table:table-row>
        <table:table-row table:style-name="TableLine94266575160992">
          <table:table-cell table:style-name="Table5.A2" office:value-type="string">
            <text:p text:style-name="P528">you/we/they</text:p>
          </table:table-cell>
          <table:table-cell table:style-name="Table5.A2" office:value-type="string">
            <text:p text:style-name="P530">were</text:p>
          </table:table-cell>
          <table:table-cell table:style-name="Table5.A2" office:value-type="string">
            <text:p text:style-name="P527">are</text:p>
          </table:table-cell>
          <table:table-cell table:style-name="Table5.D2" office:value-type="string">
            <text:p text:style-name="P536">will be</text:p>
          </table:table-cell>
        </table:table-row>
      </table:table>
      <text:p text:style-name="P151"/>
      <text:p text:style-name="P151">Таблица модальных глаголов:</text:p>
      <table:table table:name="Table2" table:style-name="Table2">
        <table:table-column table:style-name="Table2.A" table:number-columns-repeated="3"/>
        <table:table-row table:style-name="TableLine94266575165776">
          <table:table-cell table:style-name="Table2.A1" office:value-type="string">
            <text:p text:style-name="P506">Глагол</text:p>
          </table:table-cell>
          <table:table-cell table:style-name="Table2.A1" office:value-type="string">
            <text:p text:style-name="P512"><text:span text:style-name="T421">З</text:span><text:span text:style-name="T422">начение</text:span></text:p>
          </table:table-cell>
          <table:table-cell table:style-name="Table2.C1" office:value-type="string">
            <text:p text:style-name="P512"><text:span text:style-name="T421">В</text:span><text:span text:style-name="T422">рем</text:span><text:span text:style-name="T421">я</text:span></text:p>
          </table:table-cell>
        </table:table-row>
        <table:table-row table:style-name="TableLine94266575271648">
          <table:table-cell table:style-name="Table2.A2" office:value-type="string">
            <text:p text:style-name="P537">can</text:p>
          </table:table-cell>
          <table:table-cell table:style-name="Table2.A2" office:value-type="string">
            <text:p text:style-name="P537">могу, умею, смогу;</text:p>
            <text:p text:style-name="P537">(часто используется в просьбах и предложениях)</text:p>
          </table:table-cell>
          <table:table-cell table:style-name="Table2.C2" office:value-type="string">
            <text:p text:style-name="P537">настоящее и будущее</text:p>
          </table:table-cell>
        </table:table-row>
        <table:table-row table:style-name="TableLine94266575276208">
          <table:table-cell table:style-name="Table2.A2" office:value-type="string">
            <text:p text:style-name="P537">could</text:p>
          </table:table-cell>
          <table:table-cell table:style-name="Table2.A2" office:value-type="string">
            <text:p text:style-name="P537">мог, умел</text:p>
          </table:table-cell>
          <table:table-cell table:style-name="Table2.C2" office:value-type="string">
            <text:p text:style-name="P537">прошедшее</text:p>
          </table:table-cell>
        </table:table-row>
        <table:table-row table:style-name="TableLine94266575278288">
          <table:table-cell table:style-name="Table2.A2" office:value-type="string">
            <text:p text:style-name="P537">might, may</text:p>
          </table:table-cell>
          <table:table-cell table:style-name="Table2.A2" office:value-type="string">
            <text:p text:style-name="P537">может быть, мог бы, возможно, наверное</text:p>
          </table:table-cell>
          <table:table-cell table:style-name="Table2.C2" office:value-type="string">
            <text:p text:style-name="P537">настоящее и будущие</text:p>
          </table:table-cell>
        </table:table-row>
        <table:table-row table:style-name="TableLine94266575293152">
          <table:table-cell table:style-name="Table2.A2" office:value-type="string">
            <text:p text:style-name="P537">must</text:p>
          </table:table-cell>
          <table:table-cell table:style-name="Table2.A2" office:value-type="string">
            <text:p text:style-name="P537">должен, обязан, нужно, запрет, нельзя</text:p>
          </table:table-cell>
          <table:table-cell table:style-name="Table2.C2" office:value-type="string">
            <text:p text:style-name="P537">настоящее</text:p>
          </table:table-cell>
        </table:table-row>
        <table:table-row table:style-name="TableLine94266575302448">
          <table:table-cell table:style-name="Table2.A2" office:value-type="string">
            <text:p text:style-name="P537">should</text:p>
          </table:table-cell>
          <table:table-cell table:style-name="Table2.A2" office:value-type="string">
            <text:p text:style-name="P537">следует сделать, следовало бы сделать; (совет)</text:p>
          </table:table-cell>
          <table:table-cell table:style-name="Table2.C2" office:value-type="string">
            <text:p text:style-name="P537">настоящее и будущие</text:p>
          </table:table-cell>
        </table:table-row>
        <table:table-row table:style-name="TableLine94266575304944">
          <table:table-cell table:style-name="Table2.A2" office:value-type="string">
            <text:p text:style-name="P537">would</text:p>
          </table:table-cell>
          <table:table-cell table:style-name="Table2.A2" office:value-type="string">
            <text:p text:style-name="P537">частица «бы», предложение услуги, привычка прошлого</text:p>
          </table:table-cell>
          <table:table-cell table:style-name="Table2.C2" office:value-type="string">
            <text:p text:style-name="P537">настоящее, прошедшее, будущие</text:p>
          </table:table-cell>
        </table:table-row>
      </table:table>
      <text:p text:style-name="P152"/>
      <text:p text:style-name="P15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66575307824">
          <table:table-cell table:style-name="Table3.A1" office:value-type="string">
            <text:p text:style-name="P507">Конструкция</text:p>
          </table:table-cell>
          <table:table-cell table:style-name="Table3.A1" office:value-type="string">
            <text:p text:style-name="P507">Значение</text:p>
          </table:table-cell>
          <table:table-cell table:style-name="Table3.C1" office:value-type="string">
            <text:p text:style-name="P507">Время</text:p>
          </table:table-cell>
        </table:table-row>
        <table:table-row table:style-name="TableLine94266575355440">
          <table:table-cell table:style-name="Table3.A2" office:value-type="string">
            <text:p text:style-name="P538">be able to</text:p>
          </table:table-cell>
          <table:table-cell table:style-name="Table3.A2" office:value-type="string">
            <text:p text:style-name="P538">могу (близко к can)</text:p>
          </table:table-cell>
          <table:table-cell table:style-name="Table3.C2" office:value-type="string">
            <text:p text:style-name="P538">be меняется по временам</text:p>
          </table:table-cell>
        </table:table-row>
        <table:table-row table:style-name="TableLine94266575368192">
          <table:table-cell table:style-name="Table3.A2" office:value-type="string">
            <text:p text:style-name="P538">have to</text:p>
          </table:table-cell>
          <table:table-cell table:style-name="Table3.A2" office:value-type="string">
            <text:p text:style-name="P538">должен (близко к must)</text:p>
          </table:table-cell>
          <table:table-cell table:style-name="Table3.C2" office:value-type="string">
            <text:p text:style-name="P538">have меняется по временам</text:p>
          </table:table-cell>
        </table:table-row>
        <table:table-row table:style-name="TableLine94266575379760">
          <table:table-cell table:style-name="Table3.A2" office:value-type="string">
            <text:p text:style-name="P538">used to</text:p>
          </table:table-cell>
          <table:table-cell table:style-name="Table3.A2" office:value-type="string">
            <text:p text:style-name="P538">делал раньше, имел привычку делать (близко к would)</text:p>
          </table:table-cell>
          <table:table-cell table:style-name="Table3.C2" office:value-type="string">
            <text:p text:style-name="P538">всегда стоит в прошедшем;</text:p>
            <text:p text:style-name="P538">меняется как Past Simple</text:p>
          </table:table-cell>
        </table:table-row>
      </table:table>
      <text:p text:style-name="P154"/>
      <text:p text:style-name="P252"><text:span text:style-name="T318">Таблица </text:span><text:span text:style-name="T333">форм </text:span><text:span text:style-name="T318">пассивно</text:span><text:span text:style-name="T334">го</text:span><text:span text:style-name="T318"> залог</text:span><text:span text:style-name="T334">а</text:span><text:span text:style-name="T318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266575430656">
          <table:table-cell table:style-name="Table4.A1" office:value-type="string">
            <text:p text:style-name="P513"/>
          </table:table-cell>
          <table:table-cell table:style-name="Table4.A1" office:value-type="string">
            <text:p text:style-name="P508">Past</text:p>
          </table:table-cell>
          <table:table-cell table:style-name="Table4.A1" office:value-type="string">
            <text:p text:style-name="P508">Present</text:p>
          </table:table-cell>
          <table:table-cell table:style-name="Table4.D1" office:value-type="string">
            <text:p text:style-name="P508">Future</text:p>
          </table:table-cell>
        </table:table-row>
        <table:table-row table:style-name="TableLine94266575521152">
          <table:table-cell table:style-name="Table4.A2" office:value-type="string">
            <text:p text:style-name="P509">Simple</text:p>
          </table:table-cell>
          <table:table-cell table:style-name="Table4.A2" office:value-type="string">
            <text:p text:style-name="P513"><text:span text:style-name="T532">I/</text:span><text:span text:style-name="T533">he/she/it</text:span><text:span text:style-name="T532"> </text:span><text:span text:style-name="T533">was</text:span><text:span text:style-name="T532"> </text:span><text:span text:style-name="T156">taught</text:span></text:p>
            <text:p text:style-name="P540">You/we/they were <text:span text:style-name="T156">taught</text:span></text:p>
          </table:table-cell>
          <table:table-cell table:style-name="Table4.A2" office:value-type="string">
            <text:p text:style-name="P539">I am <text:span text:style-name="T156">taught</text:span></text:p>
            <text:p text:style-name="P540">He/she/it is <text:span text:style-name="T156">taught</text:span></text:p>
            <text:p text:style-name="P540">You/we/the<text:span text:style-name="T534">y</text:span> are <text:span text:style-name="T156">taught</text:span></text:p>
          </table:table-cell>
          <table:table-cell table:style-name="Table4.D2" office:value-type="string">
            <text:p text:style-name="P541">I/you/we/they/he/she/it</text:p>
            <text:p text:style-name="P541">will be <text:span text:style-name="T156">taught</text:span></text:p>
          </table:table-cell>
        </table:table-row>
        <table:table-row table:style-name="TableLine94266575534528">
          <table:table-cell table:style-name="Table4.A2" office:value-type="string">
            <text:p text:style-name="P509">Contin.</text:p>
          </table:table-cell>
          <table:table-cell table:style-name="Table4.A2" office:value-type="string">
            <text:p text:style-name="P513"><text:span text:style-name="T534">I/he/she/it was being </text:span><text:span text:style-name="T156">taught</text:span></text:p>
            <text:p text:style-name="P513"><text:span text:style-name="T158">You/we/the</text:span><text:span text:style-name="T157">y</text:span><text:span text:style-name="T158"> </text:span><text:span text:style-name="T157">were</text:span><text:span text:style-name="T158"> </text:span><text:span text:style-name="T157">being</text:span><text:span text:style-name="T158"> </text:span><text:span text:style-name="T156">taught</text:span></text:p>
          </table:table-cell>
          <table:table-cell table:style-name="Table4.A2" office:value-type="string">
            <text:p text:style-name="P541">I am being <text:span text:style-name="T156">taught</text:span></text:p>
            <text:p text:style-name="P541"><text:span text:style-name="T156">H</text:span><text:span text:style-name="T95">e/she/it is being taught</text:span></text:p>
            <text:p text:style-name="P540"><text:span text:style-name="T95">You/we/the</text:span><text:span text:style-name="T157">y</text:span><text:span text:style-name="T95"> are </text:span><text:span text:style-name="T157">being</text:span><text:span text:style-name="T95"> </text:span><text:span text:style-name="T156">taught</text:span></text:p>
          </table:table-cell>
          <table:table-cell table:style-name="Table4.D2" office:value-type="string">
            <text:p text:style-name="P541">— </text:p>
          </table:table-cell>
        </table:table-row>
        <table:table-row table:style-name="TableLine94266575538192">
          <table:table-cell table:style-name="Table4.A2" office:value-type="string">
            <text:p text:style-name="P509">Perfect</text:p>
          </table:table-cell>
          <table:table-cell table:style-name="Table4.A2" office:value-type="string">
            <text:p text:style-name="P513"><text:span text:style-name="T535">I/you/we/they/</text:span><text:span text:style-name="T159">he/she/it</text:span><text:span text:style-name="T535"> </text:span></text:p>
            <text:p text:style-name="P513"><text:span text:style-name="T535">had been </text:span><text:span text:style-name="T156">taught</text:span></text:p>
          </table:table-cell>
          <table:table-cell table:style-name="Table4.A2" office:value-type="string">
            <text:p text:style-name="P542">I/you/we/they have been <text:span text:style-name="T156">taught</text:span></text:p>
            <text:p text:style-name="P542"><text:span text:style-name="T156">H</text:span><text:span text:style-name="T95">e/she/it has been </text:span><text:span text:style-name="T156">taught</text:span></text:p>
          </table:table-cell>
          <table:table-cell table:style-name="Table4.D2" office:value-type="string">
            <text:p text:style-name="P513"><text:span text:style-name="T535">I/you/we/they/</text:span><text:span text:style-name="T159">he/she/it</text:span><text:span text:style-name="T535"> </text:span></text:p>
            <text:p text:style-name="P513"><text:span text:style-name="T535">will have been </text:span><text:span text:style-name="T156">taught</text:span></text:p>
          </table:table-cell>
        </table:table-row>
      </table:table>
      <text:p text:style-name="P154"/>
      <text:p text:style-name="P153">Таблица сокращений:</text:p>
      <text:p text:style-name="P136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66575539536">
          <table:table-cell table:style-name="Table6.A1" office:value-type="string">
            <text:p text:style-name="P503">Перевод</text:p>
          </table:table-cell>
          <table:table-cell table:style-name="Table6.A1" office:value-type="string">
            <text:p text:style-name="P502">Начальная форма</text:p>
          </table:table-cell>
          <table:table-cell table:style-name="Table6.A1" office:value-type="string">
            <text:p text:style-name="P502">2я форма</text:p>
          </table:table-cell>
          <table:table-cell table:style-name="Table6.D1" office:value-type="string">
            <text:p text:style-name="P503">3я форма</text:p>
          </table:table-cell>
        </table:table-row>
        <table:table-row table:style-name="TableLine94266575838416">
          <table:table-cell table:style-name="Table6.A2" office:value-type="string">
            <text:p text:style-name="P514">начинать</text:p>
          </table:table-cell>
          <table:table-cell table:style-name="Table6.A2" office:value-type="string">
            <text:p text:style-name="P515">begin</text:p>
          </table:table-cell>
          <table:table-cell table:style-name="Table6.A2" office:value-type="string">
            <text:p text:style-name="P515">began</text:p>
          </table:table-cell>
          <table:table-cell table:style-name="Table6.D2" office:value-type="string">
            <text:p text:style-name="P514">begun</text:p>
          </table:table-cell>
        </table:table-row>
        <table:table-row table:style-name="TableLine94266575853824">
          <table:table-cell table:style-name="Table6.A2" office:value-type="string">
            <text:p text:style-name="P514">ломать</text:p>
          </table:table-cell>
          <table:table-cell table:style-name="Table6.A2" office:value-type="string">
            <text:p text:style-name="P515">break</text:p>
          </table:table-cell>
          <table:table-cell table:style-name="Table6.A2" office:value-type="string">
            <text:p text:style-name="P515">broke</text:p>
          </table:table-cell>
          <table:table-cell table:style-name="Table6.D2" office:value-type="string">
            <text:p text:style-name="P514">broken</text:p>
          </table:table-cell>
        </table:table-row>
        <table:table-row table:style-name="TableLine94266575861840">
          <table:table-cell table:style-name="Table6.A2" office:value-type="string">
            <text:p text:style-name="P514">приносить</text:p>
          </table:table-cell>
          <table:table-cell table:style-name="Table6.A2" office:value-type="string">
            <text:p text:style-name="P515">bring</text:p>
          </table:table-cell>
          <table:table-cell table:style-name="Table6.A2" office:value-type="string">
            <text:p text:style-name="P515">brought</text:p>
          </table:table-cell>
          <table:table-cell table:style-name="Table6.D2" office:value-type="string">
            <text:p text:style-name="P514">brought</text:p>
          </table:table-cell>
        </table:table-row>
        <table:table-row table:style-name="TableLine94266575865152">
          <table:table-cell table:style-name="Table6.A2" office:value-type="string">
            <text:p text:style-name="P514">покупать</text:p>
          </table:table-cell>
          <table:table-cell table:style-name="Table6.A2" office:value-type="string">
            <text:p text:style-name="P515">buy</text:p>
          </table:table-cell>
          <table:table-cell table:style-name="Table6.A2" office:value-type="string">
            <text:p text:style-name="P515">bought</text:p>
          </table:table-cell>
          <table:table-cell table:style-name="Table6.D2" office:value-type="string">
            <text:p text:style-name="P514">bought</text:p>
          </table:table-cell>
        </table:table-row>
        <table:table-row table:style-name="TableLine94266575868048">
          <table:table-cell table:style-name="Table6.A2" office:value-type="string">
            <text:p text:style-name="P514">приходить</text:p>
          </table:table-cell>
          <table:table-cell table:style-name="Table6.A2" office:value-type="string">
            <text:p text:style-name="P515">come</text:p>
          </table:table-cell>
          <table:table-cell table:style-name="Table6.A2" office:value-type="string">
            <text:p text:style-name="P515">came</text:p>
          </table:table-cell>
          <table:table-cell table:style-name="Table6.D2" office:value-type="string">
            <text:p text:style-name="P514">come</text:p>
          </table:table-cell>
        </table:table-row>
        <table:table-row table:style-name="TableLine94266575881952">
          <table:table-cell table:style-name="Table6.A2" office:value-type="string">
            <text:p text:style-name="P514">делать</text:p>
          </table:table-cell>
          <table:table-cell table:style-name="Table6.A2" office:value-type="string">
            <text:p text:style-name="P515">do</text:p>
          </table:table-cell>
          <table:table-cell table:style-name="Table6.A2" office:value-type="string">
            <text:p text:style-name="P515">did</text:p>
          </table:table-cell>
          <table:table-cell table:style-name="Table6.D2" office:value-type="string">
            <text:p text:style-name="P514">done</text:p>
          </table:table-cell>
        </table:table-row>
        <table:table-row table:style-name="TableLine94266575890768">
          <table:table-cell table:style-name="Table6.A2" office:value-type="string">
            <text:p text:style-name="P514">пить</text:p>
          </table:table-cell>
          <table:table-cell table:style-name="Table6.A2" office:value-type="string">
            <text:p text:style-name="P515">drink</text:p>
          </table:table-cell>
          <table:table-cell table:style-name="Table6.A2" office:value-type="string">
            <text:p text:style-name="P515">drank</text:p>
          </table:table-cell>
          <table:table-cell table:style-name="Table6.D2" office:value-type="string">
            <text:p text:style-name="P514">drunk</text:p>
          </table:table-cell>
        </table:table-row>
        <table:table-row table:style-name="TableLine94266575885104">
          <table:table-cell table:style-name="Table6.A2" office:value-type="string">
            <text:p text:style-name="P514">есть</text:p>
          </table:table-cell>
          <table:table-cell table:style-name="Table6.A2" office:value-type="string">
            <text:p text:style-name="P515">eat</text:p>
          </table:table-cell>
          <table:table-cell table:style-name="Table6.A2" office:value-type="string">
            <text:p text:style-name="P515">ate</text:p>
          </table:table-cell>
          <table:table-cell table:style-name="Table6.D2" office:value-type="string">
            <text:p text:style-name="P514">eaten</text:p>
          </table:table-cell>
        </table:table-row>
        <table:table-row table:style-name="TableLine94266575893648">
          <table:table-cell table:style-name="Table6.A2" office:value-type="string">
            <text:p text:style-name="P514">падать</text:p>
          </table:table-cell>
          <table:table-cell table:style-name="Table6.A2" office:value-type="string">
            <text:p text:style-name="P516">fall</text:p>
          </table:table-cell>
          <table:table-cell table:style-name="Table6.A2" office:value-type="string">
            <text:p text:style-name="P516">fell</text:p>
          </table:table-cell>
          <table:table-cell table:style-name="Table6.D2" office:value-type="string">
            <text:p text:style-name="P514">fallen</text:p>
          </table:table-cell>
        </table:table-row>
        <table:table-row table:style-name="TableLine94266575896800">
          <table:table-cell table:style-name="Table6.A2" office:value-type="string">
            <text:p text:style-name="P514">летать</text:p>
          </table:table-cell>
          <table:table-cell table:style-name="Table6.A2" office:value-type="string">
            <text:p text:style-name="P516">fly</text:p>
          </table:table-cell>
          <table:table-cell table:style-name="Table6.A2" office:value-type="string">
            <text:p text:style-name="P516">flew</text:p>
          </table:table-cell>
          <table:table-cell table:style-name="Table6.D2" office:value-type="string">
            <text:p text:style-name="P514">flown</text:p>
          </table:table-cell>
        </table:table-row>
        <table:table-row table:style-name="TableLine94266575899872">
          <table:table-cell table:style-name="Table6.A2" office:value-type="string">
            <text:p text:style-name="P514">забывать</text:p>
          </table:table-cell>
          <table:table-cell table:style-name="Table6.A2" office:value-type="string">
            <text:p text:style-name="P516">forget</text:p>
          </table:table-cell>
          <table:table-cell table:style-name="Table6.A2" office:value-type="string">
            <text:p text:style-name="P516">forgot</text:p>
          </table:table-cell>
          <table:table-cell table:style-name="Table6.D2" office:value-type="string">
            <text:p text:style-name="P514">forgotten</text:p>
          </table:table-cell>
        </table:table-row>
        <table:table-row table:style-name="TableLine94266575906656">
          <table:table-cell table:style-name="Table6.A2" office:value-type="string">
            <text:p text:style-name="P514">получать</text:p>
          </table:table-cell>
          <table:table-cell table:style-name="Table6.A2" office:value-type="string">
            <text:p text:style-name="P516">get</text:p>
          </table:table-cell>
          <table:table-cell table:style-name="Table6.A2" office:value-type="string">
            <text:p text:style-name="P516">got</text:p>
          </table:table-cell>
          <table:table-cell table:style-name="Table6.D2" office:value-type="string">
            <text:p text:style-name="P514">got</text:p>
          </table:table-cell>
        </table:table-row>
        <table:table-row table:style-name="TableLine94266575914160">
          <table:table-cell table:style-name="Table6.A2" office:value-type="string">
            <text:p text:style-name="P517">давать</text:p>
          </table:table-cell>
          <table:table-cell table:style-name="Table6.A2" office:value-type="string">
            <text:p text:style-name="P518">give</text:p>
          </table:table-cell>
          <table:table-cell table:style-name="Table6.A2" office:value-type="string">
            <text:p text:style-name="P518">gave</text:p>
          </table:table-cell>
          <table:table-cell table:style-name="Table6.D2" office:value-type="string">
            <text:p text:style-name="P517">given</text:p>
          </table:table-cell>
        </table:table-row>
        <table:table-row table:style-name="TableLine94266575916160">
          <table:table-cell table:style-name="Table6.A2" office:value-type="string">
            <text:p text:style-name="P517">идти</text:p>
          </table:table-cell>
          <table:table-cell table:style-name="Table6.A2" office:value-type="string">
            <text:p text:style-name="P518">go</text:p>
          </table:table-cell>
          <table:table-cell table:style-name="Table6.A2" office:value-type="string">
            <text:p text:style-name="P518">went</text:p>
          </table:table-cell>
          <table:table-cell table:style-name="Table6.D2" office:value-type="string">
            <text:p text:style-name="P517">gone</text:p>
          </table:table-cell>
        </table:table-row>
        <table:table-row table:style-name="TableLine94266575923936">
          <table:table-cell table:style-name="Table6.A2" office:value-type="string">
            <text:p text:style-name="P519">иметь </text:p>
          </table:table-cell>
          <table:table-cell table:style-name="Table6.A2" office:value-type="string">
            <text:p text:style-name="P520">have</text:p>
          </table:table-cell>
          <table:table-cell table:style-name="Table6.A2" office:value-type="string">
            <text:p text:style-name="P520">had</text:p>
          </table:table-cell>
          <table:table-cell table:style-name="Table6.D2" office:value-type="string">
            <text:p text:style-name="P519">had</text:p>
          </table:table-cell>
        </table:table-row>
        <table:table-row table:style-name="TableLine94266575927136">
          <table:table-cell table:style-name="Table6.A2" office:value-type="string">
            <text:p text:style-name="P519">слышать</text:p>
          </table:table-cell>
          <table:table-cell table:style-name="Table6.A2" office:value-type="string">
            <text:p text:style-name="P520">hear</text:p>
          </table:table-cell>
          <table:table-cell table:style-name="Table6.A2" office:value-type="string">
            <text:p text:style-name="P520">heard</text:p>
          </table:table-cell>
          <table:table-cell table:style-name="Table6.D2" office:value-type="string">
            <text:p text:style-name="P519">heard</text:p>
          </table:table-cell>
        </table:table-row>
        <table:table-row table:style-name="TableLine94266575936192">
          <table:table-cell table:style-name="Table6.A2" office:value-type="string">
            <text:p text:style-name="P519">знать</text:p>
          </table:table-cell>
          <table:table-cell table:style-name="Table6.A2" office:value-type="string">
            <text:p text:style-name="P520">know</text:p>
          </table:table-cell>
          <table:table-cell table:style-name="Table6.A2" office:value-type="string">
            <text:p text:style-name="P520">knew</text:p>
          </table:table-cell>
          <table:table-cell table:style-name="Table6.D2" office:value-type="string">
            <text:p text:style-name="P519">known</text:p>
          </table:table-cell>
        </table:table-row>
        <table:table-row table:style-name="TableLine94266575942800">
          <table:table-cell table:style-name="Table6.A2" office:value-type="string">
            <text:p text:style-name="P519">терять</text:p>
          </table:table-cell>
          <table:table-cell table:style-name="Table6.A2" office:value-type="string">
            <text:p text:style-name="P520">lose</text:p>
          </table:table-cell>
          <table:table-cell table:style-name="Table6.A2" office:value-type="string">
            <text:p text:style-name="P520">lost</text:p>
          </table:table-cell>
          <table:table-cell table:style-name="Table6.D2" office:value-type="string">
            <text:p text:style-name="P519">lost</text:p>
          </table:table-cell>
        </table:table-row>
        <table:table-row table:style-name="TableLine94266575946000">
          <table:table-cell table:style-name="Table6.A2" office:value-type="string">
            <text:p text:style-name="P519">делать</text:p>
          </table:table-cell>
          <table:table-cell table:style-name="Table6.A2" office:value-type="string">
            <text:p text:style-name="P520">make</text:p>
          </table:table-cell>
          <table:table-cell table:style-name="Table6.A2" office:value-type="string">
            <text:p text:style-name="P520">made</text:p>
          </table:table-cell>
          <table:table-cell table:style-name="Table6.D2" office:value-type="string">
            <text:p text:style-name="P519">made</text:p>
          </table:table-cell>
        </table:table-row>
        <table:table-row table:style-name="TableLine94266575949984">
          <table:table-cell table:style-name="Table6.A2" office:value-type="string">
            <text:p text:style-name="P519">платить</text:p>
          </table:table-cell>
          <table:table-cell table:style-name="Table6.A2" office:value-type="string">
            <text:p text:style-name="P520">pay</text:p>
          </table:table-cell>
          <table:table-cell table:style-name="Table6.A2" office:value-type="string">
            <text:p text:style-name="P520">paid</text:p>
          </table:table-cell>
          <table:table-cell table:style-name="Table6.D2" office:value-type="string">
            <text:p text:style-name="P519">paid</text:p>
          </table:table-cell>
        </table:table-row>
        <table:table-row table:style-name="TableLine94266575969648">
          <table:table-cell table:style-name="Table6.A2" office:value-type="string">
            <text:p text:style-name="P519">класть</text:p>
          </table:table-cell>
          <table:table-cell table:style-name="Table6.A2" office:value-type="string">
            <text:p text:style-name="P520">put</text:p>
          </table:table-cell>
          <table:table-cell table:style-name="Table6.A2" office:value-type="string">
            <text:p text:style-name="P520">put</text:p>
          </table:table-cell>
          <table:table-cell table:style-name="Table6.D2" office:value-type="string">
            <text:p text:style-name="P519">put</text:p>
          </table:table-cell>
        </table:table-row>
        <table:table-row table:style-name="TableLine94266575976160">
          <table:table-cell table:style-name="Table6.A2" office:value-type="string">
            <text:p text:style-name="P519">читать</text:p>
          </table:table-cell>
          <table:table-cell table:style-name="Table6.A2" office:value-type="string">
            <text:p text:style-name="P520">read</text:p>
          </table:table-cell>
          <table:table-cell table:style-name="Table6.A2" office:value-type="string">
            <text:p text:style-name="P520">read</text:p>
          </table:table-cell>
          <table:table-cell table:style-name="Table6.D2" office:value-type="string">
            <text:p text:style-name="P520">read</text:p>
          </table:table-cell>
        </table:table-row>
        <table:table-row table:style-name="TableLine94266575980832">
          <table:table-cell table:style-name="Table6.A2" office:value-type="string">
            <text:p text:style-name="P519">сказать</text:p>
          </table:table-cell>
          <table:table-cell table:style-name="Table6.A2" office:value-type="string">
            <text:p text:style-name="P520">say</text:p>
          </table:table-cell>
          <table:table-cell table:style-name="Table6.A2" office:value-type="string">
            <text:p text:style-name="P520">said</text:p>
          </table:table-cell>
          <table:table-cell table:style-name="Table6.D2" office:value-type="string">
            <text:p text:style-name="P520">said</text:p>
          </table:table-cell>
        </table:table-row>
        <table:table-row table:style-name="TableLine94266575983568">
          <table:table-cell table:style-name="Table6.A2" office:value-type="string">
            <text:p text:style-name="P519">говорить</text:p>
          </table:table-cell>
          <table:table-cell table:style-name="Table6.A2" office:value-type="string">
            <text:p text:style-name="P520">speak</text:p>
          </table:table-cell>
          <table:table-cell table:style-name="Table6.A2" office:value-type="string">
            <text:p text:style-name="P520">spoke</text:p>
          </table:table-cell>
          <table:table-cell table:style-name="Table6.D2" office:value-type="string">
            <text:p text:style-name="P519">spoken</text:p>
          </table:table-cell>
        </table:table-row>
        <table:table-row table:style-name="TableLine94266575991872">
          <table:table-cell table:style-name="Table6.A2" office:value-type="string">
            <text:p text:style-name="P519">видеть</text:p>
          </table:table-cell>
          <table:table-cell table:style-name="Table6.A2" office:value-type="string">
            <text:p text:style-name="P520">see</text:p>
          </table:table-cell>
          <table:table-cell table:style-name="Table6.A2" office:value-type="string">
            <text:p text:style-name="P520">saw</text:p>
          </table:table-cell>
          <table:table-cell table:style-name="Table6.D2" office:value-type="string">
            <text:p text:style-name="P519">seen</text:p>
          </table:table-cell>
        </table:table-row>
        <table:table-row table:style-name="TableLine94266575994816">
          <table:table-cell table:style-name="Table6.A2" office:value-type="string">
            <text:p text:style-name="P519">сидеть</text:p>
          </table:table-cell>
          <table:table-cell table:style-name="Table6.A2" office:value-type="string">
            <text:p text:style-name="P520">sit</text:p>
          </table:table-cell>
          <table:table-cell table:style-name="Table6.A2" office:value-type="string">
            <text:p text:style-name="P520">sat</text:p>
          </table:table-cell>
          <table:table-cell table:style-name="Table6.D2" office:value-type="string">
            <text:p text:style-name="P519">sat</text:p>
          </table:table-cell>
        </table:table-row>
        <table:table-row table:style-name="TableLine94266575998544">
          <table:table-cell table:style-name="Table6.A2" office:value-type="string">
            <text:p text:style-name="P519">брать</text:p>
          </table:table-cell>
          <table:table-cell table:style-name="Table6.A2" office:value-type="string">
            <text:p text:style-name="P520">take</text:p>
          </table:table-cell>
          <table:table-cell table:style-name="Table6.A2" office:value-type="string">
            <text:p text:style-name="P520">took</text:p>
          </table:table-cell>
          <table:table-cell table:style-name="Table6.D2" office:value-type="string">
            <text:p text:style-name="P519">taken</text:p>
          </table:table-cell>
        </table:table-row>
        <table:table-row table:style-name="TableLine94266576001488">
          <table:table-cell table:style-name="Table6.A2" office:value-type="string">
            <text:p text:style-name="P543">обучать</text:p>
          </table:table-cell>
          <table:table-cell table:style-name="Table6.A2" office:value-type="string">
            <text:p text:style-name="P543">teach</text:p>
          </table:table-cell>
          <table:table-cell table:style-name="Table6.A2" office:value-type="string">
            <text:p text:style-name="P544">taught</text:p>
          </table:table-cell>
          <table:table-cell table:style-name="Table6.D2" office:value-type="string">
            <text:p text:style-name="P543">taught</text:p>
          </table:table-cell>
        </table:table-row>
        <table:table-row table:style-name="TableLine94266576006288">
          <table:table-cell table:style-name="Table6.A2" office:value-type="string">
            <text:p text:style-name="P519">рассказывать</text:p>
          </table:table-cell>
          <table:table-cell table:style-name="Table6.A2" office:value-type="string">
            <text:p text:style-name="P520">tell</text:p>
          </table:table-cell>
          <table:table-cell table:style-name="Table6.A2" office:value-type="string">
            <text:p text:style-name="P520">told</text:p>
          </table:table-cell>
          <table:table-cell table:style-name="Table6.D2" office:value-type="string">
            <text:p text:style-name="P519">told</text:p>
          </table:table-cell>
        </table:table-row>
        <table:table-row table:style-name="TableLine94266576011488">
          <table:table-cell table:style-name="Table6.A2" office:value-type="string">
            <text:p text:style-name="P519">думать</text:p>
          </table:table-cell>
          <table:table-cell table:style-name="Table6.A2" office:value-type="string">
            <text:p text:style-name="P520">think</text:p>
          </table:table-cell>
          <table:table-cell table:style-name="Table6.A2" office:value-type="string">
            <text:p text:style-name="P520">thought</text:p>
          </table:table-cell>
          <table:table-cell table:style-name="Table6.D2" office:value-type="string">
            <text:p text:style-name="P519">thought</text:p>
          </table:table-cell>
        </table:table-row>
        <table:table-row table:style-name="TableLine94266576016816">
          <table:table-cell table:style-name="Table6.A2" office:value-type="string">
            <text:p text:style-name="P519">побеждать</text:p>
          </table:table-cell>
          <table:table-cell table:style-name="Table6.A2" office:value-type="string">
            <text:p text:style-name="P520">win</text:p>
          </table:table-cell>
          <table:table-cell table:style-name="Table6.A2" office:value-type="string">
            <text:p text:style-name="P520">won</text:p>
          </table:table-cell>
          <table:table-cell table:style-name="Table6.D2" office:value-type="string">
            <text:p text:style-name="P519">won</text:p>
          </table:table-cell>
        </table:table-row>
        <table:table-row table:style-name="TableLine94266576019776">
          <table:table-cell table:style-name="Table6.A2" office:value-type="string">
            <text:p text:style-name="P519">писать</text:p>
          </table:table-cell>
          <table:table-cell table:style-name="Table6.A2" office:value-type="string">
            <text:p text:style-name="P520">write</text:p>
          </table:table-cell>
          <table:table-cell table:style-name="Table6.A2" office:value-type="string">
            <text:p text:style-name="P520">wrote</text:p>
          </table:table-cell>
          <table:table-cell table:style-name="Table6.D2" office:value-type="string">
            <text:p text:style-name="P519">written</text:p>
          </table:table-cell>
        </table:table-row>
      </table:table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5T14:19:56.649338667</dc:date>
    <meta:editing-duration>P1DT4H30M31S</meta:editing-duration>
    <meta:editing-cycles>464</meta:editing-cycles>
    <meta:generator>LibreOffice/6.4.7.2$Linux_X86_64 LibreOffice_project/40$Build-2</meta:generator>
    <meta:document-statistic meta:table-count="9" meta:image-count="0" meta:object-count="0" meta:page-count="24" meta:paragraph-count="960" meta:word-count="7143" meta:character-count="45543" meta:non-whitespace-character-count="39065"/>
  </office:meta>
</office:document-meta>
</file>